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 svg:font-family="'Lohit Hindi'"/>
    <style:font-face style:name="OpenSymbol" svg:font-family="OpenSymbol"/>
    <style:font-face style:name="Times New Roman" svg:font-family="'Times New Roman'" style:font-family-generic="roman"/>
    <style:font-face style:name="Helv" svg:font-family="Helv" style:font-family-generic="swiss"/>
    <style:font-face style:name="Helvetica" svg:font-family="Helvetica" style:font-family-generic="swiss"/>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paragraph-rsid="0010b82b"/>
    </style:style>
    <style:style style:name="P2" style:family="paragraph" style:parent-style-name="Standard">
      <style:text-properties fo:color="#0000ff" style:font-name="Helv" fo:font-size="14pt" fo:font-weight="bold" style:font-name-asian="Helv" style:font-size-asian="14pt" style:font-weight-asian="bold" style:font-name-complex="Helv" style:font-size-complex="14pt" style:font-weight-complex="bold"/>
    </style:style>
    <style:style style:name="P3" style:family="paragraph" style:parent-style-name="Standard">
      <style:text-properties fo:color="#0000ff" style:font-name="Helv" fo:font-size="12pt" fo:font-weight="bold" style:font-name-asian="Helv" style:font-size-asian="12pt" style:font-weight-asian="bold" style:font-name-complex="Helv" style:font-size-complex="12pt" style:font-weight-complex="bold"/>
    </style:style>
    <style:style style:name="P4" style:family="paragraph" style:parent-style-name="Standard">
      <style:text-properties fo:color="#0000ff" style:font-name="Helv" fo:font-size="12pt" style:text-underline-style="solid" style:text-underline-width="auto" style:text-underline-color="font-color" fo:font-weight="bold" style:font-name-asian="Helv" style:font-size-asian="12pt" style:font-weight-asian="bold" style:font-name-complex="Helv" style:font-size-complex="12pt" style:font-weight-complex="bold"/>
    </style:style>
    <style:style style:name="P5" style:family="paragraph" style:parent-style-name="Standard">
      <style:text-properties fo:color="#0000ff" style:font-name="Helv" style:text-underline-style="solid" style:text-underline-width="auto" style:text-underline-color="font-color" fo:font-weight="bold" style:font-name-asian="Helv" style:font-weight-asian="bold" style:font-name-complex="Helv" style:font-weight-complex="bold"/>
    </style:style>
    <style:style style:name="P6" style:family="paragraph" style:parent-style-name="Standard">
      <style:text-properties fo:color="#0000ff" style:font-name="Helv" style:text-underline-style="solid" style:text-underline-width="auto" style:text-underline-color="font-color" style:font-name-asian="Helv" style:font-name-complex="Helv"/>
    </style:style>
    <style:style style:name="P7" style:family="paragraph" style:parent-style-name="Standard">
      <style:text-properties style:font-name="Helv" fo:font-size="12pt" fo:font-weight="bold" style:font-name-asian="Helv" style:font-size-asian="12pt" style:font-weight-asian="bold" style:font-name-complex="Helv" style:font-size-complex="12pt" style:font-weight-complex="bold"/>
    </style:style>
    <style:style style:name="P8" style:family="paragraph" style:parent-style-name="Standard">
      <style:text-properties style:font-name="Helv" fo:font-size="12pt" style:text-underline-style="solid" style:text-underline-type="double" style:text-underline-width="auto" style:text-underline-color="font-color" style:font-name-asian="Helv" style:font-size-asian="12pt" style:font-name-complex="Helv" style:font-size-complex="12pt"/>
    </style:style>
    <style:style style:name="P9" style:family="paragraph" style:parent-style-name="Standard">
      <style:text-properties style:font-name="Helv" fo:font-size="12pt" style:font-name-asian="Helv" style:font-size-asian="12pt" style:font-name-complex="Helv" style:font-size-complex="12pt"/>
    </style:style>
    <style:style style:name="P10" style:family="paragraph" style:parent-style-name="Standard">
      <style:text-properties style:font-name="Helv" fo:font-size="12pt" officeooo:paragraph-rsid="0010b82b" style:font-name-asian="Helv" style:font-size-asian="12pt" style:font-name-complex="Helv" style:font-size-complex="12pt"/>
    </style:style>
    <style:style style:name="P11" style:family="paragraph" style:parent-style-name="Standard">
      <style:text-properties style:font-name="Helv" fo:font-size="13pt" style:font-name-asian="Helv" style:font-size-asian="13pt" style:font-name-complex="Helv" style:font-size-complex="13pt"/>
    </style:style>
    <style:style style:name="P12" style:family="paragraph" style:parent-style-name="Standard">
      <style:text-properties style:font-name="Helv" style:font-name-asian="Helv" style:font-name-complex="Helv"/>
    </style:style>
    <style:style style:name="P13" style:family="paragraph" style:parent-style-name="Standard">
      <style:text-properties style:font-name="Helv" officeooo:paragraph-rsid="0010b82b" style:font-name-asian="Helv" style:font-name-complex="Helv"/>
    </style:style>
    <style:style style:name="P14" style:family="paragraph" style:parent-style-name="Standard">
      <style:text-properties style:font-name="Helv" style:text-underline-style="solid" style:text-underline-width="auto" style:text-underline-color="font-color" style:font-name-asian="Helv" style:font-name-complex="Helv"/>
    </style:style>
    <style:style style:name="P15" style:family="paragraph" style:parent-style-name="Standard">
      <style:text-properties style:font-name="Helv" fo:font-weight="bold" style:font-name-asian="Helv" style:font-weight-asian="bold" style:font-name-complex="Helv" style:font-weight-complex="bold"/>
    </style:style>
    <style:style style:name="P16" style:family="paragraph" style:parent-style-name="Standard">
      <style:text-properties style:font-name="Helvetica" fo:font-size="12pt" style:font-name-asian="Helvetica" style:font-size-asian="12pt" style:font-name-complex="Helvetica" style:font-size-complex="12pt"/>
    </style:style>
    <style:style style:name="P17" style:family="paragraph" style:parent-style-name="Standard">
      <style:text-properties style:font-name="Helvetica" fo:font-size="12pt" style:text-underline-style="solid" style:text-underline-type="double" style:text-underline-width="auto" style:text-underline-color="font-color" style:font-name-asian="Helvetica" style:font-size-asian="12pt" style:font-name-complex="Helvetica" style:font-size-complex="12pt"/>
    </style:style>
    <style:style style:name="P18" style:family="paragraph" style:parent-style-name="Standard">
      <style:text-properties style:font-name="Helvetica" fo:font-size="12pt" fo:font-weight="bold" style:font-name-asian="Helvetica" style:font-size-asian="12pt" style:font-weight-asian="bold" style:font-name-complex="Helvetica" style:font-size-complex="12pt" style:font-weight-complex="bold"/>
    </style:style>
    <style:style style:name="P19" style:family="paragraph" style:parent-style-name="Standard">
      <style:text-properties style:font-name="Helvetica" style:font-name-asian="Helvetica" style:font-name-complex="Helvetica"/>
    </style:style>
    <style:style style:name="P20" style:family="paragraph" style:parent-style-name="Standard">
      <style:text-properties style:font-name="Helvetica" fo:font-weight="bold" style:font-name-asian="Helvetica" style:font-weight-asian="bold" style:font-name-complex="Helvetica" style:font-weight-complex="bold"/>
    </style:style>
    <style:style style:name="P21" style:family="paragraph" style:parent-style-name="Standard">
      <style:paragraph-properties fo:break-before="page"/>
      <style:text-properties style:font-name="Helv" style:font-name-asian="Helv" style:font-name-complex="Helv"/>
    </style:style>
    <style:style style:name="P22" style:family="paragraph" style:parent-style-name="Standard">
      <style:paragraph-properties fo:break-before="page"/>
      <style:text-properties fo:color="#0000ff" style:font-name="Helv" fo:font-size="12pt" fo:font-weight="bold" style:font-name-asian="Helv" style:font-size-asian="12pt" style:font-weight-asian="bold" style:font-name-complex="Helv" style:font-size-complex="12pt" style:font-weight-complex="bold"/>
    </style:style>
    <style:style style:name="P23" style:family="paragraph" style:parent-style-name="Standard">
      <style:paragraph-properties fo:break-before="page"/>
      <style:text-properties fo:color="#0000ff" style:font-name="Helvetica" fo:font-size="12pt" fo:font-weight="bold" style:font-name-asian="Helvetica" style:font-size-asian="12pt" style:font-weight-asian="bold" style:font-name-complex="Helvetica" style:font-size-complex="12pt" style:font-weight-complex="bold"/>
    </style:style>
    <style:style style:name="P24" style:family="paragraph" style:parent-style-name="Standard">
      <style:text-properties style:font-name="Helv" fo:font-size="12pt" style:text-underline-style="solid" style:text-underline-type="double" style:text-underline-width="auto" style:text-underline-color="font-color" style:font-name-asian="Helv" style:font-size-asian="12pt" style:font-name-complex="Helv" style:font-size-complex="12pt"/>
    </style:style>
    <style:style style:name="P25" style:family="paragraph" style:parent-style-name="Standard">
      <style:text-properties style:font-name="Helv" fo:font-size="12pt" style:text-underline-style="solid" style:text-underline-type="double" style:text-underline-width="auto" style:text-underline-color="font-color" officeooo:paragraph-rsid="0010b82b" style:font-name-asian="Helv" style:font-size-asian="12pt" style:font-name-complex="Helv" style:font-size-complex="12pt"/>
    </style:style>
    <style:style style:name="P26" style:family="paragraph" style:parent-style-name="Standard">
      <style:text-properties style:font-name="Helv" fo:font-size="12pt" style:text-underline-style="solid" style:text-underline-type="double" style:text-underline-width="auto" style:text-underline-color="font-color" fo:font-weight="bold" style:font-name-asian="Helv" style:font-size-asian="12pt" style:font-weight-asian="bold" style:font-name-complex="Helv" style:font-size-complex="12pt" style:font-weight-complex="bold"/>
    </style:style>
    <style:style style:name="P27" style:family="paragraph" style:parent-style-name="Standard">
      <style:text-properties style:font-name="Helv" fo:font-size="12pt" style:font-name-asian="Helv" style:font-size-asian="12pt" style:font-name-complex="Helv" style:font-size-complex="12pt"/>
    </style:style>
    <style:style style:name="P28" style:family="paragraph" style:parent-style-name="Standard">
      <style:text-properties style:font-name="Helv" style:font-name-asian="Helv" style:font-name-complex="Helv"/>
    </style:style>
    <style:style style:name="P29" style:family="paragraph" style:parent-style-name="Standard">
      <style:text-properties style:font-name="Helv" officeooo:paragraph-rsid="0010b82b" style:font-name-asian="Helv" style:font-name-complex="Helv"/>
    </style:style>
    <style:style style:name="P30" style:family="paragraph" style:parent-style-name="Standard" style:list-style-name="L1">
      <style:text-properties style:font-name="Helv" style:font-name-asian="Helv" style:font-name-complex="Helv"/>
    </style:style>
    <style:style style:name="P31" style:family="paragraph" style:parent-style-name="Standard">
      <style:text-properties style:font-name="Helv" fo:font-weight="bold" style:font-name-asian="Helv" style:font-weight-asian="bold" style:font-name-complex="Helv" style:font-weight-complex="bold"/>
    </style:style>
    <style:style style:name="P32" style:family="paragraph" style:parent-style-name="Standard">
      <style:text-properties style:font-name="Helv" fo:font-weight="bold" officeooo:paragraph-rsid="0010b82b" style:font-name-asian="Helv" style:font-weight-asian="bold" style:font-name-complex="Helv" style:font-weight-complex="bold"/>
    </style:style>
    <style:style style:name="P33" style:family="paragraph" style:parent-style-name="Standard">
      <style:text-properties fo:color="#0000ff" style:font-name="Helv" fo:font-size="12pt" style:text-underline-style="solid" style:text-underline-type="double" style:text-underline-width="auto" style:text-underline-color="font-color" fo:font-weight="bold" officeooo:paragraph-rsid="0010b82b" style:font-name-asian="Helv" style:font-size-asian="12pt" style:font-weight-asian="bold" style:font-name-complex="Helv" style:font-size-complex="12pt" style:font-weight-complex="bold"/>
    </style:style>
    <style:style style:name="P34" style:family="paragraph" style:parent-style-name="Standard">
      <style:text-properties fo:color="#0000ff" style:font-name="Helv" fo:font-size="12pt" fo:font-weight="bold" officeooo:paragraph-rsid="0010b82b" style:font-name-asian="Helv" style:font-size-asian="12pt" style:font-weight-asian="bold" style:font-name-complex="Helv" style:font-size-complex="12pt" style:font-weight-complex="bold"/>
    </style:style>
    <style:style style:name="P35" style:family="paragraph" style:parent-style-name="Standard">
      <style:text-properties fo:color="#0000ff" style:font-name="Helv" fo:font-size="12pt" style:text-underline-style="solid" style:text-underline-width="auto" style:text-underline-color="font-color" fo:font-weight="bold" style:font-name-asian="Helv" style:font-size-asian="12pt" style:font-weight-asian="bold" style:font-name-complex="Helv" style:font-size-complex="12pt" style:font-weight-complex="bold"/>
    </style:style>
    <style:style style:name="P36" style:family="paragraph" style:parent-style-name="Standard">
      <style:text-properties fo:color="#0000ff" style:font-name="Helv" fo:font-size="12pt" style:text-underline-style="solid" style:text-underline-width="auto" style:text-underline-color="font-color" fo:font-weight="bold" officeooo:paragraph-rsid="0010b82b" style:font-name-asian="Helv" style:font-size-asian="12pt" style:font-weight-asian="bold" style:font-name-complex="Helv" style:font-size-complex="12pt" style:font-weight-complex="bold"/>
    </style:style>
    <style:style style:name="P37" style:family="paragraph" style:parent-style-name="Standard">
      <style:text-properties fo:color="#0000ff" style:font-name="Helv" style:text-underline-style="solid" style:text-underline-width="auto" style:text-underline-color="font-color" fo:font-weight="bold" style:font-name-asian="Helv" style:font-weight-asian="bold" style:font-name-complex="Helv" style:font-weight-complex="bold"/>
    </style:style>
    <style:style style:name="P38" style:family="paragraph" style:parent-style-name="Standard">
      <style:text-properties fo:color="#0000ff" style:font-name="Helv" style:text-underline-style="solid" style:text-underline-width="auto" style:text-underline-color="font-color" fo:font-weight="bold" officeooo:paragraph-rsid="0010b82b" style:font-name-asian="Helv" style:font-weight-asian="bold" style:font-name-complex="Helv" style:font-weight-complex="bold"/>
    </style:style>
    <style:style style:name="P39" style:family="paragraph" style:parent-style-name="Standard">
      <style:text-properties fo:color="#0000ff" style:font-name="Helvetica" style:text-underline-style="solid" style:text-underline-width="auto" style:text-underline-color="font-color" fo:font-weight="bold" officeooo:paragraph-rsid="0010b82b" style:font-name-asian="Helvetica" style:font-weight-asian="bold" style:font-name-complex="Helvetica" style:font-weight-complex="bold"/>
    </style:style>
    <style:style style:name="P40" style:family="paragraph" style:parent-style-name="Standard">
      <style:text-properties fo:color="#0000ff" style:font-name="Helvetica" fo:font-size="12pt" style:text-underline-style="solid" style:text-underline-width="auto" style:text-underline-color="font-color" fo:font-weight="bold" style:font-name-asian="Helvetica" style:font-size-asian="12pt" style:font-weight-asian="bold" style:font-name-complex="Helvetica" style:font-size-complex="12pt" style:font-weight-complex="bold"/>
    </style:style>
    <style:style style:name="P41" style:family="paragraph" style:parent-style-name="Standard">
      <style:text-properties style:font-name="Helvetica" style:font-name-asian="Helvetica" style:font-name-complex="Helvetica"/>
    </style:style>
    <style:style style:name="P42" style:family="paragraph" style:parent-style-name="Standard">
      <style:text-properties style:font-name="Helvetica" officeooo:paragraph-rsid="0010b82b" style:font-name-asian="Helvetica" style:font-name-complex="Helvetica"/>
    </style:style>
    <style:style style:name="P43" style:family="paragraph" style:parent-style-name="Standard" style:list-style-name="L2">
      <style:text-properties style:font-name="Helvetica" officeooo:paragraph-rsid="0010b82b" style:font-name-asian="Helvetica" style:font-name-complex="Helvetica"/>
    </style:style>
    <style:style style:name="P44" style:family="paragraph" style:parent-style-name="Standard">
      <style:paragraph-properties fo:break-before="page"/>
      <style:text-properties fo:color="#0000ff" style:font-name="Helv" fo:font-size="12pt" style:text-underline-style="solid" style:text-underline-width="auto" style:text-underline-color="font-color" fo:font-weight="bold" style:font-name-asian="Helv" style:font-size-asian="12pt" style:font-weight-asian="bold" style:font-name-complex="Helv" style:font-size-complex="12pt" style:font-weight-complex="bold"/>
    </style:style>
    <style:style style:name="T1" style:family="text">
      <style:text-properties style:font-name="Helv" fo:font-size="12pt" style:font-name-asian="Helv" style:font-size-asian="12pt" style:font-name-complex="Helv" style:font-size-complex="12pt"/>
    </style:style>
    <style:style style:name="T2" style:family="text">
      <style:text-properties style:font-name="Helv" fo:font-size="12pt" officeooo:rsid="0010b82b" style:font-name-asian="Helv" style:font-size-asian="12pt" style:font-name-complex="Helv" style:font-size-complex="12pt"/>
    </style:style>
    <style:style style:name="T3" style:family="text">
      <style:text-properties style:font-name="Helv" fo:font-size="12pt" style:text-underline-style="solid" style:text-underline-type="double" style:text-underline-width="auto" style:text-underline-color="font-color" style:font-name-asian="Helv" style:font-size-asian="12pt" style:font-name-complex="Helv" style:font-size-complex="12pt"/>
    </style:style>
    <style:style style:name="T4" style:family="text">
      <style:text-properties style:font-name="Helv" fo:font-size="12pt" fo:font-style="italic" style:font-name-asian="Helv" style:font-size-asian="12pt" style:font-style-asian="italic" style:font-name-complex="Helv" style:font-size-complex="12pt" style:font-style-complex="italic"/>
    </style:style>
    <style:style style:name="T5" style:family="text">
      <style:text-properties style:font-name="Helv" style:font-name-asian="Helv" style:font-name-complex="Helv"/>
    </style:style>
    <style:style style:name="T6" style:family="text">
      <style:text-properties style:font-name="Helv" style:text-underline-style="solid" style:text-underline-width="auto" style:text-underline-color="font-color" style:font-name-asian="Helv" style:font-name-complex="Helv"/>
    </style:style>
    <style:style style:name="T7" style:family="text">
      <style:text-properties style:font-name="Helv" style:text-underline-style="solid" style:text-underline-width="auto" style:text-underline-color="font-color" fo:font-weight="bold" style:font-name-asian="Helv" style:font-weight-asian="bold" style:font-name-complex="Helv" style:font-weight-complex="bold"/>
    </style:style>
    <style:style style:name="T8" style:family="text">
      <style:text-properties style:font-name="Helv" fo:font-weight="bold" style:font-name-asian="Helv" style:font-weight-asian="bold" style:font-name-complex="Helv" style:font-weight-complex="bold"/>
    </style:style>
    <style:style style:name="T9" style:family="text">
      <style:text-properties style:font-name="Helv" style:text-underline-style="solid" style:text-underline-type="double" style:text-underline-width="auto" style:text-underline-color="font-color" style:font-name-asian="Helv" style:font-name-complex="Helv"/>
    </style:style>
    <style:style style:name="T10" style:family="text">
      <style:text-properties fo:color="#0000ff" style:font-name="Helv" style:text-underline-style="solid" style:text-underline-width="auto" style:text-underline-color="font-color" fo:font-weight="bold" style:font-name-asian="Helv" style:font-weight-asian="bold" style:font-name-complex="Helv" style:font-weight-complex="bold"/>
    </style:style>
    <style:style style:name="T11" style:family="text">
      <style:text-properties fo:color="#0000ff" style:font-name="Helv" fo:font-weight="bold" style:font-name-asian="Helv" style:font-weight-asian="bold" style:font-name-complex="Helv" style:font-weight-complex="bold"/>
    </style:style>
    <style:style style:name="T12" style:family="text">
      <style:text-properties fo:color="#0000ff" style:font-name="Helvetica" style:text-underline-style="solid" style:text-underline-width="auto" style:text-underline-color="font-color" fo:font-weight="bold" style:font-name-asian="Helvetica" style:font-weight-asian="bold" style:font-name-complex="Helvetica" style:font-weight-complex="bold"/>
    </style:style>
    <style:style style:name="T13" style:family="text">
      <style:text-properties fo:color="#ff0000" style:font-name="Helv" style:text-underline-style="solid" style:text-underline-width="auto" style:text-underline-color="font-color" fo:font-weight="bold" style:font-name-asian="Helv" style:font-weight-asian="bold" style:font-name-complex="Helv" style:font-weight-complex="bold"/>
    </style:style>
    <style:style style:name="T14" style:family="text">
      <style:text-properties fo:color="#ff0000" style:font-name="Helv" fo:font-weight="bold" style:font-name-asian="Helv" style:font-weight-asian="bold" style:font-name-complex="Helv" style:font-weight-complex="bold"/>
    </style:style>
    <style:style style:name="T15" style:family="text">
      <style:text-properties fo:color="#ff0000" style:font-name="Helv" style:font-name-asian="Helv" style:font-name-complex="Helv"/>
    </style:style>
    <style:style style:name="T16" style:family="text">
      <style:text-properties fo:color="#ff0000" style:font-name="Helvetica" style:text-underline-style="solid" style:text-underline-width="auto" style:text-underline-color="font-color" fo:font-weight="bold" style:font-name-asian="Helvetica" style:font-weight-asian="bold" style:font-name-complex="Helvetica" style:font-weight-complex="bold"/>
    </style:style>
    <style:style style:name="T17" style:family="text">
      <style:text-properties fo:color="#ff0000" style:font-name="Helvetica" style:font-name-asian="Helvetica" style:font-name-complex="Helvetica"/>
    </style:style>
    <style:style style:name="T18" style:family="text">
      <style:text-properties fo:color="#007f00" style:font-name="Helv" fo:font-weight="bold" style:font-name-asian="Helv" style:font-weight-asian="bold" style:font-name-complex="Helv" style:font-weight-complex="bold"/>
    </style:style>
    <style:style style:name="T19" style:family="text">
      <style:text-properties style:font-name="Helvetica" style:font-name-asian="Helvetica" style:font-name-complex="Helvetica"/>
    </style:style>
    <style:style style:name="T20" style:family="text">
      <style:text-properties style:font-name="Helvetica" fo:font-weight="bold" style:font-name-asian="Helvetica" style:font-weight-asian="bold" style:font-name-complex="Helvetica"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TH86-Hilfe</text:p>
      <text:p text:style-name="P7">____________________________________________________________</text:p>
      <text:p text:style-name="P7"/>
      <text:p text:style-name="P3">Funktionsbescheibung:</text:p>
      <text:p text:style-name="P8">WTH86</text:p>
      <text:p text:style-name="P8">Micas-Monitor</text:p>
      <text:p text:style-name="P26"/>
      <text:p text:style-name="P3">WTH86-Funktionen:</text:p>
      <text:p text:style-name="P8">Verbindung herstellen</text:p>
      <text:p text:style-name="P8">Einstellen der Schnittstellenparameter</text:p>
      <text:p text:style-name="P8">Empfangen von Daten</text:p>
      <text:p text:style-name="P8">Rücklesen der Konfigurationsdaten</text:p>
      <text:p text:style-name="P8">Senden von Daten</text:p>
      <text:p text:style-name="P8">Umlenken der ZLT-Meldungen</text:p>
      <text:p text:style-name="P8">Umleken aller Ausgaben</text:p>
      <text:p text:style-name="P25">Debugging</text:p>
      <text:p text:style-name="P33"/>
      <text:p text:style-name="P34">Verbindung herstellen:</text:p>
      <text:p text:style-name="P9">Es gibt 2 Möglichkeiten eine Verbindung zu einer Unterstation herzustellen.</text:p>
      <text:p text:style-name="P11"/>
      <text:p text:style-name="P9">1)</text:p>
      <text:p text:style-name="Standard"><text:span text:style-name="T1">über die serielle Schittstelle (wie bisher), wobei die </text:span><text:span text:style-name="T3">Schnittstellenparameter </text:span><text:span text:style-name="T1">mittels des entsprechenden Dialogs </text:span><text:span text:style-name="T4">Parameter</text:span><text:span text:style-name="T1"> im Haupmenu einzustellen sind.</text:span></text:p>
      <text:p text:style-name="P9"/>
      <text:p text:style-name="P9">2)</text:p>
      <text:p text:style-name="Standard"><text:span text:style-name="T1">mittels einer TCP/IP-Verbindung zu einer symbolisch bezeichneten Unterstation, die über den entsprechenden Menüpunkt anzuwählen ist. Dabei sind zu jeder Unterstation jeweils 2 Verbindungen, nämlich zum </text:span><text:span text:style-name="T4">Micas-Monitor </text:span><text:span text:style-name="T1">und der </text:span><text:span text:style-name="T4">MMKTSK</text:span><text:span text:style-name="T1"> (ZLT-Dialoge) möglich. Diese 2 Möglichkeiten werden durch 2 Radio-Buttons in dem Anwahldialog representiert.</text:span></text:p>
      <text:p text:style-name="P9"/>
      <text:p text:style-name="P3">Rücklesen der Konfgurationsdaten:</text:p>
      <text:p text:style-name="P9">Das Rücklesen der Kontrollworte eines Moduls muß in 2 Schritten erfolgen.</text:p>
      <text:p text:style-name="P9"/>
      <text:p text:style-name="P9">1)</text:p>
      <text:p text:style-name="Standard"><text:span text:style-name="T1">Nach Anwahl des gewünschten Moduls (CHD-Befehl) werden durch anwählen des Menüpunktes </text:span><text:span text:style-name="T4">Modconf-Daten auslesen</text:span><text:span text:style-name="T1"> die Daten zunächst in den Speicher des PC´s geladen.</text:span></text:p>
      <text:p text:style-name="P9"/>
      <text:p text:style-name="P9">2)</text:p>
      <text:p text:style-name="Standard"><text:span text:style-name="T1">Danach kann im </text:span><text:span text:style-name="T4">Modconf</text:span><text:span text:style-name="T1"> unter dem Menüpunkt </text:span><text:span text:style-name="T4">Gerät rückladen</text:span><text:span text:style-name="T1"> die der Konfiguration entsprechende Modul-Datei wiederhergestellt werden. Falls eine entsprechende Datei schon existiert, kann bei nicht exakter Übereinstimmung der Daten eine Meldung über eine falsche Prüfsumme erscheinen.</text:span></text:p>
      <text:p text:style-name="P9"/>
      <text:p text:style-name="P3">Einstellen der Schnittstellenparameter:</text:p>
      <text:p text:style-name="P9"/>
      <text:p text:style-name="Standard"><text:span text:style-name="T2">Je nachdem</text:span><text:span text:style-name="T1"> ob es sich bei dem angeschlossenen Modul um einen </text:span><text:span text:style-name="T4">ZP10</text:span><text:span text:style-name="T1"> oder </text:span><text:span text:style-name="T4">ZP12/13</text:span><text:span text:style-name="T1"> handelt müssen die Datenbits und die Partät entsprechend eingestellt werden. Dazu gibt es in dem Parameter-Dialog 2 Radio-Buttons mit der entsprechenden Bezeichnung.</text:span></text:p>
      <text:p text:style-name="P9"><text:soft-page-break/></text:p>
      <text:p text:style-name="P9">Hinweis:</text:p>
      <text:p text:style-name="P9">Natürlich kann für andere Zwecke jede beliebige Kombination aud Baudrate, Datenbits, Stoppbits und Parität eingestellt werden. Die zuletzt angegebene Einstellung wird permanent in der Datei WTH86.INI gespeichert. Für einen TCP/IP Verbindung sind keine Parameter einzustellen.</text:p>
      <text:p text:style-name="P9"/>
      <text:p text:style-name="P3">Empfangen von Daten:</text:p>
      <text:p text:style-name="P9"/>
      <text:p text:style-name="P9">Das Empfangen von Daten wird in folgende Punkte untergliedert:</text:p>
      <text:p text:style-name="P9"/>
      <text:p text:style-name="Standard"><text:span text:style-name="T1">1)<text:tab/>Buchstabenkombinationsliste, kurz </text:span><text:span text:style-name="T4">BK-Liste</text:span><text:span text:style-name="T1"> genannt. (H86-Format)</text:span></text:p>
      <text:p text:style-name="P9"/>
      <text:p text:style-name="Standard"><text:span text:style-name="T1">2)<text:tab/></text:span><text:span text:style-name="T4">BK-Liste</text:span><text:span text:style-name="T1"> und Datenbank. (H86-Format)</text:span></text:p>
      <text:p text:style-name="P9"/>
      <text:p text:style-name="P9">3)<text:tab/>Datenbank im DMP-Format.</text:p>
      <text:p text:style-name="P9"/>
      <text:p text:style-name="P9">4)<text:tab/>MICAS-Programm. (H86-Format)</text:p>
      <text:p text:style-name="P9"/>
      <text:p text:style-name="P9">5)<text:tab/>Konfigurationsdaten</text:p>
      <text:p text:style-name="P9"/>
      <text:p text:style-name="P9">6)<text:tab/>beliebiger Speicherbereich. (H86-Format)</text:p>
      <text:p text:style-name="P9"/>
      <text:p text:style-name="P9">7)<text:tab/>Modconf-Daten auslesen</text:p>
      <text:p text:style-name="P9"/>
      <text:p text:style-name="P9">Hinweis:</text:p>
      <text:p text:style-name="P9">Die Punkte 1-3 funktionieren nur auf Modulen des Typs Zp10,ZP12,ZP13 und ZM12. Bei den Punkten 1-5 wir vor dem Datei-Anwahldialog die Modulnummer, sowie die Line- und Us-Nummer abgefragt. Mit diesen Angaben wird ein eindeutiger Dateiname gebildet. Die Funktionen sind hauptsächlich dazu gedacht bei einem Modulwechsel vor Ort die aktuellen Daten (Datenbank, Micas-Programm und Modulkonfiguration) abziehen und wieder laden zu können.</text:p>
      <text:p text:style-name="P9"/>
      <text:p text:style-name="P3">Senden von Daten:</text:p>
      <text:p text:style-name="P9"/>
      <text:p text:style-name="P9">Das Senden von Daten wird in folgende Punkte untergliedert:</text:p>
      <text:p text:style-name="P9"/>
      <text:p text:style-name="Standard"><text:span text:style-name="T1">1)<text:tab/>Buchstabenkombinationsliste, kurz </text:span><text:span text:style-name="T4">BK-Liste</text:span><text:span text:style-name="T1"> genannt. (H86-Format)</text:span></text:p>
      <text:p text:style-name="P9"/>
      <text:p text:style-name="Standard"><text:span text:style-name="T1">2)<text:tab/></text:span><text:span text:style-name="T4">BK-Liste</text:span><text:span text:style-name="T1"> und Datenbank. (H86-Format)</text:span></text:p>
      <text:p text:style-name="P9"/>
      <text:p text:style-name="P9">3)<text:tab/>Datenbank im DMP-Format.</text:p>
      <text:p text:style-name="P9"/>
      <text:p text:style-name="P9">4)<text:tab/>MICAS-Programm. (H86-Format)</text:p>
      <text:p text:style-name="P9"/>
      <text:p text:style-name="P9">5)<text:tab/>Konfigurationsdaten</text:p>
      <text:p text:style-name="P9"/>
      <text:p text:style-name="P9">6)<text:tab/>sonstige H86-Datei</text:p>
      <text:p text:style-name="P9"/>
      <text:p text:style-name="P9">Hinweis:</text:p>
      <text:p text:style-name="P10">Die Punkte 1-3 funktionieren nur auf Modulen des Typs Zp10, ZP12, ZP13 und <text:soft-page-break/>ZM12. Bei Punkt 4 und 5 wird das Modul automatisch angewählt, sofern die Modulnummer sich aus dem Dateinamen ergibt.</text:p>
      <text:p text:style-name="P34"/>
      <text:p text:style-name="P34">Umlenken der ZLT-Meldungen</text:p>
      <text:p text:style-name="P9"/>
      <text:p text:style-name="P9">Die ZLT-Meldungen können wahlweise auf die angegebenen Schnittstellen (Bildschirm, LPT1, LPT2, COM1, COM2 und Datei) umgelenkt werden.</text:p>
      <text:p text:style-name="P9"/>
      <text:p text:style-name="P3">Umlenken aller Ausgaben</text:p>
      <text:p text:style-name="P9"/>
      <text:p text:style-name="P9">Alle Ausgaben (Monitor und ZLT-Dialoge) können wahlweise auf die angegebenen Schnittstellen (LPT1, LPT2, COM1, COM2 und Datei) umgelenkt werden.</text:p>
      <text:p text:style-name="P9"/>
      <text:p text:style-name="P3">Symbolisches Anzeigen von MICAS-Parametern</text:p>
      <text:p text:style-name="P9"/>
      <text:p text:style-name="P9">1)</text:p>
      <text:p text:style-name="Standard"><text:span text:style-name="T1">Vorausetzung für das symbolische anzeigen von Micas-Parametern ist eine laufende Verbindung zum Micas-Monitor und eine geladene Syboltabelle. Letztere ist die vom Micas-Übersetzer erzeugte Datei mit der Extention ".DEB" bzw ".Dnn", wobei nn die Modulnummer darstellt. (Funktion <text:s/></text:span><text:span text:style-name="T4">Debug-Datei einlesen</text:span><text:span text:style-name="T1">)</text:span></text:p>
      <text:p text:style-name="P9"/>
      <text:p text:style-name="P9">2)</text:p>
      <text:p text:style-name="Standard"><text:span text:style-name="T1">Über die Funktion </text:span><text:span text:style-name="T4">Wert anzeigen (F5)</text:span><text:span text:style-name="T1"> kann man sich einen Micas-Parameter anzeigen lassen.</text:span></text:p>
      <text:p text:style-name="P9"/>
      <text:p text:style-name="P9">3)</text:p>
      <text:p text:style-name="Standard"><text:span text:style-name="T1">Über die Funktion </text:span><text:span text:style-name="T4">Wert ständig anzeigen (F6)</text:span><text:span text:style-name="T1"> kann man sich einen Micas-Parameter zyklisch anzeigen lassen.</text:span></text:p>
      <text:p text:style-name="P9"/>
      <text:p text:style-name="P9">4)</text:p>
      <text:p text:style-name="Standard"><text:span text:style-name="T1">Über die Funktion </text:span><text:span text:style-name="T4">Wert verändern (F7)</text:span><text:span text:style-name="T1"> kann man einen Micas-Parameter ändern.</text:span></text:p>
      <text:p text:style-name="P9"/>
      <text:p text:style-name="P9">5)</text:p>
      <text:p text:style-name="Standard"><text:span text:style-name="T1">Über die Funktion </text:span><text:span text:style-name="T4">Symbol anzeigen (F7)</text:span><text:span text:style-name="T1"> kann man durch Eingabe der Adresse (Offset relativ zum Datensegment) das zugehörige Symbol ermitteln</text:span></text:p>
      <text:p text:style-name="P9"/>
      <text:p text:style-name="P4">MICAS-Monitor</text:p>
      <text:p text:style-name="P9"/>
      <text:p text:style-name="P7">Funktionsgruppen:</text:p>
      <text:p text:style-name="P9"/>
      <text:p text:style-name="P8">Memory-Verwaltung</text:p>
      <text:p text:style-name="P8">Task-Verwaltung</text:p>
      <text:p text:style-name="P8">Micas</text:p>
      <text:p text:style-name="P8">Datenbank</text:p>
      <text:p text:style-name="Standard"><text:span text:style-name="T3">Kommunikation</text:span><text:span text:style-name="T1"> (PROVI-Bus, TCP/IP)</text:span></text:p>
      <text:p text:style-name="P8">Sonstiges</text:p>
      <text:p text:style-name="P8"/>
      <text:p text:style-name="P4">Sonstige Monitor-Funktionen</text:p>
      <text:p text:style-name="P9"/>
      <text:p text:style-name="P8"><text:soft-page-break/>Allgemeines</text:p>
      <text:p text:style-name="P8">Zusammengefaßte Änderungen ab Version 5.4</text:p>
      <text:p text:style-name="P8">Erweiterungen für die Version 8.0</text:p>
      <text:p text:style-name="P8">Parameter für Monitor</text:p>
      <text:p text:style-name="P8">Cursorsteuerung</text:p>
      <text:p text:style-name="P8">Der Comandbuffer</text:p>
      <text:p text:style-name="P8">HIS (history) - Befehl</text:p>
      <text:p text:style-name="P8">Neuer HIS - Befehl</text:p>
      <text:p text:style-name="P8">CD - Befehl</text:p>
      <text:p text:style-name="P8">Schießen des EEPROM</text:p>
      <text:p text:style-name="P8">Ergänzung zum Q - Befehl</text:p>
      <text:p text:style-name="P8">MODE - Befehl (ab V8.0)</text:p>
      <text:p text:style-name="P8">Der DIL - Befehl</text:p>
      <text:p text:style-name="P8">Der SIO - Befehl</text:p>
      <text:p text:style-name="P8">^ Z - Befehl <text:s/>V5.x</text:p>
      <text:p text:style-name="P8">^ Z - Befehl <text:s/>V8.0</text:p>
      <text:p text:style-name="P8">Datum anzeigen/ändern</text:p>
      <text:p text:style-name="P8">Uhrzeit anzeigen/ändern</text:p>
      <text:p text:style-name="P12"/>
      <text:p text:style-name="P5">Dokumentation der MONITOR - Befehle</text:p>
      <text:p text:style-name="P12"/>
      <text:p text:style-name="P12">Für die DUS - Komponenten wurde der Monitor angepaßt, damit auch andere Geräte, die am PROVI bzw. später (?) am PROFI - Bus hängen so bedient werden können, als würde der Befehl auf dem eigenen Gerät ausgeführt. Es werden hier neue Befehle bzw. Erweiterungen dokumentiert, die in der Version 4.1 (29CP02) und 5.x (29CP03 und 29ZP10) integriert sind.</text:p>
      <text:p text:style-name="P12"/>
      <text:p text:style-name="P6">Allgemeines</text:p>
      <text:p text:style-name="P12"/>
      <text:p text:style-name="Standard"><text:span text:style-name="T5">Trat ein Syntaxfehler auf, kann mit CR der ganze Befehl wiederholt und editiert werden. Zum Editieren können eingesetzt werden: &lt;</text:span><text:span text:style-name="T6">DEL</text:span><text:span text:style-name="T5">&gt;, &lt;</text:span><text:span text:style-name="T6">^H</text:span><text:span text:style-name="T5">&gt;, &lt;</text:span><text:span text:style-name="T6">^I</text:span><text:span text:style-name="T5">&gt;, &lt;</text:span><text:span text:style-name="T6">^L</text:span><text:span text:style-name="T5">&gt;,&lt;</text:span><text:span text:style-name="T6">^R</text:span><text:span text:style-name="T5">&gt;, &lt;</text:span><text:span text:style-name="T6">^X</text:span><text:span text:style-name="T5">&gt;</text:span></text:p>
      <text:p text:style-name="P12">Mit einem VTxxx oder einem ANSI.SYS - Treiber können auch die Cursor - Steuertasten verwendet werden.</text:p>
      <text:p text:style-name="P12">Es bedeuten:</text:p>
      <text:p text:style-name="P12">Cursor left:<text:tab/><text:tab/>wie &lt;^H&gt;</text:p>
      <text:p text:style-name="P12">Cursor right:<text:tab/><text:tab/>wie &lt;^I&gt;</text:p>
      <text:p text:style-name="P12">Cursor up:<text:tab/><text:tab/>wie &lt;^L&gt;</text:p>
      <text:p text:style-name="P12">Cursor down:<text:tab/>wiederhole den ältesten Befehl des Comandbuffers (entspricht /1)</text:p>
      <text:p text:style-name="P12"/>
      <text:p text:style-name="P13">weitere siehe Cursorsteuerung</text:p>
      <text:p text:style-name="P13"/>
      <text:p text:style-name="P13">DEL: löscht das zuletzt eingegebene Zeichen</text:p>
      <text:p text:style-name="P13">^H: entspricht "Cursor left", <text:s/>dann kann gelöscht oder eingefügt werden</text:p>
      <text:p text:style-name="P13">Der Befehl funktioniert nur, wenn er nicht als DEL sondern</text:p>
      <text:p text:style-name="P13">als Backspace ausgewertet wird (bei VTxxx nicht bei PC mit TH86).</text:p>
      <text:p text:style-name="P13">^I: entspricht "Cursor right", dann kann gelöscht oder eingefügt werden</text:p>
      <text:p text:style-name="P13">^L: wiederholt den letzten (mit CR abgeschlossen) Befehl </text:p>
      <text:p text:style-name="P12"/>
      <text:p text:style-name="P12">Achtung: Dieser ist anschliessend nicht mehr im Comandbuffer</text:p>
      <text:p text:style-name="P13">enthalten (falls zwei wiederholt werden, ist der zuletzt eingegebene gelöscht)</text:p>
      <text:p text:style-name="P13"/>
      <text:p text:style-name="P13">^R: wiederholt den bisher eingegebenen Monitorbefehl</text:p>
      <text:p text:style-name="P13">^X: löscht die aktuelle Eingabe, wartet auf einen neuen Befehl</text:p>
      <text:p text:style-name="P13"/>
      <text:p text:style-name="Standard"><text:span text:style-name="T10">Cursorsteuerung <text:s/>(ab</text:span><text:span text:style-name="T7"> </text:span><text:span text:style-name="T10">V</text:span><text:span text:style-name="T13">7.2</text:span><text:span text:style-name="T10">)</text:span></text:p>
      <text:p text:style-name="P12"/>
      <text:p text:style-name="P12">Ab V7.2 ist es möglich, mit der Cursorsteürung Befehle in beiden Richtungen zu wiederholen.</text:p>
      <text:p text:style-name="P12"/>
      <text:p text:style-name="P12">(Cursor up)<text:tab/><text:tab/>wiederhole Befehl (backwards)<text:tab/>(entspricht ^L)</text:p>
      <text:p text:style-name="P12"><text:soft-page-break/>(Cursor down)<text:tab/>wiederhole Befehl (forwards)<text:tab/><text:tab/>(entspricht ^F)</text:p>
      <text:p text:style-name="P12"/>
      <text:p text:style-name="P12"/>
      <text:p text:style-name="Standard"><text:span text:style-name="T10">Erweiterte Cursorsteuerung <text:s/>(ab V</text:span><text:span text:style-name="T13">8.0</text:span><text:span text:style-name="T10">)</text:span></text:p>
      <text:p text:style-name="P12"/>
      <text:p text:style-name="Standard"><text:span text:style-name="T8">^A:</text:span><text:span text:style-name="T5"><text:tab/>Setzt Cursor auf den Anfang der Kommandozeile</text:span></text:p>
      <text:p text:style-name="Standard"><text:span text:style-name="T8">^E:</text:span><text:span text:style-name="T5"><text:tab/>Setzt Cursor auf das Ende der Kommandozeile</text:span></text:p>
      <text:p text:style-name="Standard"><text:span text:style-name="T8">^W:</text:span><text:span text:style-name="T5"><text:tab/>Löscht Bildschirm (nur im Monitor)</text:span></text:p>
      <text:p text:style-name="P12"/>
      <text:p text:style-name="P5">Der Comandbuffer (ComBuf)</text:p>
      <text:p text:style-name="P12"/>
      <text:p text:style-name="P12">In diesem werden die Monitorbefehle mitprotokolliert. Die alten werden immer wieder überschrieben, falls kein Platz im Buffer ist. Er ist 100h lang. Für diesen gibt es folgende Befehle:</text:p>
      <text:p text:style-name="P12"/>
      <text:p text:style-name="P14">CB</text:p>
      <text:p text:style-name="Standard"><text:span text:style-name="T6">CB/P</text:span><text:span text:style-name="T5"><text:tab/><text:tab/>oder einfach /P</text:span></text:p>
      <text:p text:style-name="Standard"><text:span text:style-name="T6">CB/L</text:span><text:span text:style-name="T5"><text:tab/><text:tab/>oder einfach /L</text:span></text:p>
      <text:p text:style-name="Standard"><text:span text:style-name="T6">CB/O</text:span><text:span text:style-name="T5"><text:tab/><text:tab/>oder einfach /O</text:span></text:p>
      <text:p text:style-name="Standard"><text:span text:style-name="T6">CB/N</text:span><text:span text:style-name="T5"><text:tab/><text:tab/>oder einfach /N</text:span></text:p>
      <text:p text:style-name="Standard"><text:span text:style-name="T6">CB/D</text:span><text:span text:style-name="T5"><text:tab/><text:tab/>oder einfach /D</text:span></text:p>
      <text:p text:style-name="Standard"><text:span text:style-name="T6">CB/I</text:span><text:span text:style-name="T5"><text:tab/><text:tab/>oder einfach /I</text:span></text:p>
      <text:p text:style-name="Standard"><text:span text:style-name="T6">CB/E</text:span><text:span text:style-name="T5"><text:tab/><text:tab/>oder einfach /E</text:span></text:p>
      <text:p text:style-name="Standard"><text:span text:style-name="T6">CB/S</text:span><text:span text:style-name="T5"><text:tab/><text:tab/>oder einfach /S</text:span></text:p>
      <text:p text:style-name="P1"><text:span text:style-name="T6">CB/n</text:span><text:span text:style-name="T5"><text:tab/><text:tab/>oder einfach /n, n ist eine Dezimalzahl</text:span></text:p>
      <text:p text:style-name="P13"/>
      <text:p text:style-name="P13">Die Eingabe aller Zeichen geht jetzt direkt in den Buffer. Die Befehle werden nicht ausgeführt, sondern nur mitprotokolliert. Das Ende der Eingabe geschieht mit ^C. Jede Befehlseingabe muß mit CR abgeschlossen werden.</text:p>
      <text:p text:style-name="P12"/>
      <text:p text:style-name="P12">Beispiel:</text:p>
      <text:p text:style-name="P12">CB &lt;CR&gt; =&gt; Prompt "?" erscheint</text:p>
      <text:p text:style-name="P12">Eingabe von<text:tab/>TD &lt;CR&gt;</text:p>
      <text:p text:style-name="P12">dann<text:tab/><text:tab/><text:tab/>ERR? &lt;CR&gt;</text:p>
      <text:p text:style-name="P12">dann<text:tab/><text:tab/><text:tab/>DW3700:1000 L 20 <text:s/>&lt;CR&gt;</text:p>
      <text:p text:style-name="P13">dann<text:tab/><text:tab/><text:tab/>^C =&gt; Ende der Eingabe, Ausgabe des Comandbuffers</text:p>
      <text:p text:style-name="P13"/>
      <text:p text:style-name="P13">Printet alle Befehle, die im Buffer enthalten sind. Diese werden befehlsweise und durchnummeriert ausgegeben.</text:p>
      <text:p text:style-name="P13">Entspricht dem ^L oder aber Cursor up (s. o.).</text:p>
      <text:p text:style-name="P13">Löscht den ältesten Befehl im Comandbuffer.</text:p>
      <text:p text:style-name="P13">Löscht den neusten Befehl im Comandbuffer.</text:p>
      <text:p text:style-name="P13">Löscht den kompletten Comandbuffer.</text:p>
      <text:p text:style-name="P13">Der Eintrag in den Comandbuffer wird unterdrückt, falls </text:p>
      <text:p text:style-name="P12">er freigegeben ist und umgekehrt freigegeben falls er </text:p>
      <text:p text:style-name="P13">unterdrückt ist.</text:p>
      <text:p text:style-name="P13">Der komplette Comandbuffer wird unmittelbar ausgeführt.</text:p>
      <text:p text:style-name="P12">Sind alle Befehle durchgearbeitet, so wird abgefragt, ob</text:p>
      <text:p text:style-name="P13">weiter ausgeführt werden soll.</text:p>
      <text:p text:style-name="P13">Der komplette Comandbuffer wird Befehl für Befehl ausgeführt.</text:p>
      <text:p text:style-name="P12">Jeder Befehl muß mit CR zur Ausführung gebracht werden.</text:p>
      <text:p text:style-name="P12">Soll die schrittweise Ausführung abgebrochen werden, ist</text:p>
      <text:p text:style-name="P12">einfach der vorgeschlagene Befehl zu löschen und statt</text:p>
      <text:p text:style-name="P13">dessen /P einzugeben.</text:p>
      <text:p text:style-name="P13">Es wird der n - te Befehl aus dem Comandbuffer wiederholt bzw.</text:p>
      <text:p text:style-name="P12">dieser kann editiert und mit CR abgeschlossen werden.</text:p>
      <text:p text:style-name="P12">Dies ist vorteilhaft bei Befehlen, die lang sind und sich</text:p>
      <text:p text:style-name="P12">öfters wiederholen.</text:p>
      <text:p text:style-name="P12"/>
      <text:p text:style-name="Standard"><text:span text:style-name="T10">HIS - Befehl (history) <text:s/>(ab V</text:span><text:span text:style-name="T13">5.6</text:span><text:span text:style-name="T10">)</text:span></text:p>
      <text:p text:style-name="P12"/>
      <text:p text:style-name="P12">Dieses Kommando wertet interne Speicher aus und gibt sie mit Erklärungen aus. Ab Version 6.x <text:soft-page-break/>ist es möglich, mit einem einzigen Befehl die Historybereiche aller angeschlossenen Geräte neu zu initialisieren (auch die angeschlossenen Geräte müssen Version 6.x haben). Zuerst wird die Uhrzeit ausgegeben, zu der dieser Speicher- bereich zum letzten Mal gelöscht wurde. Dann wird nacheinander ausgegeben:</text:p>
      <text:p text:style-name="P12"><text:s/></text:p>
      <text:p text:style-name="Standard"><text:span text:style-name="T8">a)</text:span><text:span text:style-name="T5"> die Anzahl der power downs seit diesem Zeitpunkt und der letzter SS:[SP] (Stacksegment und Stackpointer).</text:span></text:p>
      <text:p text:style-name="P12"/>
      <text:p text:style-name="Standard"><text:span text:style-name="T8">b)</text:span><text:span text:style-name="T5"> die Anzahl der unerlaubten Opcode-Interrupts die Register des letzten in folgender Reihenfolge: <text:s/>AX, BX, CX, DX, SI, DI, BP, ES, DS, IP, CS, FL, SP, SS</text:span></text:p>
      <text:p text:style-name="P12">Bei Diagnosen sind besonders die Register SS, SP, CS und IP von Bedeutung.</text:p>
      <text:p text:style-name="P12"/>
      <text:p text:style-name="Standard"><text:span text:style-name="T8">c)</text:span><text:span text:style-name="T5"> Anzahl der eingeplanten Tasks und eine Tabelle mit den Drittaktivierungen und der zugehörigen TID daneben. Diese Tabelle umfaßt immer die mögliche Anzahl der MICAS - Tasks (für 29ZP10, 29CPxx 32 und die restlichen Komponenten. Wird eine andere Anzahl Tasks eingeplant, so wird überall dort, wo Drittaktivierungen auftraten, ein Eintrag in den Fehlerspeicher gemacht und der Bereich neu initialisiert. Der zweite Parameter in dieser Fehlermeldung ist die Anzahl der Drittaktivierungen.</text:span></text:p>
      <text:p text:style-name="P12"/>
      <text:p text:style-name="Standard"><text:span text:style-name="T8">d)</text:span><text:span text:style-name="T5"> auf der Feldbusstation acht Zellen für Fehler der Buskommunikation. Diese haben folgende Bedeutung:</text:span></text:p>
      <text:p text:style-name="P12"/>
      <text:p text:style-name="Standard"><text:span text:style-name="T8">1:</text:span><text:span text:style-name="T5"><text:tab/>"Receiver: - Overrun-Error -&gt; System überlastet"</text:span></text:p>
      <text:p text:style-name="Standard"><text:span text:style-name="T8">2:</text:span><text:span text:style-name="T5"><text:tab/>"Receiver: - RecQueue voll"</text:span></text:p>
      <text:p text:style-name="Standard"><text:span text:style-name="T8">3:</text:span><text:span text:style-name="T5"><text:tab/>"Receiver: - Telegrammlänge &gt; 255"</text:span></text:p>
      <text:p text:style-name="P12">oder<text:tab/>"Receiver: - Telegrammlänge &gt; Längenbyte"</text:p>
      <text:p text:style-name="P12">oder<text:tab/>"Receiver: - Telegrammlänge &lt; Längenbyte"</text:p>
      <text:p text:style-name="Standard"><text:span text:style-name="T8">4:</text:span><text:span text:style-name="T5"><text:tab/>"Receiver: - Telegrammfehler: unterschiedl. Längenbytes"</text:span></text:p>
      <text:p text:style-name="P12">oder<text:tab/>"Receiver: - Telegrammfehler: Checksum falsch"</text:p>
      <text:p text:style-name="P12">oder<text:tab/>"Transm. : - Telegrammfehler: falsches Quittungsbyte"</text:p>
      <text:p text:style-name="Standard"><text:span text:style-name="T8">5:</text:span><text:span text:style-name="T5"><text:tab/>"Receiver: - Übertragungsfehler: Parity,Stopbit"</text:span></text:p>
      <text:p text:style-name="P12">oder<text:tab/>"Transm. : - Übertragungsfehler: Parity,Stopbit (Quitg)"</text:p>
      <text:p text:style-name="Standard"><text:span text:style-name="T8">6:</text:span><text:span text:style-name="T5"><text:tab/>"Transm. : - MUART-Reset"</text:span></text:p>
      <text:p text:style-name="Standard"><text:span text:style-name="T8">7:</text:span><text:span text:style-name="T5"><text:tab/>"Transm. : - Telegrammverlust"</text:span></text:p>
      <text:p text:style-name="Standard"><text:span text:style-name="T8">8:</text:span><text:span text:style-name="T5"><text:tab/>"Receiver: - IdleTime erkannt, obwohl Telegr. nicht fertig" (unerwartete IdleTime)</text:span></text:p>
      <text:p text:style-name="P12"/>
      <text:p text:style-name="Standard"><text:span text:style-name="T8">e)</text:span><text:span text:style-name="T5"> wurde ein Buskoppler angewählt folgt nun eine Statistik mit Fehlern der GA2000 - Buskoppler - Kommunikation, die jeweils mit einer Textbezeichnung versehen ist.</text:span></text:p>
      <text:p text:style-name="P12"/>
      <text:p text:style-name="Standard"><text:span text:style-name="T8">f)</text:span><text:span text:style-name="T5"> für die Feldbusstation folgt nun der Inhalt des EEPROM</text:span></text:p>
      <text:p text:style-name="P12"/>
      <text:p text:style-name="P12">Es wird nun gefragt, ob dieser Bereich, in dem diese Zellen liegen, gelöscht werden soll. Mit Eingabe von CR wird dies bestätigt und es wird auch wieder die neue Uhrzeit eingetragen (nur wenn vom 29ZP10 bedient wird ist dies möglich). Allerdings ist dies nur möglich, wenn die Berechtigung erteilt ist. Es gibt innerhalb des Systems eine "Schranke", unterhalb der ein Beschreiben von Daten nicht möglich ist. Zürst muß diese "Schranke geöffnet" werden. Dies wird in der Beschreibung des CD - Befehls erläutert.</text:p>
      <text:p text:style-name="P12"/>
      <text:p text:style-name="P12">Ab der Version 5.4 wird in der Tabelle mit Drittaktivierungen die von den einzelnen Tasks verbrauchte Zeit (time slices) in Millisekunden mitausgegeben, wobei der SekCtr die Zeit (in Sekunden) seit dem letzten Löschen der Tabelle enthält. Für den Buskoppler wird die Auslastung nicht geführt. Auf dem 29AR10, 29SP10 und 29MB10 wird der Systemtakt zur Auslastung herangezogen, die Auflösung beträgt dann eine Millisekunde. Auf dem 29ZP10 dient Timer 1 mit Timer 2 als Vorteiler zur Messung der Auslastung (diese ist in MICAS.DOC und in AUSLAST.INC dokumentiert). Die angezeigte Zeitsumme stimmt dann mit der wirklich verbrauchten aus Rundungsgründen nicht ganz überein. Ab dieser Version können auch die Statistikbereiche aller am Bus angeschlossenen Feldbusstationen gelöscht werden. Im Befehl wird gefragt, ob dies erfolgen soll. </text:p>
      <text:p text:style-name="P12"/>
      <text:p text:style-name="Standard"><text:span text:style-name="T10">Neuer HIS - Befehl (history) <text:s/>(ab V</text:span><text:span text:style-name="T13">7.x</text:span><text:span text:style-name="T10">)</text:span></text:p>
      <text:p text:style-name="P12"/>
      <text:p text:style-name="P12">Nach Ausgabe der history time (letztes Löschen) erfolgt zuerst die Anzeige der PROVI - Error, <text:soft-page-break/>dann die der GA2000 - Statistik (wenn Buskoppler angewählt). Es werden nun die Daten für power down <text:s/>bzw. reset <text:s/>(entspricht NMI - Interrupt), die Daten für unused opcode (entspricht unused opcode exception des Prozessors) und die Daten für Mehrfachaktivierungen des SVITSK (SUPERVISOR) angezeigt. Der Aufbau ist immer derselbe: Es werden die Register sowie ein Teil des Stack zusammen mit der aktuellen Uhrzeit (wird bei Komponenten ohne Uhr vom Systemtakt abgeleitet) in die dafür vorgesehenen Bereiche gerettet. Der Supervisor darf nicht mehrfach aktiviert werden, deshalb werden die Daten bei einer solchen gesichert, um Rückschlüsse bei einem reset via WDog zu ziehen. Denn tritt dies ein, so hängt der SVITSK vermutlich in einer Endlos - Schleife (kann passieren bei Zerstören der MICAS - Tasktabelle) und der WDog wird nicht nachgetriggert. Vor der nächsten Aktivierung müßte der WDog einen Reset auslösen.</text:p>
      <text:p text:style-name="P12"/>
      <text:p text:style-name="P12">Beim Hochlaufen einer Komponente wird versucht abzuleiten, wer den Reset ausgelöst hat. Die PMD - Flags geben Auskunft darüber. Ist die aktuelle Zeit gleich der gesicherten Zeit im NMI - Buffer, so war es ein Reset bzw. power down, power fail.</text:p>
      <text:p text:style-name="P12">=&gt; PMD - flags : power down, reset!</text:p>
      <text:p text:style-name="P12">=&gt; beim 29ER10, 29AB10, 29ZP11 kein Anschluss des NMI ! Eine Detektierung ist nicht möglich!</text:p>
      <text:p text:style-name="P12">=&gt; Diese Detektierung funktioniert nicht, wenn die Batterie leer ist oder beim ersten Hochlaufen</text:p>
      <text:p text:style-name="P12">=&gt; PMD - flags : severe!, wenn keine Zuordnung des Restart</text:p>
      <text:p text:style-name="P12"/>
      <text:p text:style-name="P12">Ein SW-Restart und unused opcode kann mit Merkern detektiert werden.</text:p>
      <text:p text:style-name="P12">=&gt; PMD - flags : SW restart!</text:p>
      <text:p text:style-name="P12">=&gt; PMD - flags : unused opcode occurred!</text:p>
      <text:p text:style-name="P12"/>
      <text:p text:style-name="P12">Beim CA (JA) ffff:0 oder zufälligem Abschmieren zum Bootsprung muß der WDog wieder einen Reset erzwingen, deshalb wird nach dem Restart diese Zeitspanne abgewartet.</text:p>
      <text:p text:style-name="P12">=&gt; PMD - flags : time slot !</text:p>
      <text:p text:style-name="P12"/>
      <text:p text:style-name="P15">Achtung:</text:p>
      <text:p text:style-name="P12">Diese Variante kann schlecht detektiert werden, da die Zeitkonstante des WDog starke Abweichungen hat !</text:p>
      <text:p text:style-name="P12"/>
      <text:p text:style-name="P12">Beim power down (NMI-Interrupt!), Mehrfachaktivierung SVITSK und unused opcode werden immer die Uhrzeit, die Register und ein paar Worte des Stack abgespeichert. Diese werden im HIS - Befehl jeweils angezeigt.</text:p>
      <text:p text:style-name="P12"/>
      <text:p text:style-name="P12">Beim unused opcode und severe error wird der Stack der zuletzt aktiven Task im PMD - Speicher abgelegt. Im PMD - Speicher steht zürst der TCB (Task Control Block) des zuletzt aktiven Task (nur wenn Zuordnung erfolgen kann), das sind 24 hexadezimale Worte, und dann der Stack mit max. 256 - 24 Worten und zwar vom Top aus gesehen.</text:p>
      <text:p text:style-name="P12"/>
      <text:p text:style-name="P5">Der CD - Befehl</text:p>
      <text:p text:style-name="P12"/>
      <text:p text:style-name="Standard"><text:span text:style-name="T5">Es werden Configurationsdaten angezeigt, die der Monitor bei bestimmten Befehlen braucht. Ab Version </text:span><text:span text:style-name="T14">6.x</text:span><text:span text:style-name="T5"> wird das Modul im Klartext aus gegeben, z. Bsp. "Modul <text:s/>: 29BK11". Es wird zudem der Text in ASCII <text:s/>- Darstellung ausgegeben, der auf dem Gerät ab der Adresse FFFD:0 zu finden ist (20h Bytes Länge). Unter dieser Adresse wird die Versionsnummer mit Datum abgelegt werden (ab Version 5.4). Ab Version 5.4 wird auch die an dieser Adresse abgelegte Version und Datum mit ausgegeben.</text:span></text:p>
      <text:p text:style-name="P12"/>
      <text:p text:style-name="Standard"><text:span text:style-name="T8">1:</text:span><text:span text:style-name="T5"><text:tab/>Adr des Prozessabbildes des angewählten Gerätes (zuerst Offset und dann Segment)</text:span></text:p>
      <text:p text:style-name="P12"/>
      <text:p text:style-name="Standard"><text:span text:style-name="T8">2:</text:span><text:span text:style-name="T5"><text:tab/>Die Adr der "Schranke" (s. HIS - Befehl) des jeweiligen Geräts (zuerst Offset und dann Segment) Unterhalb dieser Adresse ist kein Beschreiben möglich. Wird diese mit 0 beschrieben, so kann ab der Adresse 0 geschrieben werden. Wird diese mit einer größeren Zahl als sich selbst beschrieben, so kann sie nicht mehr geändert werden. </text:span></text:p>
      <text:p text:style-name="P12"/>
      <text:p text:style-name="Standard"><text:span text:style-name="T8">3:</text:span><text:span text:style-name="T5"><text:tab/>Die Adresse der Routine um EEPROMS zu schiessen (zuerst Offset und dann Segment) Diese wird für die Konfigurierung der Geräte benötigt.</text:span></text:p>
      <text:p text:style-name="P12"/>
      <text:p text:style-name="Standard"><text:soft-page-break/><text:span text:style-name="T8">4:</text:span><text:span text:style-name="T5"><text:tab/>Ein Segment in dem die EEPROM Daten zwischengespeichert werden</text:span></text:p>
      <text:p text:style-name="P12"/>
      <text:p text:style-name="P15">Achtung:</text:p>
      <text:p text:style-name="P12">Wurde ein Gerät angewählt, das nicht antworten kann und soll es konfiguriert werden, so ist die Adresse mit der korrekten Adresse der eeProgF-Routine des angewählten Gerätes zu belegen, sowie das Segment mit einem freien Speicherbereich zu belegen, damit dies funktioniert.</text:p>
      <text:p text:style-name="P12"/>
      <text:p text:style-name="Standard"><text:span text:style-name="T8">5:</text:span><text:span text:style-name="T5"><text:tab/>Der Modultyp des angewählten Gerätes.</text:span></text:p>
      <text:p text:style-name="P12"/>
      <text:p text:style-name="Standard"><text:span text:style-name="T8">6:</text:span><text:span text:style-name="T5"><text:tab/>Der Offset und dann die Länge des Speicherbereiches, in dem die "historischen" Daten gelagert werden.</text:span></text:p>
      <text:p text:style-name="P12"/>
      <text:p text:style-name="Standard"><text:span text:style-name="T8">7:</text:span><text:span text:style-name="T5"><text:tab/>Die Adresse der Routine um die Tasknummern in der Tabelle für die Drittaktivierungszähler zu initialisieren. (zuerst Offset und dann Segment) Der HIS - Befehl benutzt diese Routine.</text:span></text:p>
      <text:p text:style-name="P12"/>
      <text:p text:style-name="Standard"><text:span text:style-name="T8">8:</text:span><text:span text:style-name="T5"><text:tab/>Es folgen nun maximal 6 Worte für die checksum von max. drei EPROM Paaren. Diese wird beim Hochlaufen des Systems gebildet und im RAM abgelegt.</text:span></text:p>
      <text:p text:style-name="P12"/>
      <text:p text:style-name="Standard"><text:span text:style-name="T8">9:</text:span><text:span text:style-name="T5"><text:tab/>Es folgt das Datensegment der Kundentasks sowie die Schwellwerte für den DI - Befehl.</text:span></text:p>
      <text:p text:style-name="P12"/>
      <text:p text:style-name="P12"/>
      <text:p text:style-name="P15">Speichertabelle:</text:p>
      <text:p text:style-name="P12"/>
      <text:p text:style-name="P12">-----------------------------------------------<text:tab/>|</text:p>
      <text:p text:style-name="P12">| Offset <text:s/>Prozessabbild<text:tab/><text:tab/>| + <text:s/>0 <text:s/>( 0)</text:p>
      <text:p text:style-name="P12">-----------------------------------------------<text:tab/>|</text:p>
      <text:p text:style-name="P12">| Segment Prozessabbild<text:tab/><text:tab/>| + <text:s/>2 <text:s/>( 2)</text:p>
      <text:p text:style-name="P12">-----------------------------------------------<text:tab/>|</text:p>
      <text:p text:style-name="P12">| Offset <text:s/>AllowedAdr<text:tab/><text:tab/>| + <text:s/>4 <text:s/>( 4)</text:p>
      <text:p text:style-name="P12">-----------------------------------------------<text:tab/>|</text:p>
      <text:p text:style-name="P12">| Segment AllowedAdr<text:tab/><text:tab/>| + <text:s/>6 <text:s/>( 6)</text:p>
      <text:p text:style-name="P12">-----------------------------------------------<text:tab/>|</text:p>
      <text:p text:style-name="P12">| Offset <text:s/>eeProgF<text:tab/><text:tab/><text:tab/>| + <text:s/>8 <text:s/>( 8)</text:p>
      <text:p text:style-name="P12">-----------------------------------------------<text:tab/>|</text:p>
      <text:p text:style-name="P12">| Segment eeProgF<text:tab/><text:tab/>| + 10 <text:s/>( a)</text:p>
      <text:p text:style-name="P12">-----------------------------------------------<text:tab/>|</text:p>
      <text:p text:style-name="P12">| Segment work<text:tab/><text:tab/><text:tab/>| + 12 <text:s/>( c)</text:p>
      <text:p text:style-name="P12">-----------------------------------------------<text:tab/>|</text:p>
      <text:p text:style-name="P12">| Modultyp<text:tab/><text:tab/><text:tab/><text:tab/>| + 14 <text:s/>( e)</text:p>
      <text:p text:style-name="P12">-----------------------------------------------<text:tab/>|</text:p>
      <text:p text:style-name="P12">| Offset <text:s/>HIS_DATA<text:tab/><text:tab/><text:tab/>| + 16 <text:s/>(10)</text:p>
      <text:p text:style-name="P12">-----------------------------------------------<text:tab/>|</text:p>
      <text:p text:style-name="P12">| Length <text:s/>HIS_DATA<text:tab/><text:tab/>| + 18 <text:s/>(12)</text:p>
      <text:p text:style-name="P12">-----------------------------------------------<text:tab/>|</text:p>
      <text:p text:style-name="P12">| Offset <text:s/>InitDrittActCtr<text:tab/><text:tab/>| + 20 <text:s/>(14)</text:p>
      <text:p text:style-name="P12">-----------------------------------------------<text:tab/>|</text:p>
      <text:p text:style-name="P12">| Segment InitDrittActCtr<text:tab/><text:tab/>| + 22 <text:s/>(16)</text:p>
      <text:p text:style-name="P12">-----------------------------------------------<text:tab/>|</text:p>
      <text:p text:style-name="P12">| checksum EPROM 1 low<text:tab/>| + 24 <text:s/>(18)</text:p>
      <text:p text:style-name="P12">-----------------------------------------------<text:tab/>|</text:p>
      <text:p text:style-name="P12">| checksum EPROM 1 high<text:tab/>| + 26 <text:s/>(1a)</text:p>
      <text:p text:style-name="P12">-----------------------------------------------<text:tab/>|</text:p>
      <text:p text:style-name="P12">| checksum EPROM 2 low<text:tab/>| + 28 <text:s/>(1c)</text:p>
      <text:p text:style-name="P12">-----------------------------------------------<text:tab/>|</text:p>
      <text:p text:style-name="P12">| checksum EPROM 2 high<text:tab/>| + 30 <text:s/>(1e)</text:p>
      <text:p text:style-name="P12">-----------------------------------------------<text:tab/>|</text:p>
      <text:p text:style-name="P12">| checksum EPROM 3 low<text:tab/>| + 32 <text:s/>(20)</text:p>
      <text:p text:style-name="P12">-----------------------------------------------<text:tab/>|</text:p>
      <text:p text:style-name="P12">| checksum EPROM 3 high<text:tab/>| + 34 <text:s/>(22)</text:p>
      <text:p text:style-name="P12">-----------------------------------------------<text:tab/>|</text:p>
      <text:p text:style-name="P12"><text:soft-page-break/>| Datensegment Kunden<text:tab/><text:tab/>| + 36 <text:s/>(24)</text:p>
      <text:p text:style-name="P12">-----------------------------------------------<text:tab/>|</text:p>
      <text:p text:style-name="P12">| Schwelle 1 word <text:s/>Konst<text:tab/><text:tab/>| + 38 <text:s/>(26)</text:p>
      <text:p text:style-name="P12">-----------------------------------------------<text:tab/>|</text:p>
      <text:p text:style-name="P12">| Schwelle 2 float Konst<text:tab/><text:tab/>| + 40 <text:s/>(28)</text:p>
      <text:p text:style-name="P12">-----------------------------------------------<text:tab/>|</text:p>
      <text:p text:style-name="P12">| Schwelle 3 word <text:s/>ZwiAdr<text:tab/><text:tab/>| + 42 <text:s/>(2a)</text:p>
      <text:p text:style-name="P12">-----------------------------------------------<text:tab/>|</text:p>
      <text:p text:style-name="P12">| Schwelle 4 float ZwiAdr<text:tab/><text:tab/>| + 44 <text:s/>(2c)</text:p>
      <text:p text:style-name="P12">-----------------------------------------------<text:tab/>|</text:p>
      <text:p text:style-name="P12">| Schwelle 5 begin VW<text:tab/><text:tab/>| + 46 <text:s/>(2e)</text:p>
      <text:p text:style-name="P13">-----------------------------------------------<text:tab/>|</text:p>
      <text:p text:style-name="P38"/>
      <text:p text:style-name="P1"><text:span text:style-name="T10">Bedeutung des ^Z <text:s/>(ab V</text:span><text:span text:style-name="T13">5.6</text:span><text:span text:style-name="T10">)</text:span></text:p>
      <text:p text:style-name="P12"/>
      <text:p text:style-name="P12">Bei Eingabe von ^Z wird nach dem CODE gefragt: es kann nun @3*8=24 eingegeben werden und dann ist der Monitor zugänglich. Wird @3x8=24 eingegeben, so tritt der Monitor in den stand alone mode, d. h. der Interrupt wird gesperrt, es laufen keine zeitgesteuerten Tasks mehr und die Kommunikation läuft nicht mehr interruptgesteuert, sondern die Schnittstelle wird gepollt. In diesem Direktmodus sind nicht alle Befehle möglich, z. Bsp. keine Taskbefehle, bis auf 'TD' und es kann kein anderes Gerät angewählt werden. Diese Betriebsart wird durch einen anderen Prompt (&gt;) angezeigt. Aus diesem Modus kann man nur wieder herauskommen, indem man ein zweites ^Z eingibt und sich mit dem Code @3*8=24 einloggt. Tritt ein UNUSED OPCODE Interrupt auf und es ist nicht möglich, eine Zuordnung zu einer Task zu treffen, die ihn produziert hat, so wird ebenfalls in den Direktmode des Monitors verzweigt. Es kann nun eine gewisse Diagnose mit dem HIS - Befehl getroffen werden.</text:p>
      <text:p text:style-name="P12"/>
      <text:p text:style-name="P12">Ab Version 5.4 kann bei versehentlichem Drücken von ^Z mit ^C ein Warmstart des Systems gemacht werden. Der Anwender kommt so wieder aus dem ^Z - Modus heraus. Es kann in dieser Version auch ein in der Liste OPCODE vereinbarter Bediener eingegeben werden (allerdings muß dieser die Berechtigung 7 haben!).</text:p>
      <text:p text:style-name="P12"/>
      <text:p text:style-name="Standard"><text:span text:style-name="T10">Bedeutung des ^Z ab V</text:span><text:span text:style-name="T13">8.0</text:span></text:p>
      <text:p text:style-name="P12"/>
      <text:p text:style-name="P12">Mit ^Z wird die Schnittstelle für den Monitor neu initialisiert und die Monitorinitroutine für diese Schnittstelle abgearbeitet. Befindet man sich im ZLT - Dialog, wechselt man zum Monitor, mit</text:p>
      <text:p text:style-name="P12">^C befindet man sich wieder an derselben Stelle im Dialog.</text:p>
      <text:p text:style-name="P12"/>
      <text:p text:style-name="P5">Das Schießen des EEPROMS (nur Feldbusstation)</text:p>
      <text:p text:style-name="P12"/>
      <text:p text:style-name="Standard"><text:span text:style-name="T5">Das Modconf - Programm verwendet dazu den Monitorbefehl </text:span><text:span text:style-name="T8">SEP</text:span><text:span text:style-name="T5">. Dieser führt verschieden Befehlssequenzen aus. Zuerst werden auf dem angewählten Gerät die zeit- zyklischen Tasks gestoppt. Dann werden Daten ohne Echo in Form eines INTEL - Hex - Files eingesammelt und im angewähleten Gerät an einer bestimmten Adresse abgelegt. Es wird der interne Monitorbefehl CA (call absolute) nun verwendet, um die Routine zum EEPROM schießen aufzurufen. Dazu wird die Adresse der Routine sowie der Pointer zu den Daten als Parameter übergeben. Anschließend wird der Befehl zum Systemstart gegeben.</text:span></text:p>
      <text:p text:style-name="P12"/>
      <text:p text:style-name="P15">Achtung:</text:p>
      <text:p text:style-name="P12"/>
      <text:p text:style-name="P12">Beim Anwählen des REMOTE - Gerätes werden von diesem Configurationsdaten geliefert. Dazu gehören die Adressen der Routine zum EEPROM schießen und das Segment, in dem die EEPROM - Daten zwischengelagert werden. Werden keine Configurationsdaten geliefert, so werden die vorhereingetragenen genommen. Stimmen diese nicht mit dem Gerät überein, so geht der CALL auf die Routine zum EEPROM schiessen ins Leere ! In diesem Fall müssen die Daten in den internen Bereich händisch eingetragen werden (s. CD - Befehl) oder ein Gerät am Bus angewählt werden, daß dieselbe Software wie das zu programmierende Gerät hat. Dann kann das Gerät wieder angewählt werden, das nicht antwortet aber mithört und konfiguriert werden. Ab der Version 6.x steht ein weiterer Befehl zur Verfügung, bei dem keine Adressen mehr für die Routinen als Parameter übergeben werden. Nur wird das Segment für die Daten weiterhin übergeben. Dies kann aber auch besser in den Configurationsdaten händisch eingetragen werden. Bei diesem zweiten Befehl ("SEN" wie Schiesse Eeprom Neu) wird der <text:soft-page-break/>Interrupt gesperrt, die Sender abgeschaltet und der Systemstart erfolgt unmittelbar nach dem Aufruf der Routine zum EEPROM schiessen.</text:p>
      <text:p text:style-name="P12"/>
      <text:p text:style-name="Standard"><text:span text:style-name="T5">Dieses Datensegment liegt beim Buskoppler und bei den Peripheriekomponenten bei 5a0h, d. h. würde eine solche Komponente nicht antworten können, weil falsch konfiguriert, aber trotzdem hören (die Geräteadresse müßte bekannt sein), so kann das Segment in die Configurationsdaten eingetragen werden (s. </text:span><text:span text:style-name="T3">CD</text:span><text:span text:style-name="T5"> - Befehl) und das Gerät könnte neu konfiguriert werden. (Allerdings mit SEN - Befehl, bei SEP - Befehl muß noch die Adresse der Routine eingetragen werden).</text:span></text:p>
      <text:p text:style-name="P12"/>
      <text:p text:style-name="Standard"><text:span text:style-name="T10">Zusammengefaßte Änderungen Version ab V</text:span><text:span text:style-name="T13">5.4</text:span></text:p>
      <text:p text:style-name="P12"/>
      <text:p text:style-name="Standard"><text:span text:style-name="T5"><text:s text:c="3"/>Der </text:span><text:span text:style-name="T9">A - Befehl</text:span><text:span text:style-name="T5"> zeigt die momentane, auf eine Sekunde verteilte Rechenzeit zyklisch an. Diese wird jede Sekunde in einen separaten Bereich kopiert und durch den A - Befehl ausgelesen. Auf dem Buskoppler ist dies nicht integriert.</text:span></text:p>
      <text:p text:style-name="P12"/>
      <text:p text:style-name="Standard"><text:span text:style-name="T5"><text:s text:c="3"/>Der </text:span><text:span text:style-name="T9">CD - Befehl</text:span><text:span text:style-name="T5"> gibt nun den Modultyp sowie die Version mit Generierdatum aus.</text:span></text:p>
      <text:p text:style-name="P12"/>
      <text:p text:style-name="Standard"><text:span text:style-name="T5"><text:s text:c="3"/>Zusätzlich zum Taskstep gibt es den </text:span><text:span text:style-name="T9">Go - Befehl</text:span><text:span text:style-name="T5">, dieser erlaubt das Anspringen eines bestimmten Bausteins z. Bsp. G 2, F221 d. h. der Task 2 steht nachher beim Baustein F221 weiter zur Ausführung an und kann nun mit dem </text:span><text:span text:style-name="T9">S - oder SD - Befehl</text:span><text:span text:style-name="T5"> weiterbearbeitet werden.</text:span></text:p>
      <text:p text:style-name="P12"/>
      <text:p text:style-name="P12"><text:s text:c="3"/>Der HIS - Befehl wurde zusätzlich mit Erläuterungen in Klartext versehen, die dem Entwickler helfen, die Statistik besser auszuwerten, ohne dass er immer in seiner Tabelle nachschauen muß. Bei der Anzeige der Taskstatistik ist eine Langzeitstatistik dabei, die die von den einzelnen Tasks verbrauchte Zeit in Millisekunden anzeigt. Der SekCtr in der Überschrift <text:s/>zeigt die Zeit in Sekunden an, zu der die Tabelle wurde zum letzten Mal initialisiert wurde. In dieser Tabelle ist die Verteilung auch in Prozent angegeben.</text:p>
      <text:p text:style-name="P12"/>
      <text:p text:style-name="P15">Achtung:</text:p>
      <text:p text:style-name="P12"/>
      <text:p text:style-name="P12"><text:s text:c="3"/>geringe Rundungsfehler ! Drittaktivierungen werden bei jedem Neüinplanen der Tasks gelöscht und in den Fehlerspeicher eingetragen.</text:p>
      <text:p text:style-name="P12"/>
      <text:p text:style-name="Standard"><text:span text:style-name="T5"><text:s text:c="3"/>Der </text:span><text:span text:style-name="T9">P - Befehl</text:span><text:span text:style-name="T5"> enthält nun einen Fehlerzähler, der hochgezählt wird, wenn eine Task versucht einzutragen und der Puffer voll ist. Für alte Anlagen muss mit dem PO - Befehl gearbeitet werden (dies ist der bisherige P - Befehl).</text:span></text:p>
      <text:p text:style-name="P12"/>
      <text:p text:style-name="P12"><text:s text:c="3"/>Ausloggen aus dem System :</text:p>
      <text:p text:style-name="P12">Mit ^B kann man sich direkt aus dem Monitor ausloggen. War man vorher im ZLT - Dialog, so wird dieser kurzzeitig angewählt und dann nach ca. 2 Sekunden der Bediener ausgeloggt. War dies nicht der Fall, so erscheint nach Eingabe von CR der Monitorkopf und frägt nach dem CODE. Es kann nun der übliche Sondercode eingegeben werden oder ein in der Datenbank vereinbarter, der die Berechtigung 7 haben muß. Analoges gilt für den Code bei der Eingabe von ^Z. Der Monitor muß nun immer mit der Eingabe des Codes "betreten" werden, es sei denn, DIL 2 ist ON, dies ist immer noch der</text:p>
      <text:p text:style-name="P12">direkte Zugang zum System. Die Anwahl des Monitors im ZLT - System erfordert auch keinen Code, allerdings muß der Bediener die Berechtigung 7 haben.</text:p>
      <text:p text:style-name="P12"/>
      <text:p text:style-name="P12"><text:s text:c="3"/>Ergänzung für den Datenbankmonitor :</text:p>
      <text:p text:style-name="P12">Für die Datenbankbefehle muß die UZ - Nummer nun oktal angegeben werden bzw. die Ausgabe erfolgt oktal. Dies gilt nur, wenn eine Konvertierung gewünscht wird <text:s/>(Option /C).</text:p>
      <text:p text:style-name="P12"/>
      <text:p text:style-name="Standard"><text:span text:style-name="T10">Erweiterungen für die Version </text:span><text:span text:style-name="T13">8.0</text:span></text:p>
      <text:p text:style-name="P12"/>
      <text:p text:style-name="P12"><text:s text:c="3"/>Die V8.x unterscheidet sich hauptsächlich dadurch von V7.x, dass TCP/IP integriert ist und die MMK-Task sowie der Monitor über einen TCP/IP Server angesprochen werden können. Meldungen werden zu einem TCP/IP server (auf GZ-PC) gesendet.</text:p>
      <text:p text:style-name="P12"/>
      <text:p text:style-name="P12"><text:s text:c="3"/>Für MICAS, BUKL, Datenbank haben sich keine Adressen verändert, es kann der komplette Datenbestand von V7.x in die V8.x geladen werden. Der 29ZP13 hat die gleichen Ladeadressen wie der 29ZP12 (der Nachfolger des 29ZP10), der Unterschied ist der, daß der 29ZP13 einen <text:soft-page-break/>zweiten PROVI-Bus hat (PROVI_h wie high), mit dem er an andere 29ZP13 angekoppelt werden kann, sowie</text:p>
      <text:p text:style-name="P12">an einen router (29ZM12 = 29ZP12 mit eigener Software).</text:p>
      <text:p text:style-name="P12"/>
      <text:p text:style-name="P12"><text:s text:c="3"/>Es sind im Monitor einige Befehle hinzugekommen, um die TCP/IP Fähigkeiten zu überwachen und analysieren (s. Pkt. 47).</text:p>
      <text:p text:style-name="P12"/>
      <text:p text:style-name="P12"><text:s text:c="3"/>Ansonsten existieren neue Befehle für die Entwicklung, um das System zu beobachten.</text:p>
      <text:p text:style-name="P12"/>
      <text:p text:style-name="P12"><text:s text:c="3"/>Ein sehr hilfreicher Befehl für die Inmbetriebnahme ist die Befehlsausgabe mittels des Monitors (Pkt. 46), allerdings muß für die Analogwerte eine Umrechnungsfunktion existieren und das zugehörige KONPAR Element. Dieses kann im Monitor erzeugt werden, z. Bsp. gibt es eine <text:s/>Umrechnungsfunktion Nr 1 (0 % - 100 %), so kann für die Analogwertzeile 11 ein KONPAR - Element mit folgendem Befehl erzeugt werden: INS KONPAR;ROW/D=11,1 , dann das Gerät mit projektiertem Analogwert anwählen, obigen Befehl nochmals absetzen und ab dann können Analogwerte auf diese Zeile ausgegeben werden.</text:p>
      <text:p text:style-name="P12"/>
      <text:p text:style-name="Standard"><text:span text:style-name="T5"><text:s text:c="3"/>Weitere nützliche Befehle ab der V8.0: </text:span><text:span text:style-name="T8">Q/F:</text:span><text:span text:style-name="T5"> <text:s/>mache das Gerät fabrikneu d. h. konfiguriere das EEPROM mit den default Daten und lösche das komplette RAM</text:span></text:p>
      <text:p text:style-name="P12"/>
      <text:p text:style-name="Standard"><text:span text:style-name="T5"><text:s text:c="3"/></text:span><text:span text:style-name="T8">CHD/M:</text:span><text:span text:style-name="T5"><text:tab/><text:tab/>zeige die Modulnamen sowie die jeweilige Version mit an</text:span></text:p>
      <text:p text:style-name="P12"/>
      <text:p text:style-name="Standard"><text:span text:style-name="T5"><text:s text:c="3"/></text:span><text:span text:style-name="T8">CHD/C:</text:span><text:span text:style-name="T5"><text:tab/><text:tab/>zeige die Konfiguration (mit etwaigen Überschneidungen) an</text:span></text:p>
      <text:p text:style-name="P12"/>
      <text:p text:style-name="Standard"><text:span text:style-name="T5"><text:s text:c="3"/></text:span><text:span text:style-name="T8">CHD 127:</text:span><text:span text:style-name="T5"><text:tab/>kombiniert mit einigen anderen (Display-)Befehlen: (sinnvoll für die Aufzeichnung in ein File)</text:span></text:p>
      <text:p text:style-name="Standard"><text:span text:style-name="T8">HIS:</text:span><text:span text:style-name="T5"><text:tab/><text:tab/><text:tab/>display history aller devices</text:span></text:p>
      <text:p text:style-name="Standard"><text:span text:style-name="T8">TD:</text:span><text:span text:style-name="T5"><text:tab/><text:tab/><text:tab/>display Taskliste aller devices</text:span></text:p>
      <text:p text:style-name="Standard"><text:span text:style-name="T8">A:</text:span><text:span text:style-name="T5"><text:tab/><text:tab/><text:tab/>display Auslastung aller devices</text:span></text:p>
      <text:p text:style-name="Standard"><text:span text:style-name="T8">P:</text:span><text:span text:style-name="T5"><text:tab/><text:tab/><text:tab/>display Puffer aller devices</text:span></text:p>
      <text:p text:style-name="P12"/>
      <text:p text:style-name="Standard"><text:span text:style-name="T10">Ergänzung zum Q - Befehl (ab V</text:span><text:span text:style-name="T13">8.0</text:span><text:span text:style-name="T10">)</text:span></text:p>
      <text:p text:style-name="P12"/>
      <text:p text:style-name="P12">Der Q - Befehl kann mit verschiedenen Optionen eingegeben werden.</text:p>
      <text:p text:style-name="P12"/>
      <text:p text:style-name="Standard"><text:span text:style-name="T8">Q/F:</text:span><text:span text:style-name="T5"><text:tab/>mache Gerät fabrikneu, d. h. EEPROM - default und RAM:=0 <text:s text:c="2"/></text:span><text:span text:style-name="T8">Q/H</text:span><text:span text:style-name="T5"> : halte Prozessor an (es muß hardwaremäßig ein reset erfolgen)</text:span></text:p>
      <text:p text:style-name="Standard"><text:span text:style-name="T8">Q/N:</text:span><text:span text:style-name="T5"><text:tab/>setze das gesamte RAM auf 0 und halte dann an (wie Q/Z und Q/H)</text:span></text:p>
      <text:p text:style-name="Standard"><text:span text:style-name="T8">Q/Z:</text:span><text:span text:style-name="T5"><text:tab/>setze das RAM auf 0 und führe einen reset aus</text:span></text:p>
      <text:p text:style-name="Standard"><text:span text:style-name="T8">Q/P:</text:span><text:span text:style-name="T5"><text:tab/>toggle PMD - Flag (Beschreibung s. unten)</text:span></text:p>
      <text:p text:style-name="P12"/>
      <text:p text:style-name="P12">Für die Peripherie 29AR11, 29SP11 und 29MB11 sind diese Optionen REMOTE - fähig.</text:p>
      <text:p text:style-name="P12"/>
      <text:p text:style-name="P12">Im Q Befehl kann der Merker gesetzt werden, um einen "PMD - Trace" anzufertigen d. h. läuft eine Task (ausser USER-Micas) auf unused opcode, so geht der Monitor in den Direkt-Modus, nur er ist aktiv, sonst keiner. In diesem Fall können Speicher analysiert werden etc. Der Merker wird mit Eingabe von "Q/P" gesetzt und bei Eingabe von dem nächsten "Q/P" zurückgesetzt. Auf den REMOTE - Geräten muß dieser Merker im Monitor explizit an der entsprechenden Adresse af den Hexwert CD gesetzt werden.</text:p>
      <text:p text:style-name="P12"/>
      <text:p text:style-name="Standard"><text:span text:style-name="T10">MODE - Befehl (ab V</text:span><text:span text:style-name="T13">8.0</text:span><text:span text:style-name="T10">)</text:span></text:p>
      <text:p text:style-name="P12"/>
      <text:p text:style-name="P12">Der Befehl ist analog zum MODE - Befehl von DOS, die Syntax ist identisch (MODE dev nr: baudrate, nr data bits, parity, nr stopbits) <text:s/>Das device muß immer eingegeben werden, für andere nimmt er default Daten: 9600 Baud, 8 data bits, no parity, 1 stopbit</text:p>
      <text:p text:style-name="P12"/>
      <text:p text:style-name="P12">Als devices existieren:</text:p>
      <text:p text:style-name="Standard"><text:span text:style-name="T8">M0:</text:span><text:span text:style-name="T5"><text:tab/>MUART 0 für PROVI - Bus</text:span></text:p>
      <text:p text:style-name="Standard"><text:span text:style-name="T8">M1:</text:span><text:span text:style-name="T5"><text:tab/>MUART 1 für SIO oder PROVI_h - Bus</text:span></text:p>
      <text:p text:style-name="Standard"><text:span text:style-name="T8">M2:</text:span><text:span text:style-name="T5"><text:tab/>MUART 2 für SIO2</text:span></text:p>
      <text:p text:style-name="Standard"><text:span text:style-name="T8">U0:</text:span><text:span text:style-name="T5"><text:tab/>UART 0 für SIO</text:span></text:p>
      <text:p text:style-name="Standard"><text:span text:style-name="T8">U1:</text:span><text:span text:style-name="T5"><text:tab/>UART 1 für SIO2</text:span></text:p>
      <text:p text:style-name="P12"><text:soft-page-break/></text:p>
      <text:p text:style-name="Standard"><text:span text:style-name="T8">Baudrate:</text:span><text:span text:style-name="T5"><text:tab/><text:tab/>Bereich von 75 ... 19200</text:span></text:p>
      <text:p text:style-name="Standard"><text:span text:style-name="T8">Datenbits:</text:span><text:span text:style-name="T5"><text:tab/><text:tab/>5 - 8 je nachdem ob MUART oder UART</text:span></text:p>
      <text:p text:style-name="Standard"><text:span text:style-name="T8">Parity:</text:span><text:span text:style-name="T5"><text:tab/><text:tab/>e(ven), o(dd), n(one)</text:span></text:p>
      <text:p text:style-name="Standard"><text:span text:style-name="T8">Stoppbits:</text:span><text:span text:style-name="T5"><text:tab/><text:tab/>1 für den UART, 0.75, 1.5, 2, 1 für den MUART</text:span></text:p>
      <text:p text:style-name="P12"/>
      <text:p text:style-name="P15">Beispiele:</text:p>
      <text:p text:style-name="P12">MODE M1:19200 setzt die Baudrate auf 19200, sonst default</text:p>
      <text:p text:style-name="P12">MODE M1:,7,e <text:s/>setzt die Anzahl Datenbits auf sieben, even parity und Baudrate default (9600) sowie ein Stoppbit</text:p>
      <text:p text:style-name="P12">MODE M1:,,e <text:s/>even parity, Rest default (9600,8,1)</text:p>
      <text:p text:style-name="P12"/>
      <text:p text:style-name="Standard"><text:span text:style-name="T10">Parameter für Monitor <text:s/>(ab V</text:span><text:span text:style-name="T13">8.0</text:span><text:span text:style-name="T10">)</text:span></text:p>
      <text:p text:style-name="P12"/>
      <text:p text:style-name="P12">Im Monitor können einige Größen mit dem y - Befehl parametriert werden:</text:p>
      <text:p text:style-name="P12"/>
      <text:p text:style-name="Standard"><text:span text:style-name="T8">y = Seg. &lt;CR&gt;</text:span><text:span text:style-name="T5"><text:tab/>Einstellen des Arbeitssegmentes (in allen Versionen)</text:span></text:p>
      <text:p text:style-name="Standard"><text:span text:style-name="T8">y &lt;CR&gt;</text:span><text:span text:style-name="T5"><text:tab/><text:tab/>Anzeigen des Arbeitssegmentes (in allen Versionen)</text:span></text:p>
      <text:p text:style-name="P12"/>
      <text:p text:style-name="Standard"><text:span text:style-name="T8">y/[B,D,H,O] &lt;CR&gt;</text:span><text:span text:style-name="T5"><text:tab/>Ausgabe in binärer, dezimaler, hexadezimaler, oktaler Form (betrifft den Display-Befehl)</text:span></text:p>
      <text:p text:style-name="P12"/>
      <text:p text:style-name="Standard"><text:span text:style-name="T8">y/[N,C]</text:span><text:span text:style-name="T5"><text:tab/><text:tab/>Im Schreibbefehl wird nicht geprüft, ob das Schreiben erlaubt ist (betrifft S-, I-, M-Befehl)</text:span></text:p>
      <text:p text:style-name="P12"/>
      <text:p text:style-name="Standard"><text:span text:style-name="T8">y/[U,L]</text:span><text:span text:style-name="T5"><text:tab/><text:tab/>Ausgabe von hexadezimalen Zahlen [A..F] oder [a..f]</text:span></text:p>
      <text:p text:style-name="P12"/>
      <text:p text:style-name="Standard"><text:span text:style-name="T8">y/[S,Y]</text:span><text:span text:style-name="T5"><text:tab/><text:tab/>suppress Frage "continue..."</text:span></text:p>
      <text:p text:style-name="P12"/>
      <text:p text:style-name="Standard"><text:span text:style-name="T8">y/<text:tab/><text:tab/><text:tab/></text:span><text:span text:style-name="T5">display eingestellte Parameter in Reihenfolge und mit Zeichen wie hier aufgeführt</text:span></text:p>
      <text:p text:style-name="P12"/>
      <text:p text:style-name="P15">Defaultparameter:</text:p>
      <text:p text:style-name="Standard"><text:span text:style-name="T8">H</text:span><text:span text:style-name="T5"><text:tab/><text:tab/><text:tab/>Ausgabe in hexadezimaler Form</text:span></text:p>
      <text:p text:style-name="Standard"><text:span text:style-name="T8">C</text:span><text:span text:style-name="T5"><text:tab/><text:tab/><text:tab/>Schreiben geprüft (ob auf ROM, oder Betriebssystem)</text:span></text:p>
      <text:p text:style-name="Standard"><text:span text:style-name="T8">U</text:span><text:span text:style-name="T5"><text:tab/><text:tab/><text:tab/>Ausgabe von hexadezimalen Zahlen in der Form [A..F]</text:span></text:p>
      <text:p text:style-name="Standard"><text:span text:style-name="T8">Y</text:span><text:span text:style-name="T5"><text:tab/><text:tab/><text:tab/>stelle Frage "continue …"</text:span></text:p>
      <text:p text:style-name="P12"/>
      <text:p text:style-name="Standard"><text:span text:style-name="T10">Der DIL - Befehl <text:s/>(ab V</text:span><text:span text:style-name="T13">8.0</text:span><text:span text:style-name="T10">)</text:span></text:p>
      <text:p text:style-name="P12"/>
      <text:p text:style-name="P12">Auf dem 29ZP10 können mit den DIL's einige Systemparameter eingestellt werden z. Bsp. Monitor direkt starten etc. In der Initphase wird der DIL ausgelesen und die Variable DilSwitch damit belegt. Auf den 29ZP12/13 und 29ZM12 gibt es den DIL nicht, er wird entweder defaultmäßig vorbelegt oder aber kann mit dem Befehl DIL=xx gesetzt werden. Die defaultmäßige Belegung erfolgt immer dann wieder, wenn er zurückgesetzt wurde, d. h. DIL=FF (alle off).</text:p>
      <text:p text:style-name="P12">Die DIL Logik ist inverse: gesetze Bits bedeuten der DIL ist off. Mit DIL=FE sind alle DIL's off bis auf den ersten usw. Z. Bsp. bedeutet DIL=FD alle DIL's sind off, nur Monitor ist on, d. h. der Monitor frägt nicht nach dem CODE, wenn er startet. Auf dem 29ZP12 kann mit dem DIL "Modem" das Modem eingeplant werden oder nicht. In diesem Fall hat TCP/IP kein Interface und es erfolgt keine Meldung zu einer Grafikzentrale. Da dies von einiger Bedeutung ist, ist zu überlegen, ob der DIL aus dem EEPROM vorbelegt werden soll.</text:p>
      <text:p text:style-name="P12"/>
      <text:p text:style-name="P15">Bedeutung der DIL's:</text:p>
      <text:p text:style-name="P12">DIL 1<text:tab/><text:tab/>Start von MICAS Tasks nach Cold_Start</text:p>
      <text:p text:style-name="P12">DIL 2<text:tab/><text:tab/>Start Monitor ohne Bedienercodeeingabe</text:p>
      <text:p text:style-name="P12">DIL 3<text:tab/><text:tab/>Ausschalten Überprüfung der Datenbank</text:p>
      <text:p text:style-name="P12">DIL 4<text:tab/><text:tab/>HEAP - Test einschalten</text:p>
      <text:p text:style-name="P12">DIL 5<text:tab/><text:tab/>MODEM ja/nein</text:p>
      <text:p text:style-name="P12">DIL 6<text:tab/><text:tab/>Drucker/VT100 (Terminalauswahl für V7.x)</text:p>
      <text:p text:style-name="P12">DIL 7<text:tab/><text:tab/>PROVI-high-Bus Parameter für Bus (29ZP12)</text:p>
      <text:p text:style-name="P12">DIL 8<text:tab/><text:tab/>slip (TCP/IP) arbeitet an serieller Schnittstelle (Sind DIL 7 und DIL 8 on so arbeitet <text:soft-page-break/>der 29ZP12 als router 29ZM12)</text:p>
      <text:p text:style-name="P12"/>
      <text:p text:style-name="Standard"><text:span text:style-name="T10">Der SIO - Befehl <text:s/>(ab V</text:span><text:span text:style-name="T13">8.0</text:span><text:span text:style-name="T10">)</text:span></text:p>
      <text:p text:style-name="P12"/>
      <text:p text:style-name="P12">Der SIO - Befehl erlaubt die Zuordnung der Interfaces zu den verschiedenen Tasks. So kann damit auf dem 29ZP13 anstatt das PROVI-Businterface das slip Interface für TCP/IP eingeplant werden. Diese Einstellungen haben nur für die Entwicklung für den Test besonderer Konfigurationen Bedeutung. Es gibt für die Konfiguration eine defaultmäßige Einstellung. Wird der Befehl SIO=FF eingegeben, so wird nachher die defaultmäßige Einstellung vorgenommen (analog DIL=FF). Andererseits bleibt die Konfiguration im RAM gepuffert.</text:p>
      <text:p text:style-name="P12"/>
      <text:p text:style-name="P15">Bedeutung von SIO:</text:p>
      <text:p text:style-name="P12">Das niederwertigste Bit entscheidet, ob für TCP/IP ein PROVI-Businterface eingeplant wird.</text:p>
      <text:p text:style-name="P12"/>
      <text:p text:style-name="P12"><text:tab/><text:tab/>000x<text:tab/>001x<text:tab/>010x<text:tab/>011x<text:tab/>100x<text:tab/>101x<text:tab/>110x<text:tab/>111x </text:p>
      <text:p text:style-name="P12"><text:tab/><text:tab/>0/1<text:tab/>2/3<text:tab/>4/5<text:tab/>6/7<text:tab/>8/9<text:tab/>a/b<text:tab/>c/d<text:tab/>e/f</text:p>
      <text:p text:style-name="P12"/>
      <text:p text:style-name="P12">slip<text:tab/><text:tab/>Sio<text:tab/>Sio2<text:tab/>Sio<text:tab/>Sio2<text:tab/>---<text:tab/>---<text:tab/>---<text:tab/>---</text:p>
      <text:p text:style-name="P12">modem<text:tab/>Sio2<text:tab/>Sio<text:tab/>---<text:tab/>---<text:tab/>Sio<text:tab/>Sio2<text:tab/>---<text:tab/>---</text:p>
      <text:p text:style-name="P12">PROVI<text:tab/>j/n<text:tab/>j/n <text:tab/>j/n<text:tab/>j/n<text:tab/>j/n<text:tab/>j/n<text:tab/>j/n<text:tab/>j/n</text:p>
      <text:p text:style-name="P12"/>
      <text:p text:style-name="P12">ZLT<text:tab/><text:tab/>---<text:tab/>---<text:tab/>---<text:tab/>Sio<text:tab/>---<text:tab/>Sio<text:tab/>Sio<text:tab/>---</text:p>
      <text:p text:style-name="P12">MMK<text:tab/><text:tab/>---<text:tab/>---<text:tab/>Sio2<text:tab/>---<text:tab/>Sio2<text:tab/>---<text:tab/>---<text:tab/>Sio2 </text:p>
      <text:p text:style-name="P12"><text:tab/><text:tab/>serv<text:tab/>serv<text:tab/>serv<text:tab/>serv<text:tab/>serv<text:tab/>serv<text:tab/>serv/-<text:tab/>serv/-</text:p>
      <text:p text:style-name="P12"/>
      <text:p text:style-name="P12">Monitor<text:tab/>---<text:tab/>---<text:tab/>---<text:tab/>Sio<text:tab/>---<text:tab/>Sio<text:tab/>Sio<text:tab/>Sio</text:p>
      <text:p text:style-name="P12"><text:tab/><text:tab/>---<text:tab/>---<text:tab/>Sio2<text:tab/>---<text:tab/>Sio2<text:tab/>---<text:tab/>Sio2<text:tab/>Sio2</text:p>
      <text:p text:style-name="P12"><text:tab/><text:tab/>serv<text:tab/>serv<text:tab/>serv<text:tab/>serv<text:tab/>serv<text:tab/>serv<text:tab/>serv/-<text:tab/>serv/-</text:p>
      <text:p text:style-name="P12"/>
      <text:p text:style-name="P12"/>
      <text:p text:style-name="P12">Sio<text:tab/>=<text:tab/>über serielle Schnittstelle auf Frontplatte erreichbar (29ZP12 und 29ZP13)</text:p>
      <text:p text:style-name="P12">Sio2<text:tab/>=<text:tab/>über serielle Schnittstelle (mit Modemlkontrolleitungen DTR und DCD) auf</text:p>
      <text:p text:style-name="P12"><text:tab/><text:tab/>Klemmleiste erreichbar (nur 29ZP12)</text:p>
      <text:p text:style-name="P12">---<text:tab/>=<text:tab/>über serielle Schnittstelle nicht erreichbar</text:p>
      <text:p text:style-name="P12">serv<text:tab/>=<text:tab/>über TCP/IP erreichbar</text:p>
      <text:p text:style-name="Standard"><text:span text:style-name="T5">serv/-<text:tab/>=<text:tab/>falls PROVIBUS_high 1 </text:span><text:span text:style-name="T8">J</text:span><text:span text:style-name="T5">a, dann über TCP/IP erreichbar</text:span></text:p>
      <text:p text:style-name="Standard"><text:span text:style-name="T5"><text:tab/>=<text:tab/>falls PROVIBUS_high 0 </text:span><text:span text:style-name="T8">N</text:span><text:span text:style-name="T5">ein, dann nicht über TCP/IP erreichbar</text:span></text:p>
      <text:p text:style-name="Standard"><text:span text:style-name="T5">x<text:tab/>=<text:tab/>1 </text:span><text:span text:style-name="T8">J</text:span><text:span text:style-name="T5">a - TCP/IP über PROVIBUS_high (nur 29ZP13)</text:span></text:p>
      <text:p text:style-name="Standard"><text:span text:style-name="T5">x<text:tab/>=<text:tab/>0 </text:span><text:span text:style-name="T8">N</text:span><text:span text:style-name="T5">ein - kein TCP/IP über PROVIBUS_high</text:span></text:p>
      <text:p text:style-name="P12"/>
      <text:p text:style-name="P12">Beispiele:</text:p>
      <text:p text:style-name="P12"/>
      <text:p text:style-name="P12">sio<text:tab/>= 4<text:tab/>29ZP13 TCP/IP (SLIP) über serielle Schnittstelle auf Frontplatte PROVIBUS_high</text:p>
      <text:p text:style-name="P12"><text:tab/><text:tab/>nur peer-to-peer Kommunikation.</text:p>
      <text:p text:style-name="P12"><text:tab/><text:tab/>ZLT/MMK und Monitor nur über TCP/IP erreichbar</text:p>
      <text:p text:style-name="P12"/>
      <text:p text:style-name="P12">sio<text:tab/>= 6<text:tab/>29ZP12 V.24 über serielle Schnittstelle auf FrontplatteTCP/IP (SLIP) über serielle <text:tab/><text:tab/><text:tab/><text:tab/>Schnittstelle für Modem auf Klemmleiste</text:p>
      <text:p text:style-name="P12"><text:tab/><text:tab/>ZLT/MMK und Monitor über V.24 und TCP/IP erreichbar</text:p>
      <text:p text:style-name="P12"/>
      <text:p text:style-name="P12">sio<text:tab/>= d<text:tab/>29ZP13 V.24 über serielle Schnittstelle auf FrontplatteTCP/IP über PROVIBUS_high</text:p>
      <text:p text:style-name="P12">default <text:s text:c="3"/><text:tab/>ZLT/MMK und Monitor über V.24 und TCP/IP erreichbar</text:p>
      <text:p text:style-name="P12"/>
      <text:p text:style-name="P12">sio<text:tab/>= a<text:tab/>29ZP12 V.24 über serielle Schnittstelle auf FrontplatteTCP/IP (dial-up SLIP) über</text:p>
      <text:p text:style-name="P12">default <text:s text:c="3"/><text:tab/>Modem an serieller Schnittstelle auf Klemmleiste</text:p>
      <text:p text:style-name="P12"><text:tab/><text:tab/>ZLT/MMK und Monitor über V.24 und TCP/IP erreichbar</text:p>
      <text:p text:style-name="P12"/>
      <text:p text:style-name="P12">sio<text:tab/>= f<text:tab/>29ZP12 nach nächstem Boot wieder default</text:p>
      <text:p text:style-name="P12"><text:tab/><text:tab/>29ZP13</text:p>
      <text:p text:style-name="P12"/>
      <text:p text:style-name="P5">Uhrzeit anzeigen/stellen</text:p>
      <text:p text:style-name="P12"><text:soft-page-break/></text:p>
      <text:p text:style-name="P12">Der ZU - Befehl zeigt die aktuelle Uhrzeit an bzw. setzt diese auf die angegebene Zeit.</text:p>
      <text:p text:style-name="P12"/>
      <text:p text:style-name="P15">Syntax:<text:tab/>ZU HH:MM:SS &lt;CR&gt; oder <text:s/>ZU&lt;CR&gt;</text:p>
      <text:p text:style-name="P15"/>
      <text:p text:style-name="P5">Datum anzeigen/stellen</text:p>
      <text:p text:style-name="P12"/>
      <text:p text:style-name="P12">Der ZD - Befehl zeigt das aktuelle Datum an bzw. setzt dieses auf den angegebene Wert.</text:p>
      <text:p text:style-name="P12"/>
      <text:p text:style-name="P15">Syntax:<text:tab/>ZD DD-MM-YY [-WT-KW] &lt;CR&gt;</text:p>
      <text:p text:style-name="P12"/>
      <text:p text:style-name="Standard"><text:span text:style-name="T8">WT</text:span><text:span text:style-name="T5"><text:tab/>Wochentag (1...7)</text:span></text:p>
      <text:p text:style-name="Standard"><text:span text:style-name="T8">KW</text:span><text:span text:style-name="T5"><text:tab/>Kalenderwoche (1...53)'</text:span></text:p>
      <text:p text:style-name="P44"/>
      <text:p text:style-name="P4">Datenbank</text:p>
      <text:p text:style-name="P9"/>
      <text:p text:style-name="P8">Datenbankbefehle (allgemein)</text:p>
      <text:p text:style-name="P8">DEL (delete) - Befehl</text:p>
      <text:p text:style-name="P8">DEL - Befehl erweitert</text:p>
      <text:p text:style-name="P8">DMP (dump) - Befehl</text:p>
      <text:p text:style-name="P8">FLOAD (fast load) - Befehl</text:p>
      <text:p text:style-name="P8">GET (get data ) - Befehl</text:p>
      <text:p text:style-name="P8">INFO <text:s/>(Arrayinfo) - Befehl</text:p>
      <text:p text:style-name="P8">INS (insert) - Befehl</text:p>
      <text:p text:style-name="P8">LOAD (load data) - Befehl</text:p>
      <text:p text:style-name="P8">PUT (put data ) - Befehl</text:p>
      <text:p text:style-name="P8">EDB (change db) - Befehl</text:p>
      <text:p text:style-name="P8">REMOTE - database Befehle - Besonderheiten</text:p>
      <text:p text:style-name="P8">Formatierte Ausgabe</text:p>
      <text:p text:style-name="P8">CAR - check arrays</text:p>
      <text:p text:style-name="P8">DERR <text:s/>(DB-Errors) - Befehl</text:p>
      <text:p text:style-name="P8">Laden einer neuen Datenbank in neue Version oder HW</text:p>
      <text:p text:style-name="P8">Datenbank - Fehlercodes</text:p>
      <text:p text:style-name="P8">Datenbank - Arraynamen</text:p>
      <text:p text:style-name="P12"/>
      <text:p text:style-name="P5">Datenbankbefehle</text:p>
      <text:p text:style-name="P12"/>
      <text:p text:style-name="P12">Um besser in die Datenbank eingreifen zu können und auch unabhängig von Adressen arbeiten zu können wurden verschiedene Befehle eingeführt.</text:p>
      <text:p text:style-name="P12"/>
      <text:p text:style-name="Standard"><text:span text:style-name="T5">Die </text:span><text:span text:style-name="T8">Syntax</text:span><text:span text:style-name="T5"> der Befehle ist immer:</text:span></text:p>
      <text:p text:style-name="P12"/>
      <text:p text:style-name="P15">&lt;Befehl&gt; &lt;Array&gt;;&lt;Bereich&gt;;&lt;Attribut1&gt;;&lt;Attribut2&gt;; ...</text:p>
      <text:p text:style-name="P12"/>
      <text:p text:style-name="P12">Als Befehle stehen zur Verfügung:</text:p>
      <text:p text:style-name="P12"/>
      <text:p text:style-name="Standard"><text:span text:style-name="T8">DEL</text:span><text:span text:style-name="T5"><text:tab/><text:tab/>löschen eines Elements bzw. einer ROW in einem Array</text:span></text:p>
      <text:p text:style-name="Standard"><text:span text:style-name="T8">DMP</text:span><text:span text:style-name="T5"><text:tab/><text:tab/>dumpen eines Arrays bzw. der ganzen Datenbank</text:span></text:p>
      <text:p text:style-name="Standard"><text:span text:style-name="T8">FLOAD</text:span><text:span text:style-name="T5"><text:tab/>laden eines Arrays ROW für ROW</text:span></text:p>
      <text:p text:style-name="Standard"><text:span text:style-name="T8">GET</text:span><text:span text:style-name="T5"><text:tab/><text:tab/>eine bzw. mehrere ROW('s) von einem Array ausgeben</text:span></text:p>
      <text:p text:style-name="Standard"><text:span text:style-name="T8">INFO</text:span><text:span text:style-name="T5"><text:tab/><text:tab/>Information über ein Array bzw. alle Arrays ausgeben</text:span></text:p>
      <text:p text:style-name="Standard"><text:span text:style-name="T8">INS</text:span><text:span text:style-name="T5"><text:tab/><text:tab/>einfügen einer ROW in ein Array</text:span></text:p>
      <text:p text:style-name="Standard"><text:span text:style-name="T8">LOAD</text:span><text:span text:style-name="T5"><text:tab/><text:tab/>laden einzelner Attribute in ein Array</text:span></text:p>
      <text:p text:style-name="Standard"><text:span text:style-name="T8">PUT</text:span><text:span text:style-name="T5"><text:tab/><text:tab/>einzelne Attribute in ROW eines Array einfügen</text:span></text:p>
      <text:p text:style-name="P12"/>
      <text:p text:style-name="P15">Array :</text:p>
      <text:p text:style-name="P12">Es ist der Arrayname einzugeben bzw. die Nummer für das Array mit vorgestelltem '#'. Eine Liste der Arrays mit zugehöriger Nummer ist im Anhang.</text:p>
      <text:p text:style-name="P12"/>
      <text:p text:style-name="Standard"><text:span text:style-name="T8">Beispiel</text:span><text:span text:style-name="T5">:<text:tab/>DEL OPCODE &lt;CR&gt; <text:s/>oder DEL #18 &lt;CR&gt;</text:span></text:p>
      <text:p text:style-name="P12"/>
      <text:p text:style-name="P15">Bereich:</text:p>
      <text:p text:style-name="P12">Manche Befehle können mehrere ROW's bearbeiten z. B. der GET - Befehl, andere nur eine ROW z. B. der DEL - Befehl. Es kann entweder der Startindex und dann die Länge eingegeben werden in der Form #n-m oder #nLi <text:s/>i, n und m Dezimalzahlen, dann wird von Index n bis m gearbeitet bzw. von n mit Länge i. Es kann auch der Key eingegeben werden.</text:p>
      <text:p text:style-name="P12"/>
      <text:p text:style-name="Standard"><text:span text:style-name="T8">Beispiel:</text:span><text:span text:style-name="T5"><text:tab/>GET FGLIST;FGADR/C=01-KLI00-00/L10;</text:span></text:p>
      <text:p text:style-name="P12"/>
      <text:p text:style-name="P12">dann wird mit der konvertierten FG-Adresse 01-KLI00-00 begonnen 10 ROW's auszugeben. Bei einigen Befehlen wie PUT, DEL hat die Längenangabe keine Auswirkung, da immer nur eine <text:soft-page-break/>ROW bearbeitet wird. Es kann auch einfach das Attribut 'KEY' verwendet werden.</text:p>
      <text:p text:style-name="P12"/>
      <text:p text:style-name="Standard"><text:span text:style-name="T8">Beispiel:</text:span><text:span text:style-name="T5"><text:tab/>DEL FGLIST;KEY=80,20,81,22</text:span></text:p>
      <text:p text:style-name="P12"/>
      <text:p text:style-name="P12">löscht das Element mit der hexadezimalen Adresse 80,20,81,22,00,00 (der Key umfaßt für die FGLIST 6 Bytes, der Rest wird mit 0 aufgefüllt). Für den INS (bzw. PUT) kann auch die komplette ROW eingegeben werden.</text:p>
      <text:p text:style-name="P12"/>
      <text:p text:style-name="Standard"><text:span text:style-name="T8">Beispiel:</text:span><text:span text:style-name="T5"><text:tab/>INS FGLIST;ROW=80,20,81,22</text:span></text:p>
      <text:p text:style-name="P12"/>
      <text:p text:style-name="P12">fügt eine neue ROW mit dem Key 80,20,81,22,00,00 ein und der Rest wird mit 0 aufgefüllt. Soll der ganze Bereich eines Arrays angezeigt werden, so genügt die Angabe ';;'</text:p>
      <text:p text:style-name="P12"/>
      <text:p text:style-name="Standard"><text:span text:style-name="T8">Beispiel:</text:span><text:span text:style-name="T5"><text:tab/>GET FGLIST;;FGADR/C </text:span></text:p>
      <text:p text:style-name="P12"/>
      <text:p text:style-name="P12">zeigt für die ganze FGLIST die FG-Adressen in konvertierter Form an.</text:p>
      <text:p text:style-name="P12"/>
      <text:p text:style-name="P15">Attribut:</text:p>
      <text:p text:style-name="P12">Hier wird eingegeben, welche Attribute von der Operation betroffen sind. Es wird der Name eingegeben oder die Nummer mit vorangestelltem '#'. Dann kann eine Option eingegeben werden. Die Option ist entweder eine Längeneingabe (wie im obigen Beispiel GET FGLIST; FGADR/C= 01-KLI00-00/L10), eine Zahlenformat - Eingabe oder eine Steuereingabe. Sie beginnt mit '/' gefolgt von der Option:</text:p>
      <text:p text:style-name="P12"/>
      <text:p text:style-name="Standard"><text:span text:style-name="T8">/A</text:span><text:span text:style-name="T5"><text:tab/>Ausgabe bzw. Eingabe in ASCII</text:span></text:p>
      <text:p text:style-name="Standard"><text:span text:style-name="T8">/B</text:span><text:span text:style-name="T5"><text:tab/>Ausgabe bzw. Eingabe in binärer Form</text:span></text:p>
      <text:p text:style-name="Standard"><text:span text:style-name="T8">/C</text:span><text:span text:style-name="T5"><text:tab/>Ausgabe bzw. Eingabe in convertierter Form (für einige)</text:span></text:p>
      <text:p text:style-name="Standard"><text:span text:style-name="T8">/D</text:span><text:span text:style-name="T5"><text:tab/>Ausgabe bzw. Eingabe in dezimaler Form</text:span></text:p>
      <text:p text:style-name="Standard"><text:span text:style-name="T8">/H</text:span><text:span text:style-name="T5"><text:tab/>Ausgabe bzw. Eingabe in hexadezimaler Form (ist default)</text:span></text:p>
      <text:p text:style-name="Standard"><text:span text:style-name="T8">/I</text:span><text:span text:style-name="T5"><text:tab/>Ausgabe bzw. Eingabe in vorzeichenbehafteter dezimaler Form</text:span></text:p>
      <text:p text:style-name="Standard"><text:span text:style-name="T8">/O</text:span><text:span text:style-name="T5"><text:tab/>Ausgabe bzw. Eingabe in oktaler Form</text:span></text:p>
      <text:p text:style-name="Standard"><text:span text:style-name="T8">/X</text:span><text:span text:style-name="T5"><text:tab/>Ausgabe bzw. Eingabe in hexadezimaler Form</text:span></text:p>
      <text:p text:style-name="P12"/>
      <text:p text:style-name="P12">/L<text:tab/>Längeneingabe (nur bei Key nötig wie oben)</text:p>
      <text:p text:style-name="P12">/P<text:tab/>Bei GET wird der Index mitausgedruckt.</text:p>
      <text:p text:style-name="P12">/R<text:tab/>Beim DMP - Befehl wird so gedumpt, daß direkt das File geladen werden kann (mit vorangestelltem 'FLOAD Arrayname;#1Ln' - header für das Laden).</text:p>
      <text:p text:style-name="P12"/>
      <text:p text:style-name="P12"><text:s/>Die Eingabe von /C kann nicht für das allgemeine Attribut <text:s/>'KEY' erfolgen, es sei denn die Nummer der Konvertierfunktion wird mit eingegeben</text:p>
      <text:p text:style-name="P12"/>
      <text:p text:style-name="Standard"><text:span text:style-name="T8">Beispiel:</text:span><text:span text:style-name="T5"><text:tab/>GET FGLIST;KEY/C=1 /L4 =01-KLI00-00.</text:span></text:p>
      <text:p text:style-name="P12"/>
      <text:p text:style-name="Standard"><text:span text:style-name="T5">Es gibt Arrays mit und ohne Keys. Eine ROW in einem Array mit Key kann entweder mit dem Index angesprochen werden (wenn der Index bekannt ist) oder mit dem Key. Dieser ist eine eindeutige, für jede ROW unterschiedliche Größe, die auch zum Einsortieren in das Array verwendet wird. Wird in einem Array eine ROW mit ihrem Key gelöscht, so bringt jede weitere Operation auf diesen Key (ausser Insert) eine Fehlermeldung "keyvalue not found". Wird in einer Liste ohne Key eine ROW mit ihrem Index gelöscht, so zeigt der Get - Befehl eine ROW mit 0 belegt an. Beim Löschen wird einfach 0 eingetragen. Mit der Option </text:span><text:span text:style-name="T8">/P</text:span><text:span text:style-name="T5"> wird auch nach der Ausgabe von 17 Zeilen abgefragt, ob die ausgabe weitergehen soll.</text:span></text:p>
      <text:p text:style-name="P21"/>
      <text:p text:style-name="P5">Der DEL - Befehl</text:p>
      <text:p text:style-name="P12"/>
      <text:p text:style-name="Standard"><text:span text:style-name="T5">Es kann eine ROW innerhalb eines Arrays gelöscht werden. Hat das Array keinen Key, so muß der Index eingegeben werden. Die ROW wird dann mit 0 überschrieben.Es kann auch immer mit dem Index gearbeitet werden. Liegt beispielsweise bei Index #2 das Element mit der FG-Adresse 01-KLI00-00, so wird diese mit dem Befehl </text:span><text:span text:style-name="T8">DEL FGLIST;#2</text:span><text:span text:style-name="T5"> oder </text:span><text:span text:style-name="T8">DEL FGLIST; FGADR/C= 01-KLI00-00</text:span><text:span text:style-name="T5"> oder mit </text:span><text:span text:style-name="T8">DEL FGLIST;KEY=81,20,80,22</text:span><text:span text:style-name="T5"> (wobei hier die Annahme getroffen ist, daß die interne Adresse 81,20,80,22 der konvertierten Adresse 01-KLI00-00 entspricht).</text:span></text:p>
      <text:p text:style-name="P12"/>
      <text:p text:style-name="P15">Beispiele:</text:p>
      <text:p text:style-name="P12"/>
      <text:p text:style-name="P12">DEL FGLIST;FGADR/C=00-KLI00-00<text:tab/>=&gt; Lösche ROW mit Key</text:p>
      <text:p text:style-name="P12">DEL FGLIST;#7<text:tab/><text:tab/><text:tab/><text:tab/><text:tab/>=&gt; Element mit Index 7 löschen</text:p>
      <text:p text:style-name="P12">DEL #14;#7<text:tab/><text:tab/><text:tab/><text:tab/><text:tab/>=&gt; in FGLIST Index 7 löschen</text:p>
      <text:p text:style-name="P12"/>
      <text:p text:style-name="Standard"><text:span text:style-name="T10">Der erweiterte DEL - Befehl <text:s/>(ab V</text:span><text:span text:style-name="T13">7.x</text:span><text:span text:style-name="T10">)</text:span></text:p>
      <text:p text:style-name="P12"/>
      <text:p text:style-name="P12">Es kann ab Version 6.x bereichsweise gelöscht werden:</text:p>
      <text:p text:style-name="P12"/>
      <text:p text:style-name="P15">Beispiele:</text:p>
      <text:p text:style-name="P12">DEL FGLIST;FGADR/C=00-KLI00-00 L10<text:tab/>=&gt; Lösche 10 ROWs beginnend mit Key</text:p>
      <text:p text:style-name="P12">DEL FGLIST;#7 L 5<text:tab/><text:tab/><text:tab/><text:tab/>=&gt; 5 Elemente ab Index 7 löschen</text:p>
      <text:p text:style-name="P12">DEL FGLIST<text:tab/><text:tab/><text:tab/><text:tab/><text:tab/>=&gt; Lösche FGLIST</text:p>
      <text:p text:style-name="P12"/>
      <text:p text:style-name="Standard"><text:span text:style-name="T5">Es kann ab Version </text:span><text:span text:style-name="T14">8.0</text:span><text:span text:style-name="T5"> kann die ganze Datenbank gelöscht werden:</text:span></text:p>
      <text:p text:style-name="P12"/>
      <text:p text:style-name="P12">Beispiel:<text:tab/>DEL &lt;CR&gt;</text:p>
      <text:p text:style-name="P12"/>
      <text:p text:style-name="P12">frägt, ob die ganze Datenbank gelöscht werden soll; wenn ja, dann werden die used rows auf 0 gesetzt, sowie die arrays</text:p>
      <text:p text:style-name="P12"/>
      <text:p text:style-name="P5">Der DMP - Befehl</text:p>
      <text:p text:style-name="P12"/>
      <text:p text:style-name="P12">Es können Arrays bzw die ganze Datenbank gesichert werden. DMP FGLIST : es folgt zuerst die Arrayinformation der FGLIST und dann der Dump der einzelnen ROW's. Mit DMP FGLIST/R wird zuerst ein header zum Wiederladen ausgegeben und anschließend die Liste ROW für ROW in hexadezimaler Form, wobei die einzelnen Bytes mit ',' getrennt sind, am Ende der Zeile erfolgt getrennt mit ';' eine Prüfsumme. Eine so gedumpte Liste bzw. Datenbank kann mit dem neuen (W)TH86 geladen werden (W: läuft unter Windows). Die ganze Datenbank wird in wiederladbarer Form (mit /R =reloadable) mit DMP /R gedumpt (diesen Befehl gibt der WTH86 ein, wenn entsprechend angewählt). Beim Wiederladen wird die Prüfsumme überprüft. Stimmt sie nicht, wird eine Fehlermeldung wie beim Lesen eines fehlerhaften *.H86 files ausgegeben.</text:p>
      <text:p text:style-name="P12"/>
      <text:p text:style-name="P12">Beispiele:</text:p>
      <text:p text:style-name="P12">DMP IPZEIL<text:tab/><text:tab/>=&gt; komplette IPZEIL dumpen</text:p>
      <text:p text:style-name="P12">DMP IPZEIL/R<text:tab/>=&gt; IPZEIL zum Laden mit FLOAD dumpen</text:p>
      <text:p text:style-name="P12">DMP #5<text:tab/><text:tab/>=&gt; komplette IPZE10 dumpen</text:p>
      <text:p text:style-name="P12"/>
      <text:p text:style-name="P12">Im ersten Fall wird zuerst die Arrayinformation (s. INFO) ausgegeben und anschließend der Dump. Im zweiten Fall, mit dem Switch '/R' wird der Dump in wiederladbarer FORM ausgegeben.</text:p>
      <text:p text:style-name="P12">(IPZEIL hat keinen KEY)</text:p>
      <text:p text:style-name="P12"/>
      <text:p text:style-name="P12">DMP<text:tab/><text:tab/><text:tab/>=&gt; komplette DB mit INFO</text:p>
      <text:p text:style-name="P12">DMP /R<text:tab/><text:tab/>=&gt; komplette DB wiederladbar</text:p>
      <text:p text:style-name="P12"/>
      <text:p text:style-name="P12"/>
      <text:p text:style-name="Standard"><text:span text:style-name="T10">Der DMP - Befehl mit Option /U <text:s/>(ab V</text:span><text:span text:style-name="T13">7.x</text:span><text:span text:style-name="T10">)</text:span></text:p>
      <text:p text:style-name="P12"/>
      <text:p text:style-name="P12">Dieser Dump ist wie jener mit der Option /R, nur wird vor Beginn jeder neuen Zeile ein <text:soft-page-break/>Sonderzeichen (';') ausgegeben, damit dieser Dump vom INTEL-Hex-File, das mit ':' beginnt, </text:p>
      <text:p text:style-name="P12">unterschieden werden kann. Dieser sieht so aus:</text:p>
      <text:p text:style-name="P12"/>
      <text:p text:style-name="P12">;FLOAD .... </text:p>
      <text:p text:style-name="P12">;00,01, ..... ; ..</text:p>
      <text:p text:style-name="P12">;00,02, ..... ; ..</text:p>
      <text:p text:style-name="P12"><text:s text:c="2"/>...</text:p>
      <text:p text:style-name="P12">;ENDDUMP</text:p>
      <text:p text:style-name="P12"/>
      <text:p text:style-name="P5">Der FLOAD - Befehl</text:p>
      <text:p text:style-name="P12"/>
      <text:p text:style-name="Standard"><text:span text:style-name="T5">Mit diesem Befehl kann eine Datenbank geladen werden. Die Syntax ist FLOAD array;#1Ln oder ...;#1-m. Hat das Array einen Key, so wird keymäßig einsortiert. Bestehende Keys d. h. vorhandene Elemente werden überschrieben. Die Bereichseingabe (d. h. #1Ln) wird in diesem Fall nur wegen der Anzahl der zu ladenden ROW's benötigt. Bei einem Array mit Index ist die Eingabe des Indexbereichs entscheidend. </text:span><text:span text:style-name="T8">FLOAD IPZEIL;#40-64</text:span><text:span text:style-name="T5"> lädt die Elemente beginnend mit #40. Mit dem (W)TH86 kann eine mit DMP /R gedumpte Datenbank wieder geladen werden. Jede ROW ist am Ende mit einer Prüfsumme versehen. Dieser geht ein ';' voraus. Die Prüfsumme ist die Addition aller vorangehenden Bytes mit anschließender Zweierkomplementbildung.</text:span></text:p>
      <text:p text:style-name="P12"/>
      <text:p text:style-name="P15">Beispiele:</text:p>
      <text:p text:style-name="P12"/>
      <text:p text:style-name="Standard"><text:span text:style-name="T8">FLOAD IPZEIL;#1L64</text:span><text:span text:style-name="T5"><text:tab/>=&gt; komplette IPZEIL laden</text:span></text:p>
      <text:p text:style-name="Standard"><text:span text:style-name="T8">FLOAD FGLIST;#1L21</text:span><text:span text:style-name="T5"><text:tab/>=&gt; 21 ROW's in FGLIST laden</text:span></text:p>
      <text:p text:style-name="P12"/>
      <text:p text:style-name="P5">Der GET - Befehl</text:p>
      <text:p text:style-name="P12"/>
      <text:p text:style-name="P12">Dieser Befehl gestattet, beliebig viele ROW's bzw. Attribute eines Arrays auszugeben und anzuschauen. Wird die Option '/P' angegeben, so wird der Index vor jeder Ausgabe vorher ausgegeben.</text:p>
      <text:p text:style-name="P12"/>
      <text:p text:style-name="P15">Beispiele:</text:p>
      <text:p text:style-name="Standard"><text:span text:style-name="T8">GET IPZEIL</text:span><text:span text:style-name="T5"><text:tab/><text:tab/><text:tab/>=&gt; komplette IPZEIL in hex ausgeben</text:span></text:p>
      <text:p text:style-name="Standard"><text:span text:style-name="T8">GET IPZEIL;#5-8<text:tab/></text:span><text:span text:style-name="T5"><text:tab/>=&gt; IPZEIL von Index 5 - 8 ausgeben</text:span></text:p>
      <text:p text:style-name="Standard"><text:span text:style-name="T8">GET IPZEIL/P</text:span><text:span text:style-name="T5"><text:tab/><text:tab/>=&gt; komplette IPZEIL mit Index</text:span></text:p>
      <text:p text:style-name="P15">GET FGLIST;;FGADR/C;IPADR1/C;FGART/C/P</text:p>
      <text:p text:style-name="P12">=&gt; Ausgabe der drei Attribute FGADR, IPADR, FGART in konvertierter Form mit Index (aller ROW's der FGLIST). Dies sieht beispielsweise so aus:</text:p>
      <text:p text:style-name="P12"/>
      <text:p text:style-name="P12">#00001: &lt;00-KLI00-00 <text:s text:c="4"/>&gt; &lt;00.01.01.01&gt; &lt;1F&gt;</text:p>
      <text:p text:style-name="P12">#00002: &lt;00-KLI00-01 <text:s text:c="4"/>&gt; &lt;00.01.01.05&gt; &lt;1F&gt;</text:p>
      <text:p text:style-name="P12">#00003: &lt;00-KLI00-02 <text:s text:c="4"/>&gt; &lt;00.01.00.09&gt; &lt;AL&gt;</text:p>
      <text:p text:style-name="P12">#00004: &lt;00-KLI01-01 <text:s text:c="4"/>&gt; &lt;08.01.01.05&gt; &lt;1O&gt;</text:p>
      <text:p text:style-name="P12"><text:s/>...</text:p>
      <text:p text:style-name="P12"/>
      <text:p text:style-name="P12">Das erste ist der Index innerhalb des Arrays, gefolgt vom Key, der in konvertierter Form ausgegeben wird, gefolgt von der IP-Adresse, die aus UZ (diese ist dezimal, d. h. im Dialog entspricht die 10 (oktal) der obigen 08), US Zeile und Spalte besteht und anschließend wird die Art des Datenpunktes ausgegeben.</text:p>
      <text:p text:style-name="P12"/>
      <text:p text:style-name="P15">GET FGLIST;KEY/C=1 /L4 =01-KLI00-00</text:p>
      <text:p text:style-name="P12">=&gt; Beginnend mit der Adresse 01-KLI00-00 werden 4 ROW's der FGLIST in hexadezimaler Form ausgegeben.</text:p>
      <text:p text:style-name="P12"/>
      <text:p text:style-name="P15">GET IPMELD;;MLADIP/C;MLADFG/C;MLKENN/B;MLFUNK/X/P</text:p>
      <text:p text:style-name="P12">=&gt; Ausgabe der gesamten IPMELD (Liste mit Meldepunkten) und zwar das Keyattribut MLADIP konvertiert (entspricht IPADR1 aus FGLIST), das Attribut MLADFG konvertiert (entspricht FGADR aus FGLIST), das Attribut MLKEN in binärer Form und das Attribut MLFUNK in hexadezimaler Form (dies ist default).</text:p>
      <text:p text:style-name="P12"/>
      <text:p text:style-name="P15">GET IPMELD;#3;MLADIP/C;MLADFG/C;MLKENN/B;MLFUNK/X/P</text:p>
      <text:p text:style-name="P12"><text:soft-page-break/>=&gt; identisch wie oben, es wird nur Index 3 ausgegeben</text:p>
      <text:p text:style-name="P12"/>
      <text:p text:style-name="P15">GET IPMELD;#3-7;MLADIP/C;MLADFG/C;MLKENN/B;MLFUNK/X/P</text:p>
      <text:p text:style-name="P12">=&gt; identisch wie oben, es wird Index 3 - 7 ausgegeben</text:p>
      <text:p text:style-name="P12"/>
      <text:p text:style-name="Standard"><text:span text:style-name="T5">G</text:span><text:span text:style-name="T8">ET IPMESS;;MSADIP/C;MSADFG/C;MSKENN/B;MSFUNK/X/P</text:span></text:p>
      <text:p text:style-name="P12">=&gt; auflisten aller Messwerte bzw. Analogwerte</text:p>
      <text:p text:style-name="P12"/>
      <text:p text:style-name="P15">GET IPSTEL;;STADIP/C;STADFG/C;STKENN/B;STFUNK/X/P</text:p>
      <text:p text:style-name="P12">=&gt; auflisten aller Analogwerte</text:p>
      <text:p text:style-name="P12"/>
      <text:p text:style-name="P15">GET IPZAEL;;ZLADIP/C;ZLADFG/C;ZLKENN/B;ZLFUNK/X/P</text:p>
      <text:p text:style-name="P12">=&gt; auflisten aller Zählwerte</text:p>
      <text:p text:style-name="P12"/>
      <text:p text:style-name="P15">GET DIRZLT;#1-30;#2/A;#3/D/P</text:p>
      <text:p text:style-name="P12">=&gt; Es werden aus dem symbolischen Array d. h. das Array, das die Symbole der Arrays und Attribute enthält, das Attribut Nr 2 (Symbolinformation) in ASCII Form und das Attribut Nr 3 (zugehörige Nummer) in dezimaler Form ausgegeben. Es muß hier erscheinen:</text:p>
      <text:p text:style-name="P12"/>
      <text:p text:style-name="P12">#00001: &lt;DIRZLT&gt; &lt;000,000&gt;</text:p>
      <text:p text:style-name="P12">#00002: &lt;REGELM&gt; &lt;001,000&gt;</text:p>
      <text:p text:style-name="P12">#00003: &lt;SOLFUH&gt; &lt;002,000&gt;</text:p>
      <text:p text:style-name="P12">#00004: &lt;IDFLST&gt; &lt;003,000&gt;</text:p>
      <text:p text:style-name="P12"><text:s/>...</text:p>
      <text:p text:style-name="P5">Der INFO - Befehl</text:p>
      <text:p text:style-name="P12"/>
      <text:p text:style-name="P12">Dieser gibt Informationen über die Arrayverwaltung aus und erlaubt innerhalb gewisser Grenzen Eingriffe. Es wird über jeder Zeile ein Header ausgegeben. Dann folgt die zugehörige Information. Zuerst die Nummer, mit der das Array referenziert wird (Beim Zugriff wird anhand des Symbols z. Bsp. FGLIST die zugehörige Nummer gesucht und diese dient als Offset innerhalb des Zugriffs). Anschließend kommt die Anzahl der belegten (NUSR) und der reservierten (NRER) ROW's. Es folgt die ROW-Länge und der ROW-Offset (immer 0), dann die KEY-Länge und der KEY-Offset. Der Offset gibt an, wo das Attribut innerhalb der ROW beginnt. Dann folgt die weitere Anzahl der Attribute und, beginnend mit der neuen Zeile, abwechselnd die Länge und der Offset dieser Attribute. Ist ein Array gesperrt, wird abgefragt, ob es freigegeben werden soll. Durch Bestätigung mit CR oder 'J' und CR erfolgt dies.</text:p>
      <text:p text:style-name="P12"/>
      <text:p text:style-name="P12">Wird die Information eines einzelnen Arrays verlangt (z. Bsp. INFO FGLIST), so wird nun gefragt 'ok &lt;CR&gt;' Mit Eingabe von CR ist dieser Befehl abgeschlossen. wird aber '/' eingegeben, so wird die Anfangsadresse des Arrays ausgegeben. Es kann nun eine neue eingegeben werden. Weiter wird die Anzahl der reservierten ROW's und der belegten ROW's ausgegeben, die jeweils verändert werden können. Dieses Feature ist für Testzwecke nützlich. So kann ein Array, das voll ist, verlegt werden. Z. Bsp. wurden zuviele fiktive Datenpunkte vereinbart (mehr als IPML10 fassen kann). So kann nun IPML10 an einen anderen Platz verlegt werden und die Anzahl der reservierten ROW's angepasst werden. Z. Bsp. wird ausgegeben:</text:p>
      <text:p text:style-name="P12"/>
      <text:p text:style-name="P12">12a0:3890&gt; 2000:0 &lt;CR&gt;<text:tab/>=&gt; neü Adresse 2000:0</text:p>
      <text:p text:style-name="P12">0150&gt; 200 &lt;CR&gt;<text:tab/><text:tab/>=&gt; neü reservierte Anzahl ROW's 200</text:p>
      <text:p text:style-name="P12">0150&gt; &lt;CR&gt;<text:tab/><text:tab/><text:tab/>=&gt; Anzahl belegter ROW's bleibt</text:p>
      <text:p text:style-name="P12">Mit M 12a0:3890 L 960, 2000:0 wird das belegte Array nun nach 2000:0 verlegt. Von dieser Möglichkeit sollte allerdings nur innerhalb der Entwicklung Gebrauch gemacht werden. </text:p>
      <text:p text:style-name="P12"/>
      <text:p text:style-name="P15">Beispiele:</text:p>
      <text:p text:style-name="P12"><text:s/>INFO<text:tab/><text:tab/><text:tab/><text:tab/><text:tab/>=&gt; Information der Datenbank ausgeben</text:p>
      <text:p text:style-name="P12"><text:s/>INFO IPZEIL<text:tab/><text:tab/><text:tab/>=&gt; Information von IPZEIL ausgeben</text:p>
      <text:p text:style-name="P12"/>
      <text:p text:style-name="P12"/>
      <text:p text:style-name="Standard"><text:span text:style-name="T10">Erweiterter INFO - Befehl <text:s/>(ab V</text:span><text:span text:style-name="T13">7.x</text:span><text:span text:style-name="T10">)</text:span></text:p>
      <text:p text:style-name="P12"/>
      <text:p text:style-name="P12">Ab Version 7.x werden im INFO - Befehl die Attributnamen mitausgegeben. Mit INFO &lt;Arrayname&gt; /F werden die Anzahl der freien Elemente eines Arrays ausgegeben. Für INFO /F sind dies die freien aller Arrays. Hat ein Array keinen Key (wie IDFLST, IPZEIL, LITAK, SASTOP), <text:soft-page-break/>so wird einfach 'Array ok !' ausgegeben.</text:p>
      <text:p text:style-name="P12"/>
      <text:p text:style-name="P5">Der INS - Befehl</text:p>
      <text:p text:style-name="P12"/>
      <text:p text:style-name="P12">Dieser Befehl dient zum Einfügen neür ROW's in ein Array. Es muß der Key angegeben werden. Hat das Array keinen Key wie IPZEIL oder IPZE10, so muß der PUT - Befehl mit dem Index verwendet werden. Ist der Key vorhanden, so wird dies gemeldet und gefragt, ob das bestehende Element überschrieben werden soll.</text:p>
      <text:p text:style-name="P12"/>
      <text:p text:style-name="P15">Beispiele:</text:p>
      <text:p text:style-name="Standard"><text:span text:style-name="T8">INS IPZEIL;#5;ROW=2,0</text:span><text:span text:style-name="T5"><text:tab/>=&gt; Index 5 in IPZEIL mit 2, 0 belegen; dies entspricht einem PUT - Zugriff. Denn in ein Array ohne Key kann kein Insert gemacht werden.</text:span></text:p>
      <text:p text:style-name="P12"/>
      <text:p text:style-name="P15">INS FGLIST;FGADR/C=10-LÜ00-01;IPADR1/C=10.01.64.01;FGART/C=WA</text:p>
      <text:p text:style-name="P12">=&gt; in FGLIST den Key '10-LUE00-01' einfügen. Es werden nur die Attribute IPADR1 und FGART noch belegt, der Rest ist 0 ! Die weiteren Attribute müßen nun mit einem PUT - Zugriff verändert werden.</text:p>
      <text:p text:style-name="P12"/>
      <text:p text:style-name="P15">INS FGLIST;ROW=80,20,87,84,00,00</text:p>
      <text:p text:style-name="P12">=&gt; in FGLIST den Key 80,20,87,84,00,00 einfügen, der Rest ist mit 0 belegt !</text:p>
      <text:p text:style-name="P12"/>
      <text:p text:style-name="P15">INS FGLIST;KEY=80,20,87,84,00,00;FGSTA=1;IPADR1/B=001001</text:p>
      <text:p text:style-name="P12">=&gt; in FGLIST den Key 80,20,87,84,00,00 einfügen, der Status wird mit 1, die IPADR1 mit 9 und der Rest <text:s/>mit 0 belegt !</text:p>
      <text:p text:style-name="P12"/>
      <text:p text:style-name="P15">INS #8;ROW=02,0c,04,56,00</text:p>
      <text:p text:style-name="P12">=&gt; Einfügen der ROW 02, ... in das Array Nr 8 d. h. in die IPMESS.</text:p>
      <text:p text:style-name="P12"/>
      <text:p text:style-name="P5">Der LOAD - Befehl</text:p>
      <text:p text:style-name="P12"/>
      <text:p text:style-name="P12">Dieser Befehl entspricht dem INS - Befehl bzw. für Arrays ohne Key dem PUT - Befehl. Es können aber mit diesem Befehl mehr als eine ROW eingefügt werden. Dieser Befehl ist analog dem Load - Befehl der PRIMO/S auf der PDP11, es können allerdings konvertierte Attribute geladen werden. Eine Besonderheit hat dieser Befehl:</text:p>
      <text:p text:style-name="P12">die Angabe des Keyattributes muß immer am Schluß des Befehls erfolgen. Dieser Befehl könnte z. Bsp. verwendet werden, wenn sich die Verwaltung eines Arrays ändert bzw. wenn sich sogar die Struktur der Datenbank ändert. Z. Bsp. es würde die FGLIST und die zugehörigen IP-Listen in einem neuen Array DATPKT vereinigt. Mit dem DMP - bzw. GET - Befehl könnte die Information dieser Arrays auf ein File abgelegt werden. Dann würde ein Verarbeitungsprogramm diese Attribute auswerten und in einem ladbaren File ablegen. Dieses könnte dann analog einem wiederladbaren Dump in das neue Array DATPKT geladen werden, das dann alle schon vorhandenen Informationen eines Datenpunktes enthielte. Das Verarbeitungs- programm könnte weitere, zusätzliche Informationen hinzufügen, ja sogar für jedes Element einen Key bilden z. Bsp. Index, unter dem ein Element auf dem PROFI - Bus angesprochen wird oder ähnliches. </text:p>
      <text:p text:style-name="P12"/>
      <text:p text:style-name="P12">Aus dem Element &lt;00-KLI00-00&gt; &lt;08.01.00.09&gt; &lt;1F&gt; ... der FGLIST und dem (den) zugehörigem(n) Element(en) der IPMELD würde dann in DATPKT das neü Element &lt;0001&gt; &lt;Gerät&gt; &lt;00-KLI00-00&gt; &lt;08.01.00.09&gt; &lt;1F&gt; ... etc. wobei die Gerätenummer entweder aus einer Konfigurationsliste geholt wird oder aber neu vergeben wird und dann auch eine Konfigurationsliste erstellt wird.</text:p>
      <text:p text:style-name="P12"/>
      <text:p text:style-name="P5">Der PUT - Befehl</text:p>
      <text:p text:style-name="P12"/>
      <text:p text:style-name="P12">Der PUT - Befehl dient zum Beschreiben einzelner Attribute ausgenommen das Keyattribut ! Es kann sowohl mit dem Index als auch dem Key (nur bei Arrays mit Key) zugegriffen werden. Existiert ein Element nicht, so wird gefragt, ob es eingefügt werden soll. Dies kann mit CR oder 'J' CR bestätigt werden.</text:p>
      <text:p text:style-name="P21"/>
      <text:p text:style-name="P5">Der EDB - Befehl</text:p>
      <text:p text:style-name="P12"/>
      <text:p text:style-name="P12">Der EDB - Befehl dient zum Ändern der Arraygrößen während des Betriebs (Anzahl der reservierten Elemente kann vergrößert oder verkleinert werden). Nicht geändert werden können die Arrays ohne Keys, wie IPZEIL, IPZE10, IPZE20, IPZE30, IDFLST, LITAK, SASTOP. Ist die neue Anzahl der reservierten Rows kleiner als die der belegten, so wird gefragt, ob das Array gelöscht werden soll. Dies kann mit Bestätigung durch &lt;CR&gt; oder 'Y' &lt;CR&gt; getan werden. Steht kein Platz mehr zur Verfügung, wird abgefragt, ob das Array verlegt werden soll. Da es in der Aufteilung des RAM bisher Lücken gibt, könnten einzelne Lücken belegt werden. Dies ist aber nur durch die Entwicklung auszuführen! Ab der Version 7.x erfolgt eine Neuaufteilung des RAM und diese Lücken werden von vornherein geschlossen sein (der für die Datenbank zur Verfügung stehende Platz ist dann größer).</text:p>
      <text:p text:style-name="P12"/>
      <text:p text:style-name="P12">Eingabesyntax :<text:tab/>EDB Arr1=n1; Arr2=n2; ...</text:p>
      <text:p text:style-name="P12"/>
      <text:p text:style-name="Standard"><text:span text:style-name="T8">Beispiel:</text:span><text:span text:style-name="T5"><text:tab/>EDB FGLIST=800; IPMELD=250; IPML10=800; IPML20=100</text:span></text:p>
      <text:p text:style-name="P12"/>
      <text:p text:style-name="Standard"><text:span text:style-name="T10">REMOTE - database Befehle - Besonderheiten <text:s/>(ab </text:span><text:span text:style-name="T13">7.x</text:span><text:span text:style-name="T10">)</text:span></text:p>
      <text:p text:style-name="P12"/>
      <text:p text:style-name="P12">Alle Datenbank - Befehle sind ebenfalls auf REMOTE - Geräte anwendbar, mit einigen Einschränkungen:</text:p>
      <text:p text:style-name="P12"/>
      <text:p text:style-name="Standard"><text:span text:style-name="T8">DEL</text:span><text:span text:style-name="T5"><text:tab/><text:tab/>muß explizit mit dem Key ausgeführt werden und gilt nur für ein Element .</text:span></text:p>
      <text:p text:style-name="Standard"><text:span text:style-name="T8">PUT</text:span><text:span text:style-name="T5"><text:tab/><text:tab/>kann nur auf die komplette ROW gemacht werden</text:span></text:p>
      <text:p text:style-name="Standard"><text:span text:style-name="T8">LOAD</text:span><text:span text:style-name="T5"><text:tab/><text:tab/>dito.</text:span></text:p>
      <text:p text:style-name="P12"/>
      <text:p text:style-name="Standard"><text:span text:style-name="T10">Formatierte Ausgabe <text:s/>(ab V</text:span><text:span text:style-name="T13">7.x</text:span><text:span text:style-name="T10">)</text:span></text:p>
      <text:p text:style-name="P12"/>
      <text:p text:style-name="P12">In der Version 7.x können komplette ROWs konvertiert werden.</text:p>
      <text:p text:style-name="P12"/>
      <text:p text:style-name="P12">Befehlssyntax:</text:p>
      <text:p text:style-name="P12">GET &lt;Array&gt;/C<text:tab/><text:tab/>=&gt; Ausgabe des kompletten Arrays</text:p>
      <text:p text:style-name="P12">GET &lt;Array&gt;/C/P<text:tab/>=&gt; dto. mit Abfrage nach weiter</text:p>
      <text:p text:style-name="P12">GET &lt;Array&gt;;n-m/C<text:tab/>=&gt; Ausgabe <text:s/>Index n - m</text:p>
      <text:p text:style-name="P12">GET &lt;Array&gt;;n-m/C/P<text:tab/>=&gt; dto. mit Abfrage nach weiter</text:p>
      <text:p text:style-name="P12">GET &lt;Array&gt;;nLi/C<text:tab/>=&gt; Ausgabe <text:s/>Index n Len i</text:p>
      <text:p text:style-name="P12"/>
      <text:p text:style-name="P12">Es gibt eine Funktion im Datenbankmonitor FormatOut, diese hat als Parameter zwei Pointer: einen auf einen Formatstring und einen auf den Ausgabestring. Für jedes Array gibt es eine vordefinierte Konvertierfunktion. Diese ist als Makro in DBMON.ASM definiert und wird in den CODE - Bereich eingefügt. Soll eine Änderung (z. Bsp. Kennzeichnung mit Klartexten usw.) erfolgen, sind diese Makros zu editieren. Die Makros haben den Namen des Arrays und 'f' angehängt, z. Bsp. FGLISTf.</text:p>
      <text:p text:style-name="P12">Die Formatausgabe gibt jeweils im gewünschten Format aus und inkrementiert die Pointer auf den Ausgabestring und Formatstring.</text:p>
      <text:p text:style-name="P12"/>
      <text:p text:style-name="P12">Syntax der Formatmakros (s. DBMON.ASM):</text:p>
      <text:p text:style-name="P12">Anzahl Wiederholungen (1 Byte)</text:p>
      <text:p text:style-name="P12">gewünschtes Format</text:p>
      <text:p text:style-name="P12">Abschluß des Formatstrings mit EOT</text:p>
      <text:p text:style-name="P12"/>
      <text:p text:style-name="P15">Format :</text:p>
      <text:p text:style-name="P12">Leerausgabe<text:tab/><text:tab/>(E)</text:p>
      <text:p text:style-name="P12">ASCII - Ausgabe<text:tab/><text:tab/>(A)</text:p>
      <text:p text:style-name="P12">Byteausgabe<text:tab/><text:tab/>(B)</text:p>
      <text:p text:style-name="P12">Wordausgabe<text:tab/><text:tab/>(W)</text:p>
      <text:p text:style-name="P12">Longausgabe<text:tab/><text:tab/>(L)</text:p>
      <text:p text:style-name="P12">Floatausgabe<text:tab/><text:tab/>(F), es folgt 1 Byte Anz Anzeigestellen</text:p>
      <text:p text:style-name="P12">konvertierte Ausgabe<text:tab/>(C), es folgt 1 Byte Nr interne ConFun</text:p>
      <text:p text:style-name="P12">Direktausgabe<text:tab/><text:tab/>("....")</text:p>
      <text:p text:style-name="P12">Bitausgabe<text:tab/><text:tab/><text:tab/>(&lt;), es folgen 2 Worte Startbit und Len und zwar vom <text:soft-page-break/>ursprünglichen Ptr an (der Ptr auf den Ausgabestring wird nicht inkrementiert!)</text:p>
      <text:p text:style-name="P12"/>
      <text:p text:style-name="P12">Bei der Byte-, Word-, Long- und Bitausgabe folgt nun der Selektor (1 Byte). Dieser gibt an, in welcher Zahlendarstellung ausgegeben wird.</text:p>
      <text:p text:style-name="P12"/>
      <text:p text:style-name="P15">Selektor:</text:p>
      <text:p text:style-name="P12">B<text:tab/>binär</text:p>
      <text:p text:style-name="P12">D<text:tab/>dezimal</text:p>
      <text:p text:style-name="P12">H<text:tab/>hexadezimal</text:p>
      <text:p text:style-name="P12">I<text:tab/>dezimal mit Vorzeichen</text:p>
      <text:p text:style-name="P12">O<text:tab/>oktal</text:p>
      <text:p text:style-name="P12"/>
      <text:p text:style-name="P12">Beispiel eines Formatiermakros für die FGLIST:</text:p>
      <text:p text:style-name="P12"/>
      <text:p text:style-name="P12">DB<text:tab/>1,'C',1<text:tab/><text:tab/>;1 convert with ConFun 1 <text:s text:c="3"/>(FGADR)</text:p>
      <text:p text:style-name="P12">DB<text:tab/>1,'C',11<text:tab/><text:tab/>;1 convert with ConFun 11 <text:s text:c="2"/>(FGART)</text:p>
      <text:p text:style-name="P12">DB<text:tab/>1,'E'<text:tab/><text:tab/><text:tab/>;1 byte empty</text:p>
      <text:p text:style-name="P12">DB<text:tab/>1,'WH'<text:tab/><text:tab/>;1 word hexadecimal<text:tab/> <text:s text:c="3"/>(FGSTA)</text:p>
      <text:p text:style-name="P12">DB<text:tab/>1,'C',3<text:tab/><text:tab/>;1 convert with ConFun 3 <text:s text:c="3"/>(IPADR1)</text:p>
      <text:p text:style-name="P12">DB<text:tab/>1,'WD'<text:tab/><text:tab/>;1 word decimal<text:tab/><text:tab/> <text:s text:c="3"/>(FG.TXT)</text:p>
      <text:p text:style-name="P12">DB<text:tab/>1,'&lt;',30,0,10,0,'B'<text:tab/>;Bit 30 .. 39 binary<text:tab/> <text:s text:c="3"/>(FG.KEN)</text:p>
      <text:p text:style-name="P12">DB<text:tab/>EOT<text:tab/><text:tab/><text:tab/>;</text:p>
      <text:p text:style-name="P12"/>
      <text:p text:style-name="P12">Zuerst wird die FGADR einmal konvertiert ausgegeben (jede Konvertierfunktion liefert die Anz der konvertierten Bytes, damit der Ptr auf den Ausgabestring angepasst werden kann) Dann wird die FGART einmal konvertiert ausgegeben Dann wird der Pointer auf den Ausgabestring um 1 Byte erhöht Dann wird ein Wort hexadezimal ausgegeben (FG-Status) Dann wird die IPDAR einmal konvertiert ausgegeben Dann wird ein Wort dezimal ausgegeben <text:s/>(Nr FG-Text). Schließlich werden beginnend mit dem 30. Bit 10 Bit binär ausgegeben Nach jedem Byte (auch angebrochenem) wird dabei Blank ausgegeben (die ersten zwei sind die Konsistenzbits, die im Attribut FGART stehen)</text:p>
      <text:p text:style-name="P12">Es werden hier zuerst 2 Bits ausgegeben, dann Blank, dann 8 Bits.</text:p>
      <text:p text:style-name="P12"/>
      <text:p text:style-name="P12">Es kann an allen Stellen beliebig Kommentar eingefügt werden, z. Bsp wäre folgendes möglich:</text:p>
      <text:p text:style-name="P12"/>
      <text:p text:style-name="P12">DB<text:tab/>1,'"FGADR : "<text:tab/><text:tab/>;1 string "FGADR : "</text:p>
      <text:p text:style-name="P12">DB<text:tab/>1,'C',1<text:tab/><text:tab/><text:tab/>;1 convert with ConFun 1 <text:s text:c="3"/>(FGADR)</text:p>
      <text:p text:style-name="P12">DB<text:tab/>1,'"FGART : "<text:tab/><text:tab/>;1 string "FGART : "</text:p>
      <text:p text:style-name="P12">DB<text:tab/>1,'C',11<text:tab/><text:tab/><text:tab/>;1 convert with ConFun 11 <text:s text:c="2"/>(FGART)</text:p>
      <text:p text:style-name="P12">DB<text:tab/>1,'E'<text:tab/><text:tab/><text:tab/><text:tab/>;1 byte empty</text:p>
      <text:p text:style-name="P12">DB<text:tab/>1,'"FGSTA : "<text:tab/><text:tab/>;1 string "FGSTA : "</text:p>
      <text:p text:style-name="P12">DB<text:tab/>1,'WH'<text:tab/><text:tab/><text:tab/>;1 word hexadecimal<text:tab/> <text:s text:c="3"/>(FGSTA)</text:p>
      <text:p text:style-name="P12">DB<text:tab/>1,'"IPADR : "<text:tab/><text:tab/>;1 string "IPADR : "</text:p>
      <text:p text:style-name="P12">DB<text:tab/>1,'C',3<text:tab/><text:tab/><text:tab/>;1 convert with ConFun 3 <text:s text:c="3"/>(IPADR1)</text:p>
      <text:p text:style-name="P12">DB<text:tab/>1,'"FGTXT : "<text:tab/><text:tab/>;1 string "FGTXT : "</text:p>
      <text:p text:style-name="P12">DB<text:tab/>1,'WD'<text:tab/><text:tab/><text:tab/>;1 word decimal<text:tab/><text:tab/> <text:s text:c="3"/>(FG.TXT)</text:p>
      <text:p text:style-name="P12">DB<text:tab/>1,'"',LF,'K0 K1 : "<text:tab/><text:tab/>;1 new line and string "K0 K1 : "</text:p>
      <text:p text:style-name="P12">DB<text:tab/>1,'&lt;',30,0,02,0,'B'<text:tab/><text:tab/>;Bit 30 .. 31 binary<text:tab/> <text:s text:c="3"/>(KK)</text:p>
      <text:p text:style-name="P12">DB<text:tab/>1,'"MU_3 SZA usw. "<text:tab/>;1 string "MU_3 SZA usw. : "</text:p>
      <text:p text:style-name="P12">DB<text:tab/>1,'&lt;',32,0,08,0,'B'<text:tab/><text:tab/>;Bit 32 .. 39 binary<text:tab/> <text:s text:c="3"/>(FG.KEN)</text:p>
      <text:p text:style-name="P12">DB<text:tab/>EOT<text:tab/><text:tab/><text:tab/><text:tab/>;</text:p>
      <text:p text:style-name="P12"/>
      <text:p text:style-name="P12">Ausgabe:</text:p>
      <text:p text:style-name="P12">&lt;FGADR : 01-KLI00-00 <text:s text:c="5"/>FGART : WA <text:s/>FGSTA : 0100 <text:s/>IPADR : 00.00.07.01</text:p>
      <text:p text:style-name="P12">K0 K1 : 00 <text:s/>MU_3 SZA usw. : 00001010&gt;</text:p>
      <text:p text:style-name="P12">...</text:p>
      <text:p text:style-name="P12"/>
      <text:p text:style-name="P12">Wie im Beispiel zu sehen ist, können Kontrollzeichen in den String geschleust werden, new line wird mit '"',LF,'"' ausgegeben (es wird dann auch bei der Abfrage nach weiter berücksichtigt)!</text:p>
      <text:p text:style-name="P12"/>
      <text:p text:style-name="P12">Für die meisten Arrays gibt es einfache Konvertierfunktionen. Werden einige Arrays häufiger angeschaut, so würde sich das Einfügen von Kommentarstrings lohnen, z. Bsp. für die REGPAR <text:soft-page-break/>könnte TZ : ... TN : ... TV : ... XP : ... usw. eingefügt werden. Es ist allerdings Sache der Entwickler, die dieses Hilfsmittel benutzen wollen, eine Spezifikation abzugeben bzw. einzufügen oder zu ergänzen.</text:p>
      <text:p text:style-name="P12"/>
      <text:p text:style-name="P12">Eine andere Möglichkeit besteht darin, die Konvertiermakros in die Datenbank zu packen. Dies geschieht, indem für das Array TSTARR (immer das letzte der Datenbank) die NUSR = 1 gesetzt wird, die ROWL auf die gesamte Länge der Konvertiermakros und diese in das Array TSTARR eingetragen werden. Die Konvertiermakros müssen mit der Anz Bytes derselben beginnen! (+ 2 Byte für Länge selber). Besteht das Konvertiermakro wie z. Bsp für die IPZEIL aus 20 Bytes, so beginnt das Makro mit 22 und sieht so aus:</text:p>
      <text:p text:style-name="P12"/>
      <text:p text:style-name="P12">DW<text:tab/>22<text:tab/><text:tab/><text:tab/>;Anz Bytes Makro + 2<text:tab/> <text:s/>=&gt; 2 Bytes</text:p>
      <text:p text:style-name="P12"><text:tab/><text:tab/><text:tab/><text:tab/>;(für Länge selber)</text:p>
      <text:p text:style-name="P12">DB<text:tab/>1,'&lt;',0,0,03,0,'H'<text:tab/>;Bit 0 .. <text:s/>2 (IPART) hex <text:s/>=&gt; 7 Bytes</text:p>
      <text:p text:style-name="P12">DB<text:tab/>1,'&lt;',3,0,13,0,'B'<text:tab/>;Bit 3 .. 15 binary <text:s text:c="6"/>=&gt; 7 Bytes</text:p>
      <text:p text:style-name="P12">DB<text:tab/>2,'E'<text:tab/><text:tab/><text:tab/>;2 bytes empty (bitfield) =&gt; 2 Bytes</text:p>
      <text:p text:style-name="P12">DB<text:tab/>5,'WH'<text:tab/><text:tab/>;5 words hexadecimal<text:tab/> <text:s/>=&gt; 3 Bytes</text:p>
      <text:p text:style-name="P12">DB<text:tab/>EOT<text:tab/><text:tab/><text:tab/> <text:s/>=&gt; 1 Byte</text:p>
      <text:p text:style-name="P12">;<text:tab/><text:tab/>Länge:<text:tab/> <text:s text:c="3"/>22 Bytes</text:p>
      <text:p text:style-name="P12"/>
      <text:p text:style-name="P12">Die Reihenfolge für die Arrays müssen eingehalten werden. Gibt es für ein Array kein Konvertiermakro, so muß immer noch folgendes Makro dafür eingetragen sein:</text:p>
      <text:p text:style-name="P12"/>
      <text:p text:style-name="P12">DW<text:tab/>3<text:tab/><text:tab/><text:tab/>;<text:tab/>=&gt; 2 Bytes</text:p>
      <text:p text:style-name="P12">DB<text:tab/>EOT<text:tab/><text:tab/><text:tab/>;<text:tab/>=&gt; 1 Byte</text:p>
      <text:p text:style-name="P12"><text:tab/><text:tab/><text:tab/><text:tab/>;Länge: <text:s text:c="2"/>3 Bytes</text:p>
      <text:p text:style-name="P12"/>
      <text:p text:style-name="P12">Bei der Suche nach dem Konvertiermakro wird nämlich auf den Pointer immer diese Anzahl addiert, bis die entsprechende Arraynummer erreicht ist.</text:p>
      <text:p text:style-name="P12"/>
      <text:p text:style-name="P12">1) Pointer zeigt auf Arraybeginn (nur wenn NUSR(TSTARR) &gt; 0 )</text:p>
      <text:p text:style-name="P12">2) i:= Arraynummer</text:p>
      <text:p text:style-name="P12">3) while i &gt; 0 do</text:p>
      <text:p text:style-name="P12"><text:s text:c="5"/>Ptr := ... + Länge(Makro(ArrNum - i))</text:p>
      <text:p text:style-name="P12"><text:s text:c="5"/>i:= ... - 1</text:p>
      <text:p text:style-name="P12"><text:s text:c="3"/>ewhile</text:p>
      <text:p text:style-name="P12"/>
      <text:p text:style-name="P12">4) Ptr:= ... + 2 =&gt; zeigt nun auf das Konvertiermakro des Arrays</text:p>
      <text:p text:style-name="P12"/>
      <text:p text:style-name="P12">Sind keine Konvertiermakros geladen, wird immer die interne Funktion verwendet.</text:p>
      <text:p text:style-name="P12"/>
      <text:p text:style-name="Standard"><text:span text:style-name="T10">CAR - check arrays <text:s/>(ab V</text:span><text:span text:style-name="T13">7.x</text:span><text:span text:style-name="T10">)</text:span></text:p>
      <text:p text:style-name="P12"/>
      <text:p text:style-name="P12">Dieser Befehl überprüft die Sortierung der Keys innerhalb eines Arrays bzw. innerhalb der ganzen Datenbank, wenn kein Arrayname eingegeben wurde. Von V7.1 bis V7.4 konnte es passieren, daß Keys falsch einsortiert wurden. Dies war wahrscheinlich dann der Fall, wenn Aktualisierungen vom Prozess an die TAWTSK weitergemeldet wurden und diese die FGLIST</text:p>
      <text:p text:style-name="P12">Zur Statusaktualisierung sperrte. Wenn nun Daten von der LZ eintrafen, so mußte der DBHTSK, der die Elemente lädt, löscht warten, bis das Array freigegeben wurde. In dieser Warteroutine wurde der Zeiger auf den Key überschrieben, so daß nachher ein falsches Element einsortiert wurde. Die folge war eine falsch sortierte Datenbank, Elemente konnten nicht mehr gefunden werden.</text:p>
      <text:p text:style-name="P12"/>
      <text:p text:style-name="P12">Der CAR - Befehl spürt diese Inkonsistenzen auf und entfernt sie. Die gelöschten Rows werden gedumpt.</text:p>
      <text:p text:style-name="P12"/>
      <text:p text:style-name="Standard"><text:span text:style-name="T10">Der DERR - Befehl <text:s/>(ab V</text:span><text:span text:style-name="T13">8.0</text:span><text:span text:style-name="T10">)</text:span></text:p>
      <text:p text:style-name="P12"/>
      <text:p text:style-name="P12">Ab V8.0 werden Datenbankfehler in ein Message-Array eingetragen. Diese Fehler können mit dem Befehl DBE? (analog ERR?) abgefragt werden. Es wird zu jedem Fehler das Datum und die Uhrzeit des Auftretens mitausgegeben sowie die Task, in dem er aufgetreten ist, auch das betroffene Array (sofern kein Fehler wie 'database not loaded' oder 'array name not found' <text:soft-page-break/>auftrat)</text:p>
      <text:p text:style-name="P12">Es wird ein spezifischer Text mit max. 10 Zeichen mitausgegeben, zur Identifikation des Programmteiles, die den Fehler meldet. In manchen Fällen kommt eine Zusatzinformation hinzu wie der Key, der nicht gefunden wurde oder der Index, den es nicht gibt. Eine Meldung kann so aussehen:</text:p>
      <text:p text:style-name="P12"/>
      <text:p text:style-name="P12">- 51 <text:s/>keyvalue not found</text:p>
      <text:p text:style-name="P12">12-06-93 10:13:56 TAWTSK <text:s text:c="2"/>r 1234:5678 a 3d00:0200 <text:s/>IPMELD <text:s/>K=1A,0C</text:p>
      <text:p text:style-name="P12"/>
      <text:p text:style-name="P12">Das bedeutet, dass die TAWTSK (Telegrammauswertung) am 12-06-93 um 10:13:56 einen Zugriff auf die IPMELD machte, den Keyvalue (in der Zusatzinformation mit K=1A,0C gekennzeichnet) aber nicht fand. Dies mag in diesem Fall daran liegen, das sich ein Kontakt in der Peripherie geändert hat, es aber noch keine Vereinbarung für diesen gibt, d. h. es wurde kein Datenpunktdialog geführt (dies entspräche auf der PDP der TAW - Meldung 132. ).</text:p>
      <text:p text:style-name="P12">Die Information r 1234:5678 bedeutet, daß die Stelle im Code, die den fehlerhaften Datenbankzugriff auslöste, die return Adresse 1234:5678 hat, sie kann also in der Linker-map gefunden und dem code zugeordnet werden.</text:p>
      <text:p text:style-name="P12">Die Information a 3d00:0200 bedeutet, dass der Datenbankzugriff mit dem Accessrecord auf der Adresse 3d00:0200 durchgeführt wird, sofern eine Task immer den gleichen Accessrecord für ihre Zugriffe verwendet (keinen psrdis(Accr) macht), kann der Aufbau des Zugriffes näher untersucht werden (ob alle Ptr korrekt konstruiert sind bzw. die Pointer noch auf sinnvolle Werte zeigen)</text:p>
      <text:p text:style-name="P12">Diese Informationen sind nur für das debugging während der Entwicklung sinnvoll.</text:p>
      <text:p text:style-name="P12"/>
      <text:p text:style-name="P12">Fehlermeldungen werden nur von Laufzeitfunktionen erfaßt, nicht vom Dialog! Der Eintrag einer Fehlermeldung kann für einen Zugriff unterdrückt werden, mit DbErrorLogOffV() kann sie abgeschaltet und muß nachher wieder mit DbErrorLogOnV() eingeschaltet werden. Ein immer wiederkehrender Datenbankfehler wird nur einmal eingetragen. Die Kriterien hierfür sind:</text:p>
      <text:p text:style-name="P12"/>
      <text:p text:style-name="P12">- gleicher Task</text:p>
      <text:p text:style-name="P12">- gleiches Array</text:p>
      <text:p text:style-name="P12">- gleicher Fehler (Completioncode)</text:p>
      <text:list xml:id="list1423367235" text:style-name="L1">
        <text:list-item>
          <text:p text:style-name="P30">gleiche Zusatzinformation wie Key oder Index</text:p>
        </text:list-item>
        <text:list-item>
          <text:p text:style-name="P30"/>
        </text:list-item>
      </text:list>
      <text:p text:style-name="P5">Datenbank - Fehlercodes</text:p>
      <text:p text:style-name="P12"/>
      <text:p text:style-name="P12">Die folgende Tabelle enthält Fehlercodes, die auftreten können (die Zahl ist der interne PRIMO/S - Code) :</text:p>
      <text:p text:style-name="P12"/>
      <text:p text:style-name="P15">22<text:tab/>'array name not found'</text:p>
      <text:p text:style-name="P12">Innerhalb des symbolischen Arrays wurde der Arrayname nicht gefunden. Dies ist möglich, falls in einem Datenbankbefehl ein falscher Name eingegeben wurde oder aber das symbolische Array teilweise überschrieben wurde.</text:p>
      <text:p text:style-name="P12"/>
      <text:p text:style-name="P15">23<text:tab/>'attribute name not found'</text:p>
      <text:p text:style-name="P12">Innerhalb des symbolischen Arrays wurde der Attributname nicht gefunden. Es gilt dasselbe wie unter Fehler (- 22) beschrieben.</text:p>
      <text:p text:style-name="P12"/>
      <text:p text:style-name="P15">25<text:tab/>'call key is not a key'</text:p>
      <text:p text:style-name="P12">Es soll ein Konstrukt eines Keyattributes auf ein Attribut durchgeführt werden, das kein Keyattribut ist. Dieser Fehler tritt auf US - Ebene nicht auf.</text:p>
      <text:p text:style-name="P12"/>
      <text:p text:style-name="P15">51<text:tab/>'keyvalue not found'</text:p>
      <text:p text:style-name="P12">Das Array enthält den Key nicht !</text:p>
      <text:p text:style-name="P12"/>
      <text:p text:style-name="P15">56<text:tab/>'index is 0'</text:p>
      <text:p text:style-name="P12">Der Index muß immer bei 1 beginnen !</text:p>
      <text:p text:style-name="P12"/>
      <text:p text:style-name="P15">401<text:tab/>'index greater than NUSR'</text:p>
      <text:p text:style-name="P12">Zugriff auf einen Index, der ausserhalb des belegten Bereiches liegt !</text:p>
      <text:p text:style-name="P12">Z. Bsp. GET IPZEIL;#300 liefert diese Meldung.</text:p>
      <text:p text:style-name="P12"/>
      <text:p text:style-name="P15"><text:soft-page-break/>402<text:tab/>'key modification attempted'</text:p>
      <text:p text:style-name="P12">Versuch, den Key durch einen PUT beispielsweise zu ändern. Der Key wird mit Insert eingefügt und Delete gelöscht. Alle anderen schreibende Operationen auf den Key werden abgelehnt. PUT FGLIST;FGADR/C=01-KLI02-05;KEY=10,20,30,... bringt diese Fehlermeldung, da ein Versuch stattfindet, den Key zu ändern.</text:p>
      <text:p text:style-name="P12"/>
      <text:p text:style-name="Standard"><text:span text:style-name="T5">4</text:span><text:span text:style-name="T8">03<text:tab/>'array full'</text:span></text:p>
      <text:p text:style-name="P12">Die Anzahl der reservierten ROW's ist erreicht, es ist kein Einfügen mehr möglich !</text:p>
      <text:p text:style-name="P12"/>
      <text:p text:style-name="Standard"><text:span text:style-name="T8">404<text:tab/>'key must be unique</text:span><text:span text:style-name="T5">'</text:span></text:p>
      <text:p text:style-name="P12">Versuch, mit dem Insert einen Key einzufügen, der schon vorhanden ist. Dessen Attribute müssen mit dem PUT geändert werden.</text:p>
      <text:p text:style-name="P12"/>
      <text:p text:style-name="P15">405<text:tab/>'array empty'</text:p>
      <text:p text:style-name="P12">Im Array sind keine Elemente enthalten.</text:p>
      <text:p text:style-name="P12"/>
      <text:p text:style-name="P15">410<text:tab/>'task nr too high'</text:p>
      <text:p text:style-name="P12">Diese Tasknummer ist nicht zum Zugriff berechtigt, da nicht in interner Tabelle mitgeführt.</text:p>
      <text:p text:style-name="P12"/>
      <text:p text:style-name="P15">411<text:tab/>'database not loaded'</text:p>
      <text:p text:style-name="P12">Keine Datenbank geladen.</text:p>
      <text:p text:style-name="P12"/>
      <text:p text:style-name="Standard"><text:span text:style-name="T5">4</text:span><text:span text:style-name="T8">12<text:tab/>'task did not init'</text:span></text:p>
      <text:p text:style-name="P12">Die Task führte keinen Init aus.</text:p>
      <text:p text:style-name="P12"/>
      <text:p text:style-name="P15">417<text:tab/>'first search op not simple'</text:p>
      <text:p text:style-name="P12">Falscher Suchoperator als ersten bei GET-Query <text:s/>Zugriff.</text:p>
      <text:p text:style-name="P12"/>
      <text:p text:style-name="P15">418<text:tab/>'undefined search op'</text:p>
      <text:p text:style-name="P12">Dieser Operator existiert nicht für GET-Query.</text:p>
      <text:p text:style-name="P12"/>
      <text:p text:style-name="P15">419<text:tab/>'array is readonly'</text:p>
      <text:p text:style-name="P12">Das Array kann nur ausgelesen, nicht verändert werden.</text:p>
      <text:p text:style-name="P12"/>
      <text:p text:style-name="P15">420<text:tab/>'array has no key'</text:p>
      <text:p text:style-name="P12">Versuch einen Keyzugriff auf ein Array zu machen, das keinen Key hat.</text:p>
      <text:p text:style-name="P12"/>
      <text:p text:style-name="P15">433<text:tab/>'ACR not constructed'</text:p>
      <text:p text:style-name="P12">Der Access Record für einen Datenbankzugriff ist nicht konstruiert d. h. es wurde nicht die Routine zum Konstruieren eines Access Records aufgerufen.</text:p>
      <text:p text:style-name="P12"/>
      <text:p text:style-name="P15">434<text:tab/>'wrong construct'</text:p>
      <text:p text:style-name="P12">Die Reihenfolge für einen Zugriff ist verkehrt.</text:p>
      <text:p text:style-name="P12"/>
      <text:p text:style-name="Standard"><text:span text:style-name="T5">4</text:span><text:span text:style-name="T8">41<text:tab/>'too much att'</text:span></text:p>
      <text:p text:style-name="P12">Mit so vielen Attributen kann kein Zugriff gemacht werden ( muss =&lt; 10 sein).</text:p>
      <text:p text:style-name="P12"/>
      <text:p text:style-name="P15">110<text:tab/>'no ConFun'</text:p>
      <text:p text:style-name="P12">Für dieses Attribut existiert keine Konvertierung.</text:p>
      <text:p text:style-name="P12"/>
      <text:p text:style-name="P15">111<text:tab/>'severe: DBwork &lt; AttLen or AttLen = 0'</text:p>
      <text:p text:style-name="P12">Entweder ist die Datenbankverwaltung korrupt oder eine Größe für den Zugriff ist zu groß z. Bsp. ist die ROW länger als 100h (255d) o. ä.</text:p>
      <text:p text:style-name="P12"/>
      <text:p text:style-name="P15">"???'</text:p>
      <text:p text:style-name="P12">Es gibt keine zugeortnete Fehlernummer.</text:p>
      <text:p text:style-name="P12"/>
      <text:p text:style-name="P5">Vorgehensweise bei Erstellen einer neuen Datenbank</text:p>
      <text:p text:style-name="P12"/>
      <text:p text:style-name="P12">Wird die Version gewechselt (neues EPROM), d. h. wird von Version 5.x auf 6.x aufgerüstet, so müssen für die Spitzenlastüberwachung neü Arrays integriert sein. Es ist notwendig, eine neue Datenbank zu erstellen.</text:p>
      <text:p text:style-name="P12"><text:soft-page-break/>Für die verschiedene Hardware gibt es nun eine geringfügig unterschiedliche Vorgehensweise:</text:p>
      <text:p text:style-name="P12"/>
      <text:p text:style-name="P15">1)<text:tab/>Umrüstung von der Version 3.x auf 4.x für die Hardware 29ZP02 (mit 29CP02)</text:p>
      <text:p text:style-name="P12"><text:s text:c="3"/>die aktuelle Datenbank sichern (als INTEL - Hex - File)</text:p>
      <text:p text:style-name="P12"><text:s text:c="3"/>die neü EPROM Version 4.x aufstecken</text:p>
      <text:p text:style-name="P12"><text:s text:c="3"/>den DIL 3 (29CP02) auf ON stellen die Schreibschwelle auf 0:0 setzen (s. CD - Befehl) (Übertragung des File ENAZP02.H86 oder mit SW 5xx:2 = 0,0)</text:p>
      <text:p text:style-name="P12"><text:s text:c="3"/>aden der gesicherten Datenbank</text:p>
      <text:p text:style-name="P12"><text:s text:c="3"/>erstellen eines Spezial - DUMP mit dem (W)TH86 V3.2 (dies ist mit Version 3.x nicht möglich)</text:p>
      <text:p text:style-name="P12"><text:s text:c="3"/>laden der neün Dummy-Datenbank (DumydbOP)</text:p>
      <text:p text:style-name="P12"><text:s text:c="3"/>nachladen des Spezial - DUMP, die Datenbank</text:p>
      <text:p text:style-name="P12"><text:s text:c="3"/>hat nun eine neue Struktur</text:p>
      <text:p text:style-name="P12"><text:s text:c="3"/>neue Datenbank wieder sichern</text:p>
      <text:p text:style-name="P12"><text:s text:c="3"/>den DIL 3 auf OFF stellen</text:p>
      <text:p text:style-name="P12"><text:s text:c="3"/>Aufforderung "load correct database" unterbleibt nach reset des Moduls</text:p>
      <text:p text:style-name="P12"/>
      <text:p text:style-name="P12"/>
      <text:p text:style-name="P15">2)<text:tab/>Umrüstung von der Version 4.x auf 5.x d. h. Umrüsten der </text:p>
      <text:p text:style-name="Standard"><text:span text:style-name="T8"><text:tab/>Hardware 29ZP02 (mit 29CP02) auf 29ZP03 <text:s/>(mit 29CP03)</text:span><text:span text:style-name="T5">.</text:span></text:p>
      <text:p text:style-name="P12"><text:s text:c="3"/>erstellen eines Spezial - DUMP mit dem (W)TH86 V3.2</text:p>
      <text:p text:style-name="P12"><text:s text:c="3"/>bei neuer Hardware US-Nr einstellen (auf unterem Print)</text:p>
      <text:p text:style-name="P12"><text:s text:c="3"/>neue Hardware 29ZP03 einstecken</text:p>
      <text:p text:style-name="P12"><text:s text:c="3"/>laden der neün Dummy-Datenbank (DumydbCP)</text:p>
      <text:p text:style-name="P12"><text:s text:c="3"/>nachladen des Spezial - DUMP, die Datenbank hat nun eine neue Struktur</text:p>
      <text:p text:style-name="P12"><text:s text:c="3"/>neue Datenbank wieder sichern</text:p>
      <text:p text:style-name="P12"/>
      <text:p text:style-name="Standard"><text:span text:style-name="T5">3)<text:tab/></text:span><text:span text:style-name="T8">Umrüstung von der Version 3.x auf 5.x d. h. Umrüsten der</text:span></text:p>
      <text:p text:style-name="Standard"><text:span text:style-name="T8"><text:tab/>Hardware 29ZP02 (mit 29CP02) auf 29ZP03 <text:s/>(mit 29CP03)</text:span><text:span text:style-name="T5">.</text:span></text:p>
      <text:p text:style-name="P12"/>
      <text:p text:style-name="Standard"><text:span text:style-name="T8">Achtung :</text:span><text:span text:style-name="T5"><text:tab/>Es wird die EPROM Version 4 zum Schritt 1 benötigt</text:span></text:p>
      <text:p text:style-name="P12"/>
      <text:p text:style-name="P12"><text:s text:c="3"/>obiger Schritt 1 zuerst </text:p>
      <text:p text:style-name="P12"/>
      <text:p text:style-name="P12"><text:s text:c="3"/>die aktülle Datenbank sichern (als INTEL - Hex - File)</text:p>
      <text:p text:style-name="P12"><text:s text:c="3"/>die neue EPROM Version 4.x aufstecken</text:p>
      <text:p text:style-name="P12"><text:s text:c="3"/>den DIL 3 (29CP02) auf ON stellen</text:p>
      <text:p text:style-name="P12"><text:s text:c="3"/>die Schreibschwelle auf 0:0 setzen (s. CD - Befehl) (Übertragung des File ENAZP02.H86 oder mit SW 5xx:2 = 0,0)</text:p>
      <text:p text:style-name="P12"><text:s text:c="3"/>laden der gesicherten Datenbank</text:p>
      <text:p text:style-name="P12"><text:s text:c="3"/>erstellen eines Spezial - DUMP mit dem (W)TH86 &gt;V3.2 </text:p>
      <text:p text:style-name="P12">=&gt; Wichtig zum Laden in neuer HW, da DUMP adressunabhängig</text:p>
      <text:p text:style-name="P12"/>
      <text:p text:style-name="P12"><text:s text:c="3"/>dann obiger Schritt 2 :</text:p>
      <text:p text:style-name="P12"/>
      <text:p text:style-name="P12"><text:s text:c="3"/>bei neuer Hardware US-Nr einstellen (auf unterem Print)</text:p>
      <text:p text:style-name="P12"><text:s text:c="3"/>neue Hardware 29ZP03 einstecken</text:p>
      <text:p text:style-name="P12"><text:s text:c="3"/>laden der neuen Dummy-Datenbank (DummydbCP)</text:p>
      <text:p text:style-name="P12"><text:s text:c="3"/>nachladen des Spezial - DUMP, die Datenbank hat nun eine neue Struktur</text:p>
      <text:p text:style-name="P12"><text:s text:c="3"/>neue Datenbank wieder sichern</text:p>
      <text:p text:style-name="P12"/>
      <text:p text:style-name="P12"/>
      <text:p text:style-name="Standard"><text:span text:style-name="T5">4)<text:tab/></text:span><text:span text:style-name="T8">Umrüstung von der Version 5.x auf 6.x für die </text:span></text:p>
      <text:p text:style-name="P15"><text:tab/>Hardware 29ZP10 und 29ZP03 (mit 29CP03)</text:p>
      <text:p text:style-name="P12"/>
      <text:p text:style-name="P12"><text:s text:c="3"/>erstellen eines Spezial - DUMP mit dem (W)TH86 V3.2</text:p>
      <text:p text:style-name="P12"><text:s text:c="3"/>Hardware umrüsten : neü EPROMS (V 6.x ) aufstecken</text:p>
      <text:p text:style-name="P12"><text:s text:c="3"/>laden der neün Dummy-Datenbank</text:p>
      <text:p text:style-name="P12"><text:s text:c="3"/>nachladen des Spezial - DUMP, die Datenbank hat nun eine neü Struktur</text:p>
      <text:p text:style-name="P13"><text:s text:c="3"/>neü Datenbank wieder sichern</text:p>
      <text:p text:style-name="P32"/>
      <text:p text:style-name="P1"><text:span text:style-name="T8">Achtung:</text:span><text:span text:style-name="T5"><text:tab/>Für alle Umrüstungen gilt :</text:span></text:p>
      <text:p text:style-name="P12"/>
      <text:p text:style-name="P12"><text:soft-page-break/>Die MICAS - Tasks müssen mit dem entsprechenden HW-Switch neu übersetzt werden. Hat das System eine Inittask, so muß für deren Strategie 4 eingetragen werden, d. h. Task1 (1,0) wird zu Task1 (4,0) (das Taskfile muß editiert werden).</text:p>
      <text:p text:style-name="P12"/>
      <text:p text:style-name="P12">Aufruf für 29ZP02:<text:tab/>MICON MICAS ZP02</text:p>
      <text:p text:style-name="P12"/>
      <text:p text:style-name="P12">Aufruf für 29ZP03:<text:tab/>MICON MICAS ZP03</text:p>
      <text:p text:style-name="P12"/>
      <text:p text:style-name="P12">Der FGTIN muß ebenfalls mit dem entsprechenden HW-Switch geführt werden.</text:p>
      <text:p text:style-name="P12"/>
      <text:p text:style-name="P12">Aufruf für 29ZP02:<text:tab/>FGTIN BUKL ZP02</text:p>
      <text:p text:style-name="P12"/>
      <text:p text:style-name="P12">Aufruf für 29ZP03:<text:tab/>FGTIN BUKL ZP03</text:p>
      <text:p text:style-name="P12"/>
      <text:p text:style-name="P15">Achtung:</text:p>
      <text:p text:style-name="P12"/>
      <text:p text:style-name="P12">Die BUKL - Liste hat andere Struktur wie BUKL der PDP11 : Die BUKLs der PDP11 müssen von unten nach oben übernommen werden, außerdem beginnt die Zuordnung beim Zentralprozessor mit Kombination 0, bei der PDP mit 1, d. h. zuerst DUMMY für 0 - te Kombination eingeben !</text:p>
      <text:p text:style-name="P12"/>
      <text:p text:style-name="P5">Datenbank - Arraynamen</text:p>
      <text:p text:style-name="P12"/>
      <text:p text:style-name="P12">In diesem Anhang sind alle symbolischen Namen für Arrays und Attribute aufgeführt, die bis jetzt für die US vorkommen. Hinter dem Symbolnamen steht die zugehörige Nummer und dahinter die Nummer der Konvertierfunktion, falls eine vorhanden !</text:p>
      <text:p text:style-name="P12"/>
      <text:p text:style-name="Standard"><text:span text:style-name="T5">Ab Version </text:span><text:span text:style-name="T13">7.x</text:span><text:span text:style-name="T5"> steht hinter dem Array ein Index, der auf die zugehörigen Attribute verweist, sowie die Anzahl derselben. Die Arraynummer wird anhand der Position des Arryas festgelegt, also hat DIRZLT die Nr. 0 (Position 0), die REGELM die Nr. 1 usw.</text:span></text:p>
      <text:p text:style-name="P12"/>
      <text:p text:style-name="P15">Array Nr.<text:tab/>Symbol</text:p>
      <text:p text:style-name="P12"/>
      <text:p text:style-name="Standard"><text:span text:style-name="T5">0<text:tab/><text:tab/>'</text:span><text:span text:style-name="T6">DIRZLT</text:span><text:span text:style-name="T5">',149 ,03</text:span></text:p>
      <text:p text:style-name="Standard"><text:span text:style-name="T5">1<text:tab/><text:tab/>'</text:span><text:span text:style-name="T6">REGELM</text:span><text:span text:style-name="T5">',001 ,18</text:span></text:p>
      <text:p text:style-name="Standard"><text:span text:style-name="T5">2<text:tab/><text:tab/>'</text:span><text:span text:style-name="T6">SOLFUH</text:span><text:span text:style-name="T5">',019 ,06</text:span></text:p>
      <text:p text:style-name="Standard"><text:span text:style-name="T5">3<text:tab/><text:tab/>'</text:span><text:span text:style-name="T6">IDFLST</text:span><text:span text:style-name="T5">',025 ,04</text:span></text:p>
      <text:p text:style-name="Standard"><text:span text:style-name="T5">4<text:tab/><text:tab/>'</text:span><text:span text:style-name="T6">IPZEIL</text:span><text:span text:style-name="T5">',029 ,02</text:span></text:p>
      <text:p text:style-name="Standard"><text:span text:style-name="T5">5<text:tab/><text:tab/>'</text:span><text:span text:style-name="T6">IPZE10</text:span><text:span text:style-name="T5">',029 ,02</text:span></text:p>
      <text:p text:style-name="Standard"><text:span text:style-name="T5">6<text:tab/><text:tab/>'</text:span><text:span text:style-name="T6">IPMELD</text:span><text:span text:style-name="T5">',031 ,04</text:span></text:p>
      <text:p text:style-name="Standard"><text:span text:style-name="T5">7<text:tab/><text:tab/>'</text:span><text:span text:style-name="T6">IPML10</text:span><text:span text:style-name="T5">',031 ,04</text:span></text:p>
      <text:p text:style-name="Standard"><text:span text:style-name="T5">8<text:tab/><text:tab/>'</text:span><text:span text:style-name="T6">IPMESS</text:span><text:span text:style-name="T5">',035 ,04</text:span></text:p>
      <text:p text:style-name="Standard"><text:span text:style-name="T5">9<text:tab/><text:tab/>'</text:span><text:span text:style-name="T6">IPMS10</text:span><text:span text:style-name="T5">',035 ,04</text:span></text:p>
      <text:p text:style-name="Standard"><text:span text:style-name="T5">10<text:tab/><text:tab/>'</text:span><text:span text:style-name="T6">IPSTEL</text:span><text:span text:style-name="T5">',039 ,04</text:span></text:p>
      <text:p text:style-name="Standard"><text:span text:style-name="T5">11<text:tab/><text:tab/>'</text:span><text:span text:style-name="T6">IPST10</text:span><text:span text:style-name="T5">',039 ,04</text:span></text:p>
      <text:p text:style-name="Standard"><text:span text:style-name="T5">12<text:tab/><text:tab/>'</text:span><text:span text:style-name="T6">IPZAEL</text:span><text:span text:style-name="T5">',043 ,04</text:span></text:p>
      <text:p text:style-name="Standard"><text:span text:style-name="T5">13<text:tab/><text:tab/>'</text:span><text:span text:style-name="T6">IPZA10</text:span><text:span text:style-name="T5">',043 ,04</text:span></text:p>
      <text:p text:style-name="Standard"><text:span text:style-name="T5">14<text:tab/><text:tab/>'</text:span><text:span text:style-name="T6">FGLIST</text:span><text:span text:style-name="T5">',047 ,07</text:span></text:p>
      <text:p text:style-name="Standard"><text:span text:style-name="T5">15<text:tab/><text:tab/>'</text:span><text:span text:style-name="T6">MEWUM</text:span><text:span text:style-name="T5"> ',054 ,03</text:span></text:p>
      <text:p text:style-name="Standard"><text:span text:style-name="T5">16<text:tab/><text:tab/>'</text:span><text:span text:style-name="T6">ZAWUM</text:span><text:span text:style-name="T5"> ',057 ,04</text:span></text:p>
      <text:p text:style-name="Standard"><text:span text:style-name="T5">17<text:tab/><text:tab/>'</text:span><text:span text:style-name="T6">GLEIFU</text:span><text:span text:style-name="T5">',152 ,02</text:span></text:p>
      <text:p text:style-name="Standard"><text:span text:style-name="T5">18<text:tab/><text:tab/>'</text:span><text:span text:style-name="T6">OPCODE</text:span><text:span text:style-name="T5">',061 ,05</text:span></text:p>
      <text:p text:style-name="Standard"><text:span text:style-name="T5">19<text:tab/><text:tab/>'</text:span><text:span text:style-name="T6">IPTXT</text:span><text:span text:style-name="T5"> ',066 ,05</text:span></text:p>
      <text:p text:style-name="Standard"><text:span text:style-name="T5">20<text:tab/><text:tab/>'</text:span><text:span text:style-name="T6">ZEITAB</text:span><text:span text:style-name="T5">',071 ,04</text:span></text:p>
      <text:p text:style-name="Standard"><text:span text:style-name="T5">21<text:tab/><text:tab/>'</text:span><text:span text:style-name="T6">LITAK</text:span><text:span text:style-name="T5"> ',075 ,04</text:span></text:p>
      <text:p text:style-name="Standard"><text:span text:style-name="T5">22<text:tab/><text:tab/>'</text:span><text:span text:style-name="T6">EREIGN</text:span><text:span text:style-name="T5">',079 ,03</text:span></text:p>
      <text:p text:style-name="Standard"><text:span text:style-name="T5">23<text:tab/><text:tab/>'</text:span><text:span text:style-name="T6">GEBZON</text:span><text:span text:style-name="T5">',082 ,04</text:span></text:p>
      <text:p text:style-name="Standard"><text:span text:style-name="T5">24<text:tab/><text:tab/>'</text:span><text:span text:style-name="T6">TSCHAZ</text:span><text:span text:style-name="T5">',086 ,02</text:span></text:p>
      <text:p text:style-name="Standard"><text:span text:style-name="T5">25<text:tab/><text:tab/>'</text:span><text:span text:style-name="T6">STAPRO</text:span><text:span text:style-name="T5">',088 ,05</text:span></text:p>
      <text:p text:style-name="Standard"><text:span text:style-name="T5">26<text:tab/><text:tab/>'</text:span><text:span text:style-name="T6">LAURA</text:span><text:span text:style-name="T5"> ',093 ,08</text:span></text:p>
      <text:p text:style-name="Standard"><text:span text:style-name="T5">27<text:tab/><text:tab/>'</text:span><text:span text:style-name="T6">ALTXT</text:span><text:span text:style-name="T5"> ',101 ,03</text:span></text:p>
      <text:p text:style-name="P12"/>
      <text:p text:style-name="Standard"><text:soft-page-break/><text:span text:style-name="T5"><text:tab/><text:tab/>;</text:span><text:span text:style-name="T8">Arrays für Spitzenlast</text:span></text:p>
      <text:p text:style-name="P12"/>
      <text:p text:style-name="Standard"><text:span text:style-name="T5">28<text:tab/><text:tab/>'</text:span><text:span text:style-name="T6">SASTOP</text:span><text:span text:style-name="T5">',104 ,12</text:span></text:p>
      <text:p text:style-name="Standard"><text:span text:style-name="T5">29<text:tab/><text:tab/>'</text:span><text:span text:style-name="T6">S1AST</text:span><text:span text:style-name="T5"> ',116 ,09</text:span></text:p>
      <text:p text:style-name="Standard"><text:span text:style-name="T5">30<text:tab/><text:tab/>'</text:span><text:span text:style-name="T6">S2AST</text:span><text:span text:style-name="T5"> ',116 ,09</text:span></text:p>
      <text:p text:style-name="Standard"><text:span text:style-name="T5">31<text:tab/><text:tab/>'</text:span><text:span text:style-name="T6">TA1ST</text:span><text:span text:style-name="T5"> ',125 ,02</text:span></text:p>
      <text:p text:style-name="Standard"><text:span text:style-name="T5">32<text:tab/><text:tab/>'</text:span><text:span text:style-name="T6">TA2ST</text:span><text:span text:style-name="T5"> ',125 ,02</text:span></text:p>
      <text:p text:style-name="Standard"><text:span text:style-name="T5">33<text:tab/><text:tab/>'</text:span><text:span text:style-name="T6">MO1ST</text:span><text:span text:style-name="T5"> ',127 ,02</text:span></text:p>
      <text:p text:style-name="Standard"><text:span text:style-name="T5">34<text:tab/><text:tab/>'</text:span><text:span text:style-name="T6">MO2ST</text:span><text:span text:style-name="T5"> ',127 ,02</text:span></text:p>
      <text:p text:style-name="Standard"><text:span text:style-name="T5">35<text:tab/><text:tab/>'</text:span><text:span text:style-name="T6">YE1ST</text:span><text:span text:style-name="T5"> ',129 ,02</text:span></text:p>
      <text:p text:style-name="Standard"><text:span text:style-name="T5">36<text:tab/><text:tab/>'</text:span><text:span text:style-name="T6">YE2ST</text:span><text:span text:style-name="T5"> ',129 ,02</text:span></text:p>
      <text:p text:style-name="Standard"><text:span text:style-name="T5">37<text:tab/><text:tab/>'</text:span><text:span text:style-name="T6">AL1ST</text:span><text:span text:style-name="T5"> ',131 ,02</text:span></text:p>
      <text:p text:style-name="Standard"><text:span text:style-name="T5">38<text:tab/><text:tab/>'</text:span><text:span text:style-name="T6">AL2ST</text:span><text:span text:style-name="T5"> ',131 ,02</text:span></text:p>
      <text:p text:style-name="P12"/>
      <text:p text:style-name="Standard"><text:span text:style-name="T5"><text:tab/><text:tab/>;</text:span><text:span text:style-name="T8">Weitere Arrays ab Version 7.x:</text:span></text:p>
      <text:p text:style-name="P12"/>
      <text:p text:style-name="Standard"><text:span text:style-name="T5">39<text:tab/><text:tab/>'</text:span><text:span text:style-name="T6">FGTEX </text:span><text:span text:style-name="T5">',133 ,02</text:span></text:p>
      <text:p text:style-name="Standard"><text:span text:style-name="T5">40<text:tab/><text:tab/>'</text:span><text:span text:style-name="T6">IPZE20</text:span><text:span text:style-name="T5">',029 ,02</text:span></text:p>
      <text:p text:style-name="Standard"><text:span text:style-name="T5">41<text:tab/><text:tab/>'</text:span><text:span text:style-name="T6">IPZE30</text:span><text:span text:style-name="T5">',029 ,02</text:span></text:p>
      <text:p text:style-name="Standard"><text:span text:style-name="T5">42<text:tab/><text:tab/>'</text:span><text:span text:style-name="T6">IPML20</text:span><text:span text:style-name="T5">',031 ,04</text:span></text:p>
      <text:p text:style-name="Standard"><text:span text:style-name="T5">43<text:tab/><text:tab/>'</text:span><text:span text:style-name="T6">IPML30</text:span><text:span text:style-name="T5">',031 ,04</text:span></text:p>
      <text:p text:style-name="Standard"><text:span text:style-name="T5">44<text:tab/><text:tab/>'</text:span><text:span text:style-name="T6">IPMS20</text:span><text:span text:style-name="T5">',035 ,04</text:span></text:p>
      <text:p text:style-name="Standard"><text:span text:style-name="T5">45<text:tab/><text:tab/>'</text:span><text:span text:style-name="T6">IPMS30</text:span><text:span text:style-name="T5">',035 ,04</text:span></text:p>
      <text:p text:style-name="Standard"><text:span text:style-name="T5">46<text:tab/><text:tab/>'</text:span><text:span text:style-name="T6">IPST20</text:span><text:span text:style-name="T5">',039 ,04</text:span></text:p>
      <text:p text:style-name="Standard"><text:span text:style-name="T5">47<text:tab/><text:tab/>'</text:span><text:span text:style-name="T6">IPST30</text:span><text:span text:style-name="T5">',039 ,04</text:span></text:p>
      <text:p text:style-name="Standard"><text:span text:style-name="T5">48<text:tab/><text:tab/>'</text:span><text:span text:style-name="T6">IPZA20</text:span><text:span text:style-name="T5">',043 ,04</text:span></text:p>
      <text:p text:style-name="Standard"><text:span text:style-name="T5">49<text:tab/><text:tab/>'</text:span><text:span text:style-name="T6">IPZA30</text:span><text:span text:style-name="T5">',043 ,04</text:span></text:p>
      <text:p text:style-name="Standard"><text:span text:style-name="T5">50<text:tab/><text:tab/>'</text:span><text:span text:style-name="T6">KONPAR</text:span><text:span text:style-name="T5">',135 ,03</text:span></text:p>
      <text:p text:style-name="Standard"><text:span text:style-name="T5">51<text:tab/><text:tab/>'</text:span><text:span text:style-name="T6">REGPAR</text:span><text:span text:style-name="T5">',138 ,07</text:span></text:p>
      <text:p text:style-name="Standard"><text:span text:style-name="T5">52<text:tab/><text:tab/>'</text:span><text:span text:style-name="T6">SOLPAR</text:span><text:span text:style-name="T5">',145 ,04</text:span></text:p>
      <text:p text:style-name="P12">53<text:tab/><text:tab/>'TSTARR',152 ,02<text:tab/><text:tab/>=&gt; immer letztes</text:p>
      <text:p text:style-name="P12"/>
      <text:p text:style-name="P5">Attribute für REGELM : Regelkreisparameter</text:p>
      <text:p text:style-name="P12"/>
      <text:p text:style-name="P12">'REGKEY', 1,0<text:tab/><text:tab/><text:tab/>;#001 AnzAtt REGELM: 18</text:p>
      <text:p text:style-name="P12">'REGTYP', 2,0<text:tab/><text:tab/><text:tab/>;#002</text:p>
      <text:p text:style-name="P12">'REGZYK', 3,0<text:tab/><text:tab/><text:tab/>;#003</text:p>
      <text:p text:style-name="P12">'REGTXT', 4,0<text:tab/><text:tab/><text:tab/>;#004</text:p>
      <text:p text:style-name="P12">'REGPAR', 5,0<text:tab/><text:tab/><text:tab/>;#005</text:p>
      <text:p text:style-name="P12">'REGIST', 6,0<text:tab/><text:tab/><text:tab/>;#006</text:p>
      <text:p text:style-name="P12">'REGSTE', 7,0<text:tab/><text:tab/><text:tab/>;#007</text:p>
      <text:p text:style-name="P12">'REGABW', 8,0<text:tab/><text:tab/><text:tab/>;#008</text:p>
      <text:p text:style-name="P12">'REGSOL', 9,0<text:tab/><text:tab/><text:tab/>;#009</text:p>
      <text:p text:style-name="P12">'REGSFN',10,0<text:tab/><text:tab/><text:tab/>;#010</text:p>
      <text:p text:style-name="P12">'REGTSW',11,0<text:tab/><text:tab/><text:tab/>;#011</text:p>
      <text:p text:style-name="P12">'REGSPA',12,0<text:tab/><text:tab/><text:tab/>;#012</text:p>
      <text:p text:style-name="P12">'REGTGW',13,0<text:tab/><text:tab/><text:tab/>;#013</text:p>
      <text:p text:style-name="P12">'REGFGI',14,1<text:tab/><text:tab/><text:tab/>;#014</text:p>
      <text:p text:style-name="P12">'REGFGS',15,1<text:tab/><text:tab/><text:tab/>;#015</text:p>
      <text:p text:style-name="P12">'REGFST',16,1<text:tab/><text:tab/><text:tab/>;#016</text:p>
      <text:p text:style-name="P12">'REGFSO',17,1<text:tab/><text:tab/><text:tab/>;#017</text:p>
      <text:p text:style-name="P12">'REGRES',18,0<text:tab/><text:tab/><text:tab/>;#018</text:p>
      <text:p text:style-name="P12"/>
      <text:p text:style-name="P5">Attribute für SOLFUH : Liste mit Sollwertkennlinien</text:p>
      <text:p text:style-name="P12"/>
      <text:p text:style-name="P12">'SOLNNR', 1 <text:s/>,0<text:tab/><text:tab/><text:tab/>;#019 AnzAtt SOLFUH: 06</text:p>
      <text:p text:style-name="P12">'SOLFGA', 2 <text:s/>,1<text:tab/><text:tab/><text:tab/>;#020</text:p>
      <text:p text:style-name="P12">'SOLFÜ', 3 <text:s/>,0<text:tab/><text:tab/><text:tab/>;#021</text:p>
      <text:p text:style-name="P12">'SOLSTA', 4 <text:s/>,0<text:tab/><text:tab/><text:tab/>;#022</text:p>
      <text:p text:style-name="P12">'SOLUP ', 5 <text:s/>,0<text:tab/><text:tab/><text:tab/>;#023</text:p>
      <text:p text:style-name="P12">'SOLRES', 6 <text:s/>,0<text:tab/><text:tab/><text:tab/>;#024</text:p>
      <text:p text:style-name="P12"/>
      <text:p text:style-name="P5"><text:soft-page-break/>Attribute für IDFLST : Identifikationsliste</text:p>
      <text:p text:style-name="P12"/>
      <text:p text:style-name="P12">'IDFKEY', 1 <text:s/>,0<text:tab/><text:tab/><text:tab/>;#025 AnzAtt IDFLST: 04</text:p>
      <text:p text:style-name="P12">'IDFPA ', 2 <text:s/>,0<text:tab/><text:tab/><text:tab/>;#026</text:p>
      <text:p text:style-name="P12">'IDFPB ', 3 <text:s/>,0<text:tab/><text:tab/><text:tab/>;#027</text:p>
      <text:p text:style-name="P12">'IDFPW ', 4 <text:s/>,0<text:tab/><text:tab/><text:tab/>;#028</text:p>
      <text:p text:style-name="P12"/>
      <text:p text:style-name="P5">Attribute für IPZEIL/IPZE10/20/30 - array has no key !</text:p>
      <text:p text:style-name="P12"/>
      <text:p text:style-name="P12">'ZEILKN', 2 <text:s/>,0<text:tab/><text:tab/><text:tab/>;#029 AnzAtt IPZExx: 02</text:p>
      <text:p text:style-name="P12">'ZEIDAT', 3 <text:s/>,0<text:tab/><text:tab/><text:tab/>;#030</text:p>
      <text:p text:style-name="P12"/>
      <text:p text:style-name="P5">Attribute für IPMELD/IPML10/20/30 : Liste mit Meldepunkten</text:p>
      <text:p text:style-name="P12"/>
      <text:p text:style-name="P12">'MLADIP', 1 <text:s/>,5<text:tab/><text:tab/><text:tab/>;#031 AnzAtt IPMLxx: 04</text:p>
      <text:p text:style-name="P12">'MLKENN', 2 <text:s/>,0<text:tab/><text:tab/><text:tab/>;#032</text:p>
      <text:p text:style-name="P12">'MLADFG', 3 <text:s/>,1<text:tab/><text:tab/><text:tab/>;#033</text:p>
      <text:p text:style-name="P12">'MLFUNK', 4 <text:s/>,0<text:tab/><text:tab/><text:tab/>;#034</text:p>
      <text:p text:style-name="P12"/>
      <text:p text:style-name="P5">Attribute für IPMESS/IPMS10/20/30 : Liste für alle Analogwerte</text:p>
      <text:p text:style-name="P12"/>
      <text:p text:style-name="P12">'MSADIP', 1 <text:s/>,5<text:tab/><text:tab/><text:tab/>;#035 AnzAtt IPMSxx: 04</text:p>
      <text:p text:style-name="P12">'MSKENN', 2 <text:s/>,0<text:tab/><text:tab/><text:tab/>;#036</text:p>
      <text:p text:style-name="P12">'MSADFG', 3 <text:s/>,1<text:tab/><text:tab/><text:tab/>;#037</text:p>
      <text:p text:style-name="P12">'MSFUNK', 4 <text:s/>,0<text:tab/><text:tab/><text:tab/>;#038</text:p>
      <text:p text:style-name="P12"/>
      <text:p text:style-name="P5">Attribute für IPSTEL/IPST10/20/30 : Liste für Analogausgabewerte</text:p>
      <text:p text:style-name="P12"/>
      <text:p text:style-name="P12">'STADIP', 1 <text:s/>,5<text:tab/><text:tab/><text:tab/>;#039 AnzAtt IPSTxx: 04</text:p>
      <text:p text:style-name="P12">'STKENN', 2 <text:s/>,0<text:tab/><text:tab/><text:tab/>;#040</text:p>
      <text:p text:style-name="P12">'STADFG', 3 <text:s/>,1<text:tab/><text:tab/><text:tab/>;#041</text:p>
      <text:p text:style-name="P12">'STFUNK', 4 <text:s/>,0<text:tab/><text:tab/><text:tab/>;#042</text:p>
      <text:p text:style-name="P12"/>
      <text:p text:style-name="P5">Attribute für IPZAEL/IPZA10/20/30 : Liste für Zählwerte</text:p>
      <text:p text:style-name="P12"/>
      <text:p text:style-name="P12">'ZLADIP', 1 <text:s/>,5<text:tab/><text:tab/><text:tab/>;#043 AnzAtt IPZAxx: 04</text:p>
      <text:p text:style-name="P12">'ZLKENN', 2 <text:s/>,0<text:tab/><text:tab/><text:tab/>;#044</text:p>
      <text:p text:style-name="P12">'ZLADFG', 3 <text:s/>,1<text:tab/><text:tab/><text:tab/>;#045</text:p>
      <text:p text:style-name="P12">'ZLFUNK', 4 <text:s/>,0<text:tab/><text:tab/><text:tab/>;#046</text:p>
      <text:p text:style-name="P12"/>
      <text:p text:style-name="P5">Attribute für FGLIST : Liste für alle Datenpunkte</text:p>
      <text:p text:style-name="P12"/>
      <text:p text:style-name="P12">'FGADR ', 1 <text:s/>,1<text:tab/><text:tab/><text:tab/>;#047 AnzAtt FGLIST: 07</text:p>
      <text:p text:style-name="P12">'FGART ', 2 <text:s/>,11<text:tab/><text:tab/><text:tab/>;#048</text:p>
      <text:p text:style-name="P12">'FGKEN ', 3 <text:s/>,0<text:tab/><text:tab/><text:tab/>;#049</text:p>
      <text:p text:style-name="P12">'FGSTA ', 4 <text:s/>,0<text:tab/><text:tab/><text:tab/>;#050</text:p>
      <text:p text:style-name="P12">'IPADR1', 5 <text:s/>,3<text:tab/><text:tab/><text:tab/>;#051</text:p>
      <text:p text:style-name="P12">'FGTXT ', 6 <text:s/>,0<text:tab/><text:tab/><text:tab/>;#052</text:p>
      <text:p text:style-name="P12">'BILDNR', 7 <text:s/>,0<text:tab/><text:tab/><text:tab/>;#053</text:p>
      <text:p text:style-name="P12"/>
      <text:p text:style-name="P5">Attribute für MEWUM : Liste für Umrechnungsfunktionen (Analogwerte)</text:p>
      <text:p text:style-name="P12"/>
      <text:p text:style-name="P12">'MEUFU ', 1 <text:s/>,0<text:tab/><text:tab/><text:tab/>;#054 AnzAtt MEWUM : 03</text:p>
      <text:p text:style-name="P12">'MEDIM ', 2 <text:s/>,0<text:tab/><text:tab/><text:tab/>;#055</text:p>
      <text:p text:style-name="P12">'MEDAT ', 3 <text:s/>,0<text:tab/><text:tab/><text:tab/>;#056</text:p>
      <text:p text:style-name="P12"/>
      <text:p text:style-name="P5">Attribute für ZAWUM : Liste für Umrechnungsfunktionen (Zählwerte)</text:p>
      <text:p text:style-name="P12"/>
      <text:p text:style-name="P12">'ZAUFU ', 1 <text:s/>,0<text:tab/><text:tab/><text:tab/>;#057 AnzAtt ZAWUM : 04</text:p>
      <text:p text:style-name="P12">'ZADIM ', 2 <text:s/>,0<text:tab/><text:tab/><text:tab/>;#058</text:p>
      <text:p text:style-name="P12">'ZAWER ', 3 <text:s/>,0<text:tab/><text:tab/><text:tab/>;#059</text:p>
      <text:p text:style-name="P12">'ZADAT ', 4 <text:s/>,0<text:tab/><text:tab/><text:tab/>;#060</text:p>
      <text:p text:style-name="P12"><text:soft-page-break/></text:p>
      <text:p text:style-name="P5">Attribute für GLEIFU : Liste für gleitende Grenzwerte</text:p>
      <text:p text:style-name="P12"/>
      <text:p text:style-name="P12">´GIPAD ´, 1, 0<text:tab/><text:tab/><text:tab/>;#061 <text:s/>AnzAtt GLEIFU: 14</text:p>
      <text:p text:style-name="P12">´GUMFU ´, 2, 0<text:tab/><text:tab/><text:tab/>;#062</text:p>
      <text:p text:style-name="P12">´GLRES ´, 3, 0<text:tab/><text:tab/><text:tab/>;#063</text:p>
      <text:p text:style-name="P12">´GIUMS ´, 4, 0<text:tab/><text:tab/><text:tab/>;#064</text:p>
      <text:p text:style-name="P12">´GIOMS ´, 5, 0<text:tab/><text:tab/><text:tab/>;#065</text:p>
      <text:p text:style-name="P12">´GAUMS ´, 6, 0<text:tab/><text:tab/><text:tab/>;#066</text:p>
      <text:p text:style-name="P12">´GAOMS ´, 7, 0<text:tab/><text:tab/><text:tab/>;#067</text:p>
      <text:p text:style-name="P12">´GDELU ´, 8, 0<text:tab/><text:tab/><text:tab/>;#068</text:p>
      <text:p text:style-name="P12">´GDELO ´, 9, 0<text:tab/><text:tab/><text:tab/>;#069</text:p>
      <text:p text:style-name="P12">´GLETU ´, 10, 0<text:tab/><text:tab/><text:tab/>;#070</text:p>
      <text:p text:style-name="P12">´GLETO ´, 11, 0<text:tab/><text:tab/><text:tab/>;#071</text:p>
      <text:p text:style-name="P12">´GMHYS ´, 12, 0<text:tab/><text:tab/><text:tab/>;#072</text:p>
      <text:p text:style-name="P12">´GABEZ ´, 13, <text:tab/><text:tab/><text:tab/>;#073</text:p>
      <text:p text:style-name="P12">´GMARK ´, 14, 0<text:tab/><text:tab/><text:tab/>;#074</text:p>
      <text:p text:style-name="P12"/>
      <text:p text:style-name="P5">Attribute für OPCODE : Liste für Bedienervereinbarungen</text:p>
      <text:p text:style-name="P12"/>
      <text:p text:style-name="P12">'BECODE', 1 <text:s/>,0<text:tab/><text:tab/><text:tab/>;#075 AnzAtt BECODE: 05</text:p>
      <text:p text:style-name="P12">'BEREC ', 2 <text:s/>,0<text:tab/><text:tab/><text:tab/>;#076</text:p>
      <text:p text:style-name="P12">'BEDIEN', 3 <text:s/>,0<text:tab/><text:tab/><text:tab/>;#077</text:p>
      <text:p text:style-name="P12">'BFGMA ', 4 <text:s/>,0<text:tab/><text:tab/><text:tab/>;#078</text:p>
      <text:p text:style-name="P12">'BERES ', 5 <text:s/>,0<text:tab/><text:tab/><text:tab/>;#079</text:p>
      <text:p text:style-name="P12"/>
      <text:p text:style-name="P5">Attribute für IPTXT <text:s/>: Liste für Ereignisprogramm- u. Textnummern</text:p>
      <text:p text:style-name="P12"/>
      <text:p text:style-name="P12">'IPTIPA', 1 <text:s/>,7<text:tab/><text:tab/><text:tab/>;#080 AnzAtt IPTXT : 05</text:p>
      <text:p text:style-name="P12">'IPT1RE', 2 <text:s/>,0<text:tab/><text:tab/><text:tab/>;#081</text:p>
      <text:p text:style-name="P12">'IPTEN ', 3 <text:s/>,0<text:tab/><text:tab/><text:tab/>;#082</text:p>
      <text:p text:style-name="P12">'IPTEP ', 4 <text:s/>,0<text:tab/><text:tab/><text:tab/>;#083</text:p>
      <text:p text:style-name="P12">'IPTZRE', 5 <text:s/>,0<text:tab/><text:tab/><text:tab/>;#084</text:p>
      <text:p text:style-name="P12"/>
      <text:p text:style-name="P5">Attribute für ZEITAB <text:s/>: Liste für Zeitaufträge</text:p>
      <text:p text:style-name="P12"/>
      <text:p text:style-name="P12">'ZEIUHR', 1 <text:s/>,0<text:tab/><text:tab/><text:tab/>;#085 AnzAtt ZEITAB: 04</text:p>
      <text:p text:style-name="P12">'ZEITAG', 2 <text:s/>,0<text:tab/><text:tab/><text:tab/>;#086</text:p>
      <text:p text:style-name="P12">'ZEIKEN', 3 <text:s/>,0<text:tab/><text:tab/><text:tab/>;#087</text:p>
      <text:p text:style-name="P12">'ZEIAUF', 4 <text:s/>,0<text:tab/><text:tab/><text:tab/>;#088</text:p>
      <text:p text:style-name="P12"/>
      <text:p text:style-name="P5">Attribute für LITAK - array has no key ! : Liste für Wochenkennungen</text:p>
      <text:p text:style-name="P12"/>
      <text:p text:style-name="P12">'LITAG ', 2 <text:s/>,0<text:tab/><text:tab/><text:tab/>;#089 AnzAtt LITAK : 04</text:p>
      <text:p text:style-name="P12">'LITRE ', 3 <text:s/>,0<text:tab/><text:tab/><text:tab/>;#090</text:p>
      <text:p text:style-name="P12">'LIZEI ', 4 <text:s/>,0<text:tab/><text:tab/><text:tab/><text:tab/>#091</text:p>
      <text:p text:style-name="P12">'LINEK ', 5 <text:s/>,0<text:tab/><text:tab/><text:tab/>;#092</text:p>
      <text:p text:style-name="P12"/>
      <text:p text:style-name="P5">Attribute für EREIGN : Liste für Ereignisaufträge</text:p>
      <text:p text:style-name="P12"/>
      <text:p text:style-name="P12">'ERGPNR', 1 <text:s/>,0<text:tab/><text:tab/><text:tab/>;#093 AnzAtt EREIGN: 03</text:p>
      <text:p text:style-name="P12">'ERGKEN', 2 <text:s/>,0<text:tab/><text:tab/><text:tab/>;#094</text:p>
      <text:p text:style-name="P12">'ERGAUF', 3 <text:s/>,0<text:tab/><text:tab/><text:tab/>;#095</text:p>
      <text:p text:style-name="P12"/>
      <text:p text:style-name="P5">Attribute für GEBZON : Liste für Gleitendes Schalten</text:p>
      <text:p text:style-name="P12"/>
      <text:p text:style-name="P12">'GEBZNR', 1 ,0<text:tab/><text:tab/><text:tab/>;#096 AnzAtt GEBZON: 04</text:p>
      <text:p text:style-name="P12">'GEBZKN', 2 ,0<text:tab/><text:tab/><text:tab/>;#097</text:p>
      <text:p text:style-name="P12">'GEBZAU', 3 ,0<text:tab/><text:tab/><text:tab/>;#098</text:p>
      <text:p text:style-name="P12">'GEBZPR', 4 ,0<text:tab/><text:tab/><text:tab/>;#099</text:p>
      <text:p text:style-name="P12"/>
      <text:p text:style-name="P5">Attribute für TSCHAZ : Liste für Gleitendes Schalten (Zeitpunkte)</text:p>
      <text:p text:style-name="P12"><text:soft-page-break/></text:p>
      <text:p text:style-name="P12">'TSCHKY', 1 ,0<text:tab/><text:tab/><text:tab/>;#100 AnzAtt TSCHAZ: 02</text:p>
      <text:p text:style-name="P12">'TSCHDT', 2 ,0<text:tab/><text:tab/><text:tab/>;#101</text:p>
      <text:p text:style-name="P12"/>
      <text:p text:style-name="P5">Attribute für STAPRO : Liste für Standardprotokolle</text:p>
      <text:p text:style-name="P12"/>
      <text:p text:style-name="P12">'STAPNU', 1 ,0<text:tab/><text:tab/><text:tab/>;#102 AnzAtt STAPRO: 05</text:p>
      <text:p text:style-name="P12">'STAPKE', 2 ,0<text:tab/><text:tab/><text:tab/>;#103</text:p>
      <text:p text:style-name="P12">'STAPAR', 3 ,0<text:tab/><text:tab/><text:tab/>;#104</text:p>
      <text:p text:style-name="P12">'STAPME', 4 ,0<text:tab/><text:tab/><text:tab/>;#105</text:p>
      <text:p text:style-name="P12">'STAPIN', 5 ,0<text:tab/><text:tab/><text:tab/>;#106</text:p>
      <text:p text:style-name="P12"/>
      <text:p text:style-name="P5">Attribute für LAURA : <text:s/>Liste für Laufzeitaufträge</text:p>
      <text:p text:style-name="P12"/>
      <text:p text:style-name="P12">'LAIPA ', 1 ,7<text:tab/><text:tab/><text:tab/><text:tab/>;#107 AnzAtt LAURA : 08</text:p>
      <text:p text:style-name="P12">'LAIM1 ', 2 ,7<text:tab/><text:tab/><text:tab/><text:tab/>;#108</text:p>
      <text:p text:style-name="P12">'LAIM2 ', 3 ,7<text:tab/><text:tab/><text:tab/><text:tab/>;#109</text:p>
      <text:p text:style-name="P12">'LAFSV ', 4 ,0<text:tab/><text:tab/><text:tab/>;#110</text:p>
      <text:p text:style-name="P12">'LAMAZ ', 5 ,0<text:tab/><text:tab/><text:tab/>;#111</text:p>
      <text:p text:style-name="P12">'LAMEZ ', 6 ,0<text:tab/><text:tab/><text:tab/>;#112</text:p>
      <text:p text:style-name="P12">'LATIM ', 7 ,0<text:tab/><text:tab/><text:tab/><text:tab/>;#113</text:p>
      <text:p text:style-name="P12">'LAKEN ', 8 ,0<text:tab/><text:tab/><text:tab/>;#114</text:p>
      <text:p text:style-name="P12"/>
      <text:p text:style-name="P5">Attribute für ALTXT : Liste für Zusatztexte</text:p>
      <text:p text:style-name="P12"/>
      <text:p text:style-name="P12">'ALTNR ', 1 ,0<text:tab/><text:tab/><text:tab/>;#115 AnzAtt ALTXT : 03</text:p>
      <text:p text:style-name="P12">'ALVNR ', 2 ,0<text:tab/><text:tab/><text:tab/>;#116</text:p>
      <text:p text:style-name="P12">'ALTBS ', 3 ,0<text:tab/><text:tab/><text:tab/>;#117</text:p>
      <text:p text:style-name="P12"/>
      <text:p text:style-name="P5">Attribute für SASTOP - array has no key ! : Liste für SPILAS</text:p>
      <text:p text:style-name="P12"/>
      <text:p text:style-name="P12">'SUZADR', 2 ,9<text:tab/><text:tab/><text:tab/>;#118 AnzAtt SASTOP: 12</text:p>
      <text:p text:style-name="P12">'SUIFRQ', 3 ,0<text:tab/><text:tab/><text:tab/>;#119</text:p>
      <text:p text:style-name="P12">'SVZKG ', 4 ,0<text:tab/><text:tab/><text:tab/>;#120</text:p>
      <text:p text:style-name="P12">'SAIVNT', 5 ,0<text:tab/><text:tab/><text:tab/>;#121</text:p>
      <text:p text:style-name="P12">'SAIVHT', 6 ,0<text:tab/><text:tab/><text:tab/>;#122</text:p>
      <text:p text:style-name="P12">'SAIVDA', 7 ,0<text:tab/><text:tab/><text:tab/>;#123</text:p>
      <text:p text:style-name="P12">'SZWTGW', 8 ,0<text:tab/><text:tab/><text:tab/>;#124</text:p>
      <text:p text:style-name="P12">'SMPFGA', 9 ,1<text:tab/><text:tab/><text:tab/>;#125</text:p>
      <text:p text:style-name="P12">'STKFGA',10 ,1<text:tab/><text:tab/><text:tab/>;#126</text:p>
      <text:p text:style-name="P12">'SVZFGA',11 ,1<text:tab/><text:tab/><text:tab/>;#127</text:p>
      <text:p text:style-name="P12">'SAKTIV',12 ,0<text:tab/><text:tab/><text:tab/>;#128</text:p>
      <text:p text:style-name="P12">'SRESER',13 ,0<text:tab/><text:tab/><text:tab/>;#129</text:p>
      <text:p text:style-name="P12"/>
      <text:p text:style-name="Standard"><text:span text:style-name="T10">Attribute für S1AST, S2AST : Liste mit Verbrauchern</text:span><text:span text:style-name="T5"> </text:span></text:p>
      <text:p text:style-name="P12"/>
      <text:p text:style-name="P12">'STFGAD', 1 ,1<text:tab/><text:tab/><text:tab/>;#130 AnzAtt SnAST : 09</text:p>
      <text:p text:style-name="P12">'SEMIN ', 2 ,0<text:tab/><text:tab/><text:tab/>;#131</text:p>
      <text:p text:style-name="P12">'SAUMAX', 3 ,0<text:tab/><text:tab/><text:tab/>;#132</text:p>
      <text:p text:style-name="P12">'SZAHL ', 4 ,0<text:tab/><text:tab/><text:tab/>;#133</text:p>
      <text:p text:style-name="P12">'SEIN1 ', 5 ,0<text:tab/><text:tab/><text:tab/><text:tab/>;#134</text:p>
      <text:p text:style-name="P12">'SEIN2 ', 6 ,0<text:tab/><text:tab/><text:tab/><text:tab/>;#135</text:p>
      <text:p text:style-name="P12">'SEIN3 ', 7 ,0<text:tab/><text:tab/><text:tab/><text:tab/>;#136</text:p>
      <text:p text:style-name="P12">'SVKEN ', 8 ,0<text:tab/><text:tab/><text:tab/>;#137</text:p>
      <text:p text:style-name="P12">'SAUMIN', 9 ,0<text:tab/><text:tab/><text:tab/>;#138</text:p>
      <text:p text:style-name="P12"/>
      <text:p text:style-name="P5">Attribute für TA1ST, TA2ST : Liste für SPILAS - Statistik</text:p>
      <text:p text:style-name="P12"/>
      <text:p text:style-name="P12">'KEYTG ', 1 ,0<text:tab/><text:tab/><text:tab/>;#139 AnzAtt TAnST : 02</text:p>
      <text:p text:style-name="P12">'VB4AI ', 2 ,0<text:tab/><text:tab/><text:tab/><text:tab/>;#140</text:p>
      <text:p text:style-name="P12"/>
      <text:p text:style-name="P5">Attribute für MO1ST, MO2ST : Liste für SPILAS - Statistik</text:p>
      <text:p text:style-name="P12"><text:soft-page-break/></text:p>
      <text:p text:style-name="P12">'MONKY ', 1 ,0<text:tab/><text:tab/><text:tab/>;#141 AnzAtt MOnST : 02</text:p>
      <text:p text:style-name="P12">'MONROW', 2 ,0<text:tab/><text:tab/><text:tab/>;#142</text:p>
      <text:p text:style-name="P12"/>
      <text:p text:style-name="P5">Attribute für YE1ST, YE2ST : Liste für SPILAS - Statistik</text:p>
      <text:p text:style-name="P12"/>
      <text:p text:style-name="P12">'YEAKY ', 1 ,0<text:tab/><text:tab/><text:tab/>;#143 AnzAtt YEnST : 02</text:p>
      <text:p text:style-name="P12">'YEAROW', 2 ,0<text:tab/><text:tab/><text:tab/>;#144</text:p>
      <text:p text:style-name="P12"/>
      <text:p text:style-name="P5">Attribute für AL1ST, AL2ST : Liste für SPILAS - Statistik</text:p>
      <text:p text:style-name="P12"/>
      <text:p text:style-name="P12">'KEYAL ', 1 ,0<text:tab/><text:tab/><text:tab/>;#145 AnzAtt ALnST : 02</text:p>
      <text:p text:style-name="P12">'ZW1JMX', 2 ,0<text:tab/><text:tab/><text:tab/>;#146</text:p>
      <text:p text:style-name="P12"/>
      <text:p text:style-name="P5">Attribute für FGTEX <text:s/>: Liste für FG-Texte</text:p>
      <text:p text:style-name="P12"/>
      <text:p text:style-name="P12">'FGTNR ', 1 ,0<text:tab/><text:tab/><text:tab/>;#147 AnzAtt FGTEX : 02</text:p>
      <text:p text:style-name="P12">'FGTBS ', 2 ,0<text:tab/><text:tab/><text:tab/>;#148</text:p>
      <text:p text:style-name="P12"/>
      <text:p text:style-name="P5">Attribute für KONPAR : Liste für Zuordnung ZeNr, UfktNr, Offset für Gleitkomma - MICAS</text:p>
      <text:p text:style-name="P12"/>
      <text:p text:style-name="P12">'KONZNR', 1 ,0<text:tab/><text:tab/><text:tab/>;#149 AnzAtt KONPAR: 03</text:p>
      <text:p text:style-name="P12">'KONUFK', 2 ,0<text:tab/><text:tab/><text:tab/>;#150</text:p>
      <text:p text:style-name="P12">'KONOFF', 3 ,0<text:tab/><text:tab/><text:tab/>;#151</text:p>
      <text:p text:style-name="P12"/>
      <text:p text:style-name="P5">Attribute für REGPAR : Liste für Regelkreisparameter für Gleitkomma - MICAS</text:p>
      <text:p text:style-name="P12"/>
      <text:p text:style-name="P12">'REPRNR', 1 ,0<text:tab/><text:tab/><text:tab/>;#152 AnzAtt REGPAR: 07</text:p>
      <text:p text:style-name="P12">'REPTST', 2 ,0<text:tab/><text:tab/><text:tab/>;#153</text:p>
      <text:p text:style-name="P12">'REPPAR', 3 ,0<text:tab/><text:tab/><text:tab/>;#154</text:p>
      <text:p text:style-name="P12">'REPGRW', 4 ,0<text:tab/><text:tab/><text:tab/>;#155</text:p>
      <text:p text:style-name="P12">'REPIPA', 5 ,0<text:tab/><text:tab/><text:tab/>;#156</text:p>
      <text:p text:style-name="P12">'REPGER', 6 ,0<text:tab/><text:tab/><text:tab/>;#157</text:p>
      <text:p text:style-name="P12">'REPRES', 7 ,0<text:tab/><text:tab/><text:tab/>;#158</text:p>
      <text:p text:style-name="P12"/>
      <text:p text:style-name="P5">Attribute für SOLPAR : Liste für Sollwertkennlinien für Gleitkomma - MICAS</text:p>
      <text:p text:style-name="P12"/>
      <text:p text:style-name="P12">'SOPKNL', 1 ,0<text:tab/><text:tab/><text:tab/>;#159 AnzAtt SOLPAR: 04</text:p>
      <text:p text:style-name="P12">'SOPECK', 2 ,0<text:tab/><text:tab/><text:tab/>;#160</text:p>
      <text:p text:style-name="P12">'SOPIPA', 3 ,0<text:tab/><text:tab/><text:tab/>;#161</text:p>
      <text:p text:style-name="P12">'SOPGER', 4 ,0<text:tab/><text:tab/><text:tab/>;#162</text:p>
      <text:p text:style-name="P12"/>
      <text:p text:style-name="P5">Attribute für DIRZLT : Liste mit symbolischen Namen</text:p>
      <text:p text:style-name="P12"/>
      <text:p text:style-name="P12">'DIZNAM', 2 ,0<text:tab/><text:tab/><text:tab/>;#163 AnzAtt DIRZLT: 03</text:p>
      <text:p text:style-name="P12">'DIZNUM', 3 ,0<text:tab/><text:tab/><text:tab/>;#164</text:p>
      <text:p text:style-name="P12">'DIZFUN', 4 ,0<text:tab/><text:tab/><text:tab/>;#165</text:p>
      <text:p text:style-name="P12"/>
      <text:p text:style-name="P5">Attribute für alle Arrays</text:p>
      <text:p text:style-name="P12"/>
      <text:p text:style-name="P12">'ROW <text:s text:c="2"/>', 0 <text:s/>,0<text:tab/><text:tab/><text:tab/>;#166</text:p>
      <text:p text:style-name="P13">'KEY <text:s text:c="2"/>', 1 <text:s/>,0<text:tab/><text:tab/><text:tab/><text:tab/>;#167</text:p>
      <text:p text:style-name="P36"/>
      <text:p text:style-name="P36">Speicher-Verwaltung</text:p>
      <text:p text:style-name="P9"/>
      <text:p text:style-name="P8">AF-Befehl</text:p>
      <text:p text:style-name="P8">DB - bzw. DW - Befehl</text:p>
      <text:p text:style-name="P8">DF-Befehl</text:p>
      <text:p text:style-name="P8">DL - Befehl</text:p>
      <text:p text:style-name="P8"><text:soft-page-break/>FB bzw. FW - Befehl</text:p>
      <text:p text:style-name="P8">IB bzw. IW - Befehl</text:p>
      <text:p text:style-name="P8">M (Move) - Befehl</text:p>
      <text:p text:style-name="P8">M - Befehl (erweitert)</text:p>
      <text:p text:style-name="P8">PB - bzw. PW - Befehl</text:p>
      <text:p text:style-name="P8">PA (Prozessabbild) - Befehl</text:p>
      <text:p text:style-name="P8">PA (Prozessabbild) - Befehl für Gleitkomma - MICAS</text:p>
      <text:p text:style-name="P8">SB - bzw. SW - Befehl</text:p>
      <text:p text:style-name="P8">SF-Befehl</text:p>
      <text:p text:style-name="P8">V (verify) - Befehl</text:p>
      <text:p text:style-name="P8">Zyklischer Display</text:p>
      <text:p text:style-name="P8">Zyklischer PB - bzw. PW - Befehl</text:p>
      <text:p text:style-name="P8">Display von Systemresourcen</text:p>
      <text:p text:style-name="P9"/>
      <text:p text:style-name="P4">Puffer Befehle</text:p>
      <text:p text:style-name="P8">P bzw. PO - Befehl</text:p>
      <text:p text:style-name="P8">PUZ - Befehl (ZLT-Puffer)</text:p>
      <text:p text:style-name="P8">PT - Befehl (ZLT-Puffer-Trace)</text:p>
      <text:p text:style-name="P12"/>
      <text:p text:style-name="P5">DB und DW - Befehl (Display Byte bzw Word)</text:p>
      <text:p text:style-name="P12"/>
      <text:p text:style-name="P12">Diese Befehle wurden erweitert. Es kann nun binär, dezimal, hexadezimal und oktal ausgegeben werden. Es muß einfach hinter dem Kommando "/Option" eingegeben werden. Für binär ist es /B, für dezimal /D, für hexadezimal /H (dies ist default) und für oktal /O. </text:p>
      <text:p text:style-name="P12">Beispielsweise werden beim Kommando DB 1200:0 L 80/B 80H (128) Bytes ab Adresse 1200:0 in binärer Form ausgegeben. Es wird beim DB - Befehl auch der ASCII - Wert ausgegeben.</text:p>
      <text:p text:style-name="P12"/>
      <text:p text:style-name="P12">Mögliche Optionen sind:</text:p>
      <text:p text:style-name="P12">/A für ASCII - Ausgabe (nur bei DB - Befehl zulässig, sonst Error)</text:p>
      <text:p text:style-name="P12">/B für Binärausgabe</text:p>
      <text:p text:style-name="P12">/D für Dezimalausgabe</text:p>
      <text:p text:style-name="P12">/I für vorzeichenbehaftete Dezimalausgabe</text:p>
      <text:p text:style-name="P12">/H für Hexadezimalausgabe (default)</text:p>
      <text:p text:style-name="P12">/O für Oktalausgabe</text:p>
      <text:p text:style-name="P12"/>
      <text:p text:style-name="Standard"><text:span text:style-name="T10">DL - Befehl</text:span><text:span text:style-name="T11"><text:tab/> (ab V</text:span><text:span text:style-name="T14">5.6</text:span><text:span text:style-name="T11">)</text:span></text:p>
      <text:p text:style-name="P12"/>
      <text:p text:style-name="P12">Analog zum DB - und DW - Befehl gibt es nun den DL - Befehl, mit dem man 32 - Bit - Werte vorzeichenlos ausgeben kann. Es kann wie oben eine Formateingabe erfolgen z. B. DL 0:0 L 40 /B, dann werden 40h Doppelworte beginnend mit der Adresse 0:0 in binärer Form ausgegeben.</text:p>
      <text:p text:style-name="P12"/>
      <text:p text:style-name="P12">Mögliche Formateingaben oder Optionen sind:</text:p>
      <text:p text:style-name="P12">/B für Binärausgabe</text:p>
      <text:p text:style-name="P12">/D für Dezimalausgabe</text:p>
      <text:p text:style-name="P12">/H für Hexadezimalausgabe (default)</text:p>
      <text:p text:style-name="P12">/I für vorzeichenbehaftete Dezimalausgabe</text:p>
      <text:p text:style-name="P12">/O für Oktalausgabe</text:p>
      <text:p text:style-name="P12"/>
      <text:p text:style-name="Standard"><text:span text:style-name="T10">Zyklischer Display - Befehl <text:s/>(ab V</text:span><text:span text:style-name="T13">7.x</text:span><text:span text:style-name="T10">)</text:span></text:p>
      <text:p text:style-name="P12"/>
      <text:p text:style-name="P12">Folgt auf die Befehlseingabe ein 'Z' z. Bsp. DBZ 3400:0 L 10, so wird zyklisch ausgegeben, d. h. sobald die Ausgabe beendet ist, wiederholt sie sich, bis sie mit CR abgebrochen wird.</text:p>
      <text:p text:style-name="P12">Der Cursor wird dabei fest positioniert (in Zeile 4, Spalte 0).</text:p>
      <text:p text:style-name="P12"/>
      <text:p text:style-name="P5">SB bzw. SW - Befehl</text:p>
      <text:p text:style-name="P12"/>
      <text:p text:style-name="P12">Dieser Befehl wurde erweitert. Es ist die Eingabe von SW (SB) Adresse /Option = Wert1, <text:soft-page-break/>Wert2,,..,Wert n möglich. Die Option bezieht sich auf das Eingabeformat (siehe DB bzw DW -Befehl). Wird keine eingegeben, so wird hexadezimal genommen.</text:p>
      <text:p text:style-name="P12"/>
      <text:p text:style-name="P15">Beispiel:</text:p>
      <text:p text:style-name="P12"/>
      <text:p text:style-name="P12">SW 3280:4 /D = 12,,,8,1234 </text:p>
      <text:p text:style-name="P12">...bedeutet, daß die Adressen 3280:4 mit 12 (0Ch) , 3280:0a mit 8 und 3280:0c mit 1234 beschrieben werden. Werden keine Werte eingegeben (wie im Bspiel mit ,,,) so werden die Adressen nicht beschrieben. Es können mit dem SB &lt;Adr&gt; /A = a,b,c auch ASCII - Zeichen</text:p>
      <text:p text:style-name="P12">eingegeben werden (außer Blank).</text:p>
      <text:p text:style-name="P12"><text:s/></text:p>
      <text:p text:style-name="P15">Achtung:</text:p>
      <text:p text:style-name="P12"/>
      <text:p text:style-name="P12">Es erfolgt keine Prüfung der Werte, ob sie korrekt <text:s/>eingetragen sind!</text:p>
      <text:p text:style-name="P12"/>
      <text:p text:style-name="P5">PB bzw. PW - Befehl</text:p>
      <text:p text:style-name="P12"/>
      <text:p text:style-name="P12">Dieser Befehl wurde erweitert. Es ist die Eingabe von PW (PB) Port /Option=Wert möglich. Die Option bezieht sich auf das Eingabeformat (siehe DB- bzw DW - Befehl). Wird keine eingegeben, so wird hexadezimal genommen.</text:p>
      <text:p text:style-name="P12"/>
      <text:p text:style-name="P15">Beispiel:</text:p>
      <text:p text:style-name="P12"/>
      <text:p text:style-name="P12">PW FF2C /D = 4200 bedeutet, dass der Port FF2C mit 4200 (dezimal) beschrieben wird. Es können mit dem PB &lt;Port&gt; /A = a auch ASCII - Zeichen auf Ports geschrieben werden (ausser Blank). <text:s/>(siehe auch PBZ-Befehl)</text:p>
      <text:p text:style-name="P12"><text:s/></text:p>
      <text:p text:style-name="P15">Achtung:</text:p>
      <text:p text:style-name="P12">Es erfolgt keine Prüfung des Wertes, d. h. der Port wird nicht wieder ausgelesen !</text:p>
      <text:p text:style-name="P12"/>
      <text:p text:style-name="Standard"><text:span text:style-name="T10">Zyklischer PB bzw. PW - Befehl <text:s/>(ab <text:s/>V</text:span><text:span text:style-name="T13">8.0</text:span><text:span text:style-name="T10">)</text:span></text:p>
      <text:p text:style-name="P12"/>
      <text:p text:style-name="P12">Ein Port kann auch zyklisch angezeigt werden. </text:p>
      <text:p text:style-name="P12"/>
      <text:p text:style-name="P15">Syntax:</text:p>
      <text:p text:style-name="P12"/>
      <text:p text:style-name="P12">PBZ &lt;Port&gt;[/Option] </text:p>
      <text:p text:style-name="P12"/>
      <text:p text:style-name="P15">Beispiel:</text:p>
      <text:p text:style-name="P12"/>
      <text:p text:style-name="P12">Bsp. PBZ 8E /A =&gt; zyklische Anzeige des Port 8e</text:p>
      <text:p text:style-name="P12"/>
      <text:p text:style-name="Standard"><text:span text:style-name="T10">AF - Befehl <text:s/>(ab V</text:span><text:span text:style-name="T13">7.x</text:span><text:span text:style-name="T10">)</text:span></text:p>
      <text:p text:style-name="P12"/>
      <text:p text:style-name="P12">Der AF - Befehl arbeitet analog wie der AB - <text:s/>oder AW - Befehl, nur daß er Gleitkommawerte zyklisch anzeigt.</text:p>
      <text:p text:style-name="P12"/>
      <text:p text:style-name="Standard"><text:span text:style-name="T10">DF - Befehl <text:s/>(ab </text:span><text:span text:style-name="T13">7.x</text:span><text:span text:style-name="T10">)</text:span></text:p>
      <text:p text:style-name="P12"/>
      <text:p text:style-name="P12">Der DF - Befehl arbeitet analog wie der DB - <text:s/>oder DW - Befehl, nur daß er Gleitkommawerte anzeigt.</text:p>
      <text:p text:style-name="P12"/>
      <text:p text:style-name="Standard"><text:span text:style-name="T10">SF - Befehl <text:s/>(ab V</text:span><text:span text:style-name="T13">7.x</text:span><text:span text:style-name="T5">)</text:span></text:p>
      <text:p text:style-name="P12"/>
      <text:p text:style-name="P12">Der SF - Befehl arbeitet analog wie der SB - oder SW - Befehl, nur daß mit ihm Gleitkommawerte angezeigt und geändert werden können.</text:p>
      <text:p text:style-name="P12"/>
      <text:p text:style-name="P5">PA-Befehl (Prozessabbild anzeigen)</text:p>
      <text:p text:style-name="P12"/>
      <text:p text:style-name="P12">Dieser Befehl steht für die Feldbusstation und die modulare zur Verfügung. Die Eingabe erfolgt in der Form PA &lt;AnfZeile&gt;, &lt;Länge&gt;, die Parameter werden dezimal ausgewertet,.</text:p>
      <text:p text:style-name="P12"/>
      <text:p text:style-name="Standard"><text:soft-page-break/><text:span text:style-name="T8">Beispiel:</text:span><text:span text:style-name="T5"><text:tab/>PA 10,10 &lt;CR&gt;</text:span></text:p>
      <text:p text:style-name="P12"/>
      <text:p text:style-name="P12">...zeigt die Zeilen 10 - 20 an, PA 64,10 auf der modularen US zeigt die ersten 10 fiktiven Zeilen</text:p>
      <text:p text:style-name="P12">(diese liegen im Bereich 64 ... 127).</text:p>
      <text:p text:style-name="P12"/>
      <text:p text:style-name="P12">Für die Ausgabe der Feldbusstation gilt:</text:p>
      <text:p text:style-name="P12">Anfangsadresse der Zeile (hexadezimal)</text:p>
      <text:p text:style-name="P12">1. Byte:<text:tab/>Kennungsbits (binär)</text:p>
      <text:p text:style-name="P12">2. Byte:<text:tab/>Kennungsbits (binär)</text:p>
      <text:p text:style-name="P12">3. Wort:<text:tab/>Prozesswert (hexadezimal)</text:p>
      <text:p text:style-name="P12">4. Wort:<text:tab/>Prozesssollwert (hexadezimal)</text:p>
      <text:p text:style-name="P12">5. Byte:<text:tab/>Zeitdifferenz (dezimal)</text:p>
      <text:p text:style-name="P12">6. Byte:<text:tab/>zugehöriges Gerät (dezimal)</text:p>
      <text:p text:style-name="P12"/>
      <text:p text:style-name="P12">Für die Ausgabe der modularen Unterstation gilt:</text:p>
      <text:p text:style-name="P12">Anfangsadresse der Kennung (hexadezimal)</text:p>
      <text:p text:style-name="P12">1. Wort:<text:tab/>Kennung (hexadezimal)</text:p>
      <text:p text:style-name="P12">Anfangsadresse des Prozesswertes (hexadezimal)</text:p>
      <text:p text:style-name="P12">2.Wort:<text:tab/>Prozesswert (hexadezimal)</text:p>
      <text:p text:style-name="P12"/>
      <text:p text:style-name="P12">Das high Byte der Kennungen bzw. des Prozessabbildes liegt immer auf der Adresse+2. Die Eingabe des Bereiches bei der modularen US liegt für die reale bei Zeile 0 Länge 64, für die fiktive beginnt er bei 64 mit der Länge 64. z. Bsp. PA 0 L 64 zeigt alle realen Datenpunkte an, PA 64 L 64 alle fiktiven. PA 20 L 64 wird mit einer Fehlermeldung abgewiesen, man kann entweder die realen oder die fiktiven Daten ausgeben mit den maximalen Bereichen, die im obigen Beispiel aufgeführt sind.</text:p>
      <text:p text:style-name="P12"/>
      <text:p text:style-name="P12">Für die Kennung bei der Feldbusstation sind die ersten drei Bits im ersten Byte zuständig (rechtsbündig mit dem Lesen beginnen). Bei der modularen US ist der Wert hexadezimal. Es ist das erste Nibble in der Kennung. Bedeutung:</text:p>
      <text:p text:style-name="P12">xxxxx000:<text:tab/>keine Belegung<text:tab/><text:tab/>(x0 für MUS)</text:p>
      <text:p text:style-name="P12">xxxxx001:<text:tab/>Zählwert<text:tab/><text:tab/><text:tab/>(x1 für MUS)</text:p>
      <text:p text:style-name="P12">xxxxx010:<text:tab/>Melde/Befehlszeile<text:tab/><text:tab/>(x2 für MUS)</text:p>
      <text:p text:style-name="P12">xxxxx011:<text:tab/>Analogausgang<text:tab/><text:tab/>(x3 für MUS)</text:p>
      <text:p text:style-name="P12">xxxxx100:<text:tab/>Analogeingang<text:tab/><text:tab/>(x4 für MUS)</text:p>
      <text:p text:style-name="P12">x:<text:tab/><text:tab/>Don't matter</text:p>
      <text:p text:style-name="P12"/>
      <text:p text:style-name="Standard"><text:span text:style-name="T10">PA - Befehl für das Gleitkomma - MICAS <text:s/>(ab V</text:span><text:span text:style-name="T13">7.x</text:span><text:span text:style-name="T10">)</text:span></text:p>
      <text:p text:style-name="P12"/>
      <text:p text:style-name="P12">Dieser Befehl wurde erweitert : er kann auch bis zu 14 Zeilen zyklisch anzeigen. Die Eingabe ist dann PAZ ... Werden mehr Zeilen zur zyklischen Anzeige eingegeben, wird zum Syntaxerror verzweigt.</text:p>
      <text:p text:style-name="P12"/>
      <text:p text:style-name="P15">Eingabesyntax:</text:p>
      <text:p text:style-name="P12">PA(Z) &lt;AnfZe&gt; <text:s text:c="10"/>oder<text:tab/>=&gt; AnzZe = 1</text:p>
      <text:p text:style-name="P12">PA(Z) &lt;AnfZe&gt; L &lt;AnzZe&gt; oder</text:p>
      <text:p text:style-name="P12">PA(Z) &lt;AnfZe&gt; , &lt;EndZe&gt; oder</text:p>
      <text:p text:style-name="P12">PA(Z) &lt;AnfZe&gt; - &lt;EndZe&gt;</text:p>
      <text:p text:style-name="P12"/>
      <text:p text:style-name="P12">Es können auch mehrere Bereiche angezeigt werden. Dann folgt der nächste Bereich nach dem Terminator ';'</text:p>
      <text:p text:style-name="P12"/>
      <text:p text:style-name="Standard"><text:span text:style-name="T8">Beispiel:</text:span><text:span text:style-name="T5"><text:tab/>PA 5 L 2; 10 L 1; 80 - 83; 128, 130; 150 &lt;CR&gt;</text:span></text:p>
      <text:p text:style-name="P12"/>
      <text:p text:style-name="P12">Es werden die Zeilen 5, 6, 10, 80, 81, 82, 83, 128, 129, 130 und 150 ausgegeben. Es muß gelten: 255 &gt;= EndZe &gt;= AnfZe, AnfZe + AnzZe &lt;= 255+1</text:p>
      <text:p text:style-name="P12"/>
      <text:p text:style-name="P12">Es wird wie bisher die Zeilennummer und die Adresse der Zeile ausgegeben. Dann die IP-Art im Klartext :</text:p>
      <text:p text:style-name="P12">- ZW für Zählwert,</text:p>
      <text:p text:style-name="P12">- MD für Meldung,</text:p>
      <text:p text:style-name="P12">- AW für Analogwert,</text:p>
      <text:p text:style-name="P12"><text:soft-page-break/>- MW für Messwert,</text:p>
      <text:p text:style-name="P12">- 3P für 3-Pkt-Stellbefehl</text:p>
      <text:p text:style-name="P12"/>
      <text:p text:style-name="P12">Es erfolgt unmittelbar hinter der IP-Art die Kennzeichnung, ob die Zeile real (r) oder fiktiv (f) ist z. Bsp. ZWf oder MDr. Bei unbelegter Zeile werden "---" ausgegeben. Nun kommt die weitere Dekodierung des Steuerwortes (die Zahlenfolge ist als Folge der ausgegebenen Bytes zu interpretieren):</text:p>
      <text:p text:style-name="P12"/>
      <text:p text:style-name="P12">0 1 2 3 4 5 6 7 8 9 a b c d e f <text:s text:c="2"/>Bedeutung des Bytes:</text:p>
      <text:p text:style-name="P12">| | | | | | | | | | | | | | | |</text:p>
      <text:p text:style-name="P12">| | | | | | | | | | | | | | | |__ Blank</text:p>
      <text:p text:style-name="P12">| | | | | | | | | | | | | | |____ Init <text:s text:c="5"/>(BK) : I oder -</text:p>
      <text:p text:style-name="P12">| | | | | | | | | | | | | |______ Life <text:s text:c="5"/>(BK) : L oder -</text:p>
      <text:p text:style-name="P12">| | | | | | | | | | | | |________ LZ-Ereig. (BK) : Z oder -</text:p>
      <text:p text:style-name="P12">| | | | | | | | | | | |__________ Blank</text:p>
      <text:p text:style-name="P12">| | | | | | | . . . . <text:s text:c="12"/>Für ZW :</text:p>
      <text:p text:style-name="P12">| | | | | | | . . . . <text:s text:c="12"/>=========</text:p>
      <text:p text:style-name="P12">| | | | | | | | | | |____________ Blank</text:p>
      <text:p text:style-name="P12">| | | | | | | | | |______________ Blank</text:p>
      <text:p text:style-name="P12">| | | | | | | | |________________ Mehrfachü(BK) : M oder -</text:p>
      <text:p text:style-name="P12">| | | | | | | |__________________ Überlauf (BK) : U oder -</text:p>
      <text:p text:style-name="P12">| | | | | | | . . . . <text:s text:c="12"/>Für 3-P-Stellbef:</text:p>
      <text:p text:style-name="P12">| | | | | | | . . . . <text:s text:c="12"/>==================</text:p>
      <text:p text:style-name="P12">| | | | | | | | | | |____________ Blank</text:p>
      <text:p text:style-name="P12">| | | | | | | | | |______________ Abgebrochen <text:s text:c="3"/>: K oder -</text:p>
      <text:p text:style-name="P12">| | | | | | | | |________________ Ende (ERBTSK) <text:s/>: T oder -</text:p>
      <text:p text:style-name="P12">| | | | | | | |__________________ Ende (MICAS) <text:s text:c="2"/>: F oder -</text:p>
      <text:p text:style-name="P12">| | | | | | | . . . . <text:s text:c="12"/>sonst :</text:p>
      <text:p text:style-name="P12">| | | | | | | . . . . <text:s text:c="12"/>=======</text:p>
      <text:p text:style-name="P12">| | | | | | | | | | |____________ Blank</text:p>
      <text:p text:style-name="P12">| | | | | | | | | |______________ Blank</text:p>
      <text:p text:style-name="P12">| | | | | | | | |________________ Blank</text:p>
      <text:p text:style-name="P12">| | | | | | | |__________________ Blank</text:p>
      <text:p text:style-name="P12">| | | | | | |</text:p>
      <text:p text:style-name="P12">| | | | | | |____________________ Aktualisierung : A oder -</text:p>
      <text:p text:style-name="P12">| | | | | |______________________ Blank</text:p>
      <text:p text:style-name="P12">| | | | |________________________ Ereignis <text:s text:c="6"/>: E oder -</text:p>
      <text:p text:style-name="P12">| | | |__________________________ Blank</text:p>
      <text:p text:style-name="P12">| | |____________________________ real/fiktiv <text:s text:c="3"/>: r, f oder -</text:p>
      <text:p text:style-name="P12">|_|______________________________ IP-Art <text:s text:c="8"/>: s. o.</text:p>
      <text:p text:style-name="P12"/>
      <text:p text:style-name="P12"/>
      <text:p text:style-name="P12">Nun wird ein 'l' für eine lokale bzw. ein 'g' für eine globale Zeile ausgegeben (erst für 29ZP11 relevant). Anschliessend kommt der Prozesswert :</text:p>
      <text:p text:style-name="P12">- für einen Analogwert (AW, MW, 3P) der Rohwert dezimal,</text:p>
      <text:p text:style-name="P12">- für eine Meldung der Meldezustand hexadezimal und</text:p>
      <text:p text:style-name="P12">- für einen Zählwert der 32-Bitwert dezimal</text:p>
      <text:p text:style-name="P12"/>
      <text:p text:style-name="P12">Das nächste ausgegebene Wort ist nur für die Meldung von Bedeutung: es ist der "Sollzustand" der Zeile (hex) (beim Zählwert ist dies das high word des 32-Bitwertes).</text:p>
      <text:p text:style-name="P12"/>
      <text:p text:style-name="P12">Nun folgt für die Analogwerte und Zählwerte der Floatwert. Anschließend wird die rel. Zeit und die Geräteadresse dezimal ausgegeben.</text:p>
      <text:p text:style-name="P12"/>
      <text:p text:style-name="P5">Der M - Befehl (Move)</text:p>
      <text:p text:style-name="P12"/>
      <text:p text:style-name="P12">Der Befehl verschiebt den angegebenen Speicherbereich.</text:p>
      <text:p text:style-name="P12"/>
      <text:p text:style-name="P15">Syntax:<text:tab/>M &lt;Bereich&gt;,&lt;Ziel&gt;,&lt;CR&gt;</text:p>
      <text:p text:style-name="P12"/>
      <text:p text:style-name="P12">Die Bereichsangabe erfolgt wahlweise über die Angabe der Anfangs- und Endadresse des Suchvorgangs, oder über die Anfangsadrsse und die Längenangabe. Zu beachten ist, daß die <text:soft-page-break/>Längenangabe immer ein Vielfaches eines Wortes ist. Außerdem sind die Parameter hexadezimal.</text:p>
      <text:p text:style-name="P12"/>
      <text:p text:style-name="Standard"><text:span text:style-name="T8">Beispiel:</text:span><text:span text:style-name="T5"><text:tab/></text:span><text:span text:style-name="T8">M3700:0,3800:0,4000:0&lt;CR&gt;</text:span><text:span text:style-name="T5"><text:tab/><text:tab/>ist identisch mit</text:span></text:p>
      <text:p text:style-name="Standard"><text:span text:style-name="T5"><text:tab/><text:tab/></text:span><text:span text:style-name="T8">M3700:0L800,4000:0&lt;CR&gt;</text:span></text:p>
      <text:p text:style-name="P15"/>
      <text:p text:style-name="Standard"><text:span text:style-name="T10">M (Move) - Befehl <text:s/>(ab V</text:span><text:span text:style-name="T13">5.6</text:span><text:span text:style-name="T10">)</text:span></text:p>
      <text:p text:style-name="P12"/>
      <text:p text:style-name="P12">Für die Feldbusstation wurde dieser Befehl erweitert (schon in Version 5.x). Es ist möglich, einen Speicherbereich von einem Gerät zum anderen zu kopieren. Dieser Befehl wertet die Anwahl eines Gerätes anders aus wie die anderen Monitorbefehle. Für die Befehlssyntax gilt: Zuerst wird die Quelladresse eines Gerätes, dann die Zieladresse eingegeben (von welcher Adresse und welchem Gerät die Daten geholt werden und zu welcher Adresse und Gerät sie kopiert werden).</text:p>
      <text:p text:style-name="P12"/>
      <text:p text:style-name="Standard"><text:span text:style-name="T8">Beispiel</text:span><text:span text:style-name="T5">:<text:tab/>M 1000:0 <text:s text:c="2"/>L 800 <text:s/>[/5], <text:s text:c="9"/>700:0 <text:s text:c="2"/>[/2]</text:span></text:p>
      <text:p text:style-name="P12"><text:tab/><text:tab/>Quelladr Länge [Quellgerät] <text:s/>Zieladr [Zielgerät]</text:p>
      <text:p text:style-name="P12"/>
      <text:p text:style-name="P12">Die Bereichslänge wird als Wort ausgewertet (im obigen Bsp werden 800h Worte oder 1000h Bytes kopiert).</text:p>
      <text:p text:style-name="P12"/>
      <text:p text:style-name="P12">Die Eingabe der Geräteadresse ist default, wenn sie weggelassen wird gilt:</text:p>
      <text:p text:style-name="P12">Quelladresse ist das eigene Gerät (auf dem der Monitor läuft), Zieladresse das angewählte Gerät.</text:p>
      <text:p text:style-name="P12"/>
      <text:p text:style-name="Standard"><text:span text:style-name="T8">Beispiel:</text:span><text:span text:style-name="T5"><text:tab/>eigene Geräteadresse sei 2.</text:span></text:p>
      <text:p text:style-name="P12"/>
      <text:p text:style-name="P12">Wurde kein Gerät angewählt (mit CHD 2 - Befehl), so gilt:</text:p>
      <text:p text:style-name="P12">M 1000:0 L 800, 700:0<text:tab/><text:tab/>=&gt; Kopieren von 1000:0 nach 700:0 <text:s/>auf eigenem Gerät</text:p>
      <text:p text:style-name="P12"/>
      <text:p text:style-name="P12">M 1000:0 L 800, 700:0/3<text:tab/><text:tab/>=&gt; Kopieren von 1000:0 und Gerät 2 nach 700:0 und Gerät 3</text:p>
      <text:p text:style-name="P12"/>
      <text:p text:style-name="P12">M 1000:0 L 800/3, 700:0<text:tab/><text:tab/>=&gt; Kopieren von 1000:0 und Gerät 3 nach 700:0 und Gerät 2 </text:p>
      <text:p text:style-name="P12"/>
      <text:p text:style-name="P12">M 1000:0 L 800/3, 700:0/3<text:tab/>=&gt; Kopieren von 1000:0 nach 700:0 auf Gerät 3</text:p>
      <text:p text:style-name="P12"/>
      <text:p text:style-name="P12">M 1000:0 L 800/4, 700:0/3<text:tab/>=&gt; Kopieren von 1000:0 und Gerät 4 nach 700:0 und Gerät 3</text:p>
      <text:p text:style-name="P12"/>
      <text:p text:style-name="P12"/>
      <text:p text:style-name="P12">Wurde Gerät 3 angewählt (mit CHD 3 - Befehl), so gilt:</text:p>
      <text:p text:style-name="P12"/>
      <text:p text:style-name="P12">M 1000:0 L 800, 700:0<text:tab/><text:tab/>=&gt; Kopieren von 1000:0 nach 700:0 auf Gerät 3</text:p>
      <text:p text:style-name="P12"/>
      <text:p text:style-name="P12">M 1000:0 L 800, 700:0/3<text:tab/><text:tab/>=&gt; Kopieren von 1000:0 und Gerät 2 nach 700:0 und Gerät 3</text:p>
      <text:p text:style-name="P12"/>
      <text:p text:style-name="P12">M 1000:0 L 800/3, 700:0<text:tab/><text:tab/>=&gt; Kopieren von 1000:0 nach 700:0 auf Gerät 3</text:p>
      <text:p text:style-name="P12"/>
      <text:p text:style-name="P12">M 1000:0 L 800/3, 700:0/2<text:tab/>=&gt; Kopieren von 1000:0 und Gerät 3 nach 700:0 und Gerät 2</text:p>
      <text:p text:style-name="P12"/>
      <text:p text:style-name="P12">M 1000:0 L 800/3, 700:0/3<text:tab/>=&gt; Kopieren von 1000:0 nach 700:0 auf Gerät 3</text:p>
      <text:p text:style-name="P12"/>
      <text:p text:style-name="P12">M 1000:0 L 800/4, 700:0/3<text:tab/>=&gt; Kopieren von 1000:0 und Gerät 4 nach 700:0 und Gerät 3</text:p>
      <text:p text:style-name="P12"/>
      <text:p text:style-name="P12">Ist der Befehl korrekt ausgeführt, erscheint als nächstes der Monitorprompt wieder. Piepst der Monitor, so konnten die Daten nicht korrekt übertragen werden, d. h. die Checksum des kopierten Bereiches stimmt mit dem des ursprünglichen nicht überein.</text:p>
      <text:p text:style-name="P12"/>
      <text:p text:style-name="Standard"><text:span text:style-name="T10">Der P, bzw. PO - Befehl <text:s/>(ab V</text:span><text:span text:style-name="T13">5.6</text:span><text:span text:style-name="T10">)</text:span></text:p>
      <text:p text:style-name="P12"/>
      <text:p text:style-name="P12"><text:soft-page-break/>Mit diesem Befehl können für die Feldbusstation die verschiedenen Queues online beobachtet werden. Es werden die Verwaltungsdaten der Queues ausgegeben. Zuerst wird die Adresse ausgegeben, wo die Queue beginnt. Die Verwaltungsdaten liegen hinter dieser Adresse (sie beginnen bei Queueadresse - 0ch). Es folgen (wortweise):</text:p>
      <text:p text:style-name="P12"/>
      <text:p text:style-name="P12"><text:s text:c="3"/>ab Version 5.4 ein Errorcounter (TRIALS), der bei jedem vergeblichen Schreibzugriff inkrementiert wird</text:p>
      <text:p text:style-name="P12"><text:s text:c="3"/>der Status mit Puffernummer, </text:p>
      <text:p text:style-name="P12"><text:s text:c="3"/>die Länge (in Bytes) der <text:s/>Queue,</text:p>
      <text:p text:style-name="P12"><text:s text:c="3"/>der aktülle Füllstand</text:p>
      <text:p text:style-name="P12"><text:s text:c="3"/>diese Größe hat für die Queue keine Bedeutung (Blocklänge)</text:p>
      <text:p text:style-name="P12"><text:s text:c="3"/>der Lesezeiger <text:s text:c="3"/>(Offset: auf Queueadresse addieren)</text:p>
      <text:p text:style-name="P12"><text:s text:c="3"/>der Schreibzeiger (Offset: auf Queueadresse addieren)</text:p>
      <text:p text:style-name="P12"/>
      <text:p text:style-name="P12">Aus Kompatibilitätsgründen gibt es für die alten Versionen den PO (Puffer Old) - Befehl, der die Zelle für vergebliche Schreibzugriffe nicht mit ausgibt.</text:p>
      <text:p text:style-name="P12"/>
      <text:p text:style-name="Standard"><text:span text:style-name="T10">Der PUZ - Befehl <text:s/>(ab V</text:span><text:span text:style-name="T13">7.x</text:span><text:span text:style-name="T10">)</text:span></text:p>
      <text:p text:style-name="P12"/>
      <text:p text:style-name="P12">Mit diesem Befehl können auf den Zentralkomponenten die ZLT - Puffer online beobachtet werden. Es werden die Verwaltungsdaten der Puffer ausgegeben. Zuerst wird der Puffername ausgegeben, dann <text:s/>die Adresse der Leerkette und die Anzahl der darin enthaltenen Elemente, anschließend dieselben Daten für die Belegtkette. Es folgen die Tasks, die auf einen Pufferzugriff warten, sei es, daß sie Eintragen oder Lesen wollen, dies kann nicht unterschieden werden.</text:p>
      <text:p text:style-name="P12"/>
      <text:p text:style-name="P15">Achtung:</text:p>
      <text:p text:style-name="P12"/>
      <text:p text:style-name="P12">Für diesen Befehl gibt es kein REMOTE, es gibt ihn nur auf Zentralkomponenten. Für die Struktur der Verwaltung gibt es eine Definition in BUFFER.C (für C) und in BUFFER.INC (für ASM) ! Wird diese in BUFFER.C jemals geändert, in BUFFER.INC nachziehen!</text:p>
      <text:p text:style-name="P12"/>
      <text:p text:style-name="Standard"><text:span text:style-name="T10">PT - Befehl: ZLT-Puffer-Trace <text:s/>(ab V</text:span><text:span text:style-name="T13">7.x</text:span><text:span text:style-name="T10">)</text:span></text:p>
      <text:p text:style-name="P12"/>
      <text:p text:style-name="P12">Mit diesem Befehl können auf den Zentralkomponenten der Inhalt von Puffern der Belegtkette angezeigt werden.</text:p>
      <text:p text:style-name="P12"/>
      <text:p text:style-name="Standard"><text:span text:style-name="T8">Syntax:</text:span><text:span text:style-name="T5"><text:tab/>PT &lt;Puffername&gt; &lt;CR&gt;</text:span></text:p>
      <text:p text:style-name="P12"/>
      <text:p text:style-name="Standard"><text:span text:style-name="T8">Beispiel:</text:span><text:span text:style-name="T5"><text:tab/>PT PERBEF &lt;CR&gt;</text:span></text:p>
      <text:p text:style-name="P12"/>
      <text:p text:style-name="P12">=&gt; der Inhalt des Puffers wird Element je Element ausgegeben:</text:p>
      <text:p text:style-name="P12">0427:2CA 003<text:tab/><text:tab/>Adr des nächsten Elementes, Prio</text:p>
      <text:p text:style-name="P12">0427:2ED 005 000<text:tab/><text:tab/>Adr Inhalt, Inhalt byteweise (dez)</text:p>
      <text:p text:style-name="P12">0427:2B4 003</text:p>
      <text:p text:style-name="P12">0427:2E2 001 000</text:p>
      <text:p text:style-name="P12">…</text:p>
      <text:p text:style-name="P12"/>
      <text:p text:style-name="Standard"><text:span text:style-name="T10">Display von Systemresourcen <text:s/>(ab V</text:span><text:span text:style-name="T13">8.0</text:span><text:span text:style-name="T10">)</text:span></text:p>
      <text:p text:style-name="P12"/>
      <text:p text:style-name="Standard"><text:span text:style-name="T5">Zu den Systemresourcen gehören das Memory, das mit malloc(), free() verwaltet wird, die MICAS - TimerQueue, die SleepQueue, die Semaphoren, die I/O - Queue's und die Verwaltung der Schnittstellen. Mit </text:span><text:span text:style-name="T8">SYS</text:span><text:span text:style-name="T5"> werden die aktuellen Zustände aller Resourcen angezeigt. Mit </text:span><text:span text:style-name="T8">SYSZ</text:span><text:span text:style-name="T5"> werden die Zustände aller Resourcen zyklisch angezeigt. Mit </text:span><text:span text:style-name="T8">SYS/opt</text:span><text:span text:style-name="T5"> wird die entsprechende Resource aktuell angezeigt. Mit </text:span><text:span text:style-name="T8">SYSZ/opt</text:span><text:span text:style-name="T5"> wird die entsprechende Resource zyklisch angezeigt.</text:span></text:p>
      <text:p text:style-name="P12"/>
      <text:p text:style-name="P15">mögliche Optionen:</text:p>
      <text:p text:style-name="P12"/>
      <text:p text:style-name="Standard"><text:span text:style-name="T5">SYS</text:span><text:span text:style-name="T8">/A</text:span><text:span text:style-name="T5">:<text:tab/>display SleepAdrQueue In die SleepAdrQueue wird eine Task eingetragen, die einen QueueWriteWait auf eine volle Queue ausführen will. Dann "schläft" sie auf der QueueAdr, bis ein Eintrag erfolgen kann (bis die Queue mit QueueRead gelesen wird). Eine Task, die auf einer Adresse schläft, muß aus der SleepQueue mit RemovAdrF(Adr) (bzw. ActivAdrF(Adr) ) entfernt </text:span><text:soft-page-break/><text:span text:style-name="T5">werden!</text:span></text:p>
      <text:p text:style-name="P12"/>
      <text:p text:style-name="P12">Ein ActivAdrF(Adr) bewirkt, daß alle Tasks die auf einer Adresse schlafen, entfernt und aktiviert werden. Ein Task legt sich mit dem Aufruf SuspdAdrF(Adr) auf eine Adresse schlafen (beispielsweise im Puffermechanismus). Der Mechanismus selbst unterscheidet, ob es sich dabei um einen MICAS - Task oder ZLT - Task handelt.</text:p>
      <text:p text:style-name="P12"/>
      <text:p text:style-name="Standard"><text:span text:style-name="T5">SYS</text:span><text:span text:style-name="T8">/F:</text:span><text:span text:style-name="T5"><text:tab/>display free memory</text:span></text:p>
      <text:p text:style-name="P12"/>
      <text:p text:style-name="Standard"><text:span text:style-name="T5">SYS</text:span><text:span text:style-name="T8">/M:</text:span><text:span text:style-name="T5"><text:tab/>display allocated memory (via malloc)</text:span></text:p>
      <text:p text:style-name="P12"/>
      <text:p text:style-name="Standard"><text:span text:style-name="T5">SYS</text:span><text:span text:style-name="T8">/I:</text:span><text:span text:style-name="T5"><text:tab/>display interfaces (serielle Schnittstellen)</text:span></text:p>
      <text:p text:style-name="P12"/>
      <text:p text:style-name="Standard"><text:span text:style-name="T5">SYS</text:span><text:span text:style-name="T8">/P:</text:span><text:span text:style-name="T5"><text:tab/>display I/O Queues d. h. die Queues für die seriellen I/O etc. Dieser Display wird nicht im SYS-Befehl ausgeführt, er muß immer explizit mit der Option aufgerufen werden. Die Anzeige dieser Queues erfolgt analog zum P - Befehl, da die Puffer nach demselben Prinzip arbeiten.</text:span></text:p>
      <text:p text:style-name="P12"/>
      <text:p text:style-name="Standard"><text:span text:style-name="T5">SYS</text:span><text:span text:style-name="T8">/S:</text:span><text:span text:style-name="T5"><text:tab/>display semaphores</text:span></text:p>
      <text:p text:style-name="P12"/>
      <text:p text:style-name="P5">Der FB bzw. FW - Befehl</text:p>
      <text:p text:style-name="P12"/>
      <text:p text:style-name="P12">Der Befehl durchsucht den angegebenen Speicherbereich nach einem Byte- bzw. Wortwert. Die Suche nach einem Wort ist default.</text:p>
      <text:p text:style-name="P12"/>
      <text:p text:style-name="P15">Syntax:<text:tab/>F[B] &lt;Bereich&gt; = &lt;Wert&gt; &lt;CR&gt;</text:p>
      <text:p text:style-name="P12"/>
      <text:p text:style-name="P12">Die Bereichsangabe erfolgt wahlweise über die Angabe der Anfangs- und Endadresse des Suchvorgangs, oder über die Anfangsadrsse und die Längenangabe. Zu beachten ist, daß bei der Längenangabe und Wortsuche ein Vielfaches eines Wortes genommen wird. Außerdem sind die Parameter hexadezimal.</text:p>
      <text:p text:style-name="P12"/>
      <text:p text:style-name="Standard"><text:span text:style-name="T8">Beispiel:</text:span><text:span text:style-name="T5"><text:tab/></text:span><text:span text:style-name="T8">F3700:0,3800:0=2153 &lt;CR&gt;</text:span><text:span text:style-name="T5"><text:tab/><text:tab/>ist identisch mit</text:span></text:p>
      <text:p text:style-name="Standard"><text:span text:style-name="T5"><text:tab/><text:tab/></text:span><text:span text:style-name="T8">FW3700:0L800 =2153&lt;CR&gt;</text:span></text:p>
      <text:p text:style-name="P15"/>
      <text:p text:style-name="P5">Der IB bzw. IW - Befehl</text:p>
      <text:p text:style-name="P12"/>
      <text:p text:style-name="P12">Der Befehl füllt den angegebenen Speicherbereich mit einem Byte- bzw. Wortwert.</text:p>
      <text:p text:style-name="P12"/>
      <text:p text:style-name="P15">Syntax:<text:tab/>IB(IW) &lt;Bereich&gt; = &lt;Wert&gt; &lt;CR&gt;</text:p>
      <text:p text:style-name="P12"/>
      <text:p text:style-name="P12">Die Bereichsangabe erfolgt wahlweise über die Angabe der Anfangs- und Endadresse des Suchvorgangs, oder über die Anfangsadrsse und die Längenangabe. Zu beachten ist, daß bei der Längenangabe und Wortsuche ein Vielfaches eines Wortes genommen wird. Außerdem sind die Parameter hexadezimal.</text:p>
      <text:p text:style-name="P12"/>
      <text:p text:style-name="Standard"><text:span text:style-name="T8">Beispiel:</text:span><text:span text:style-name="T5"><text:tab/></text:span><text:span text:style-name="T8">IW3700:0,3800:0=0 &lt;CR&gt;</text:span><text:span text:style-name="T5"><text:tab/><text:tab/>ist identisch mit</text:span></text:p>
      <text:p text:style-name="Standard"><text:span text:style-name="T5"><text:tab/><text:tab/></text:span><text:span text:style-name="T8">IW3700:0L800 = 0&lt;CR&gt;</text:span></text:p>
      <text:p text:style-name="P15"/>
      <text:p text:style-name="P5">Der V - Befehl (verify)</text:p>
      <text:p text:style-name="P12"/>
      <text:p text:style-name="P12">Der Befehl vergleicht den angegebenen Speicherbereich.</text:p>
      <text:p text:style-name="P12"/>
      <text:p text:style-name="P15">Syntax:<text:tab/>V &lt;Bereich&gt;,&lt;Ziel&gt;,&lt;CR&gt;</text:p>
      <text:p text:style-name="P12"/>
      <text:p text:style-name="P12">Die Bereichsangabe erfolgt wahlweise über die Angabe der Anfangs- und Endadresse des Suchvorgangs, oder über die Anfangsadrsse und die Längenangabe. Zu beachten ist, daß die Längenangabe immer ein Vielfaches eines Wortes ist. Außerdem sind die Parameter hexadezimal.</text:p>
      <text:p text:style-name="P12"/>
      <text:p text:style-name="Standard"><text:span text:style-name="T8">Beispiel:</text:span><text:span text:style-name="T5"><text:tab/></text:span><text:span text:style-name="T8">V3700:0,3800:0,4000:0&lt;CR&gt;</text:span><text:span text:style-name="T5"><text:tab/><text:tab/>ist identisch mit</text:span></text:p>
      <text:p text:style-name="Standard"><text:span text:style-name="T5"><text:tab/><text:tab/></text:span><text:span text:style-name="T8">V3700:0L800,4000:0&lt;CR&gt;</text:span></text:p>
      <text:p text:style-name="P12"/>
      <text:p text:style-name="P22">MICAS - spezifische Befehle</text:p>
      <text:p text:style-name="P9"/>
      <text:p text:style-name="P8">Auslastung</text:p>
      <text:p text:style-name="P8">Darstellung der Gleitkommawerte</text:p>
      <text:p text:style-name="P8">Der DI - Befehl</text:p>
      <text:p text:style-name="P8">S und SD (Task step ohne/mit Anzeige)</text:p>
      <text:p text:style-name="P8">Der Go - Befehl</text:p>
      <text:p text:style-name="P8">Der AR - Befehl</text:p>
      <text:p text:style-name="P8">Der DR - Befehl</text:p>
      <text:p text:style-name="P8">Der SR - Befehl</text:p>
      <text:p text:style-name="P8">Der MERR - Befehl</text:p>
      <text:p text:style-name="P8">Der KAL - Befehl</text:p>
      <text:p text:style-name="P8">Der CA, JA - Befehl</text:p>
      <text:p text:style-name="P8">Befehlsausgabe</text:p>
      <text:p text:style-name="P9"/>
      <text:p text:style-name="P8">Änderungen für das Gleitkomma - MICAS</text:p>
      <text:p text:style-name="P8">Umrüstung auf Gleitkomma - MICAS</text:p>
      <text:p text:style-name="P8">Wichtige Hinweise für das Gleitkomma – MICAS</text:p>
      <text:p text:style-name="P8"/>
      <text:p text:style-name="Standard"><text:span text:style-name="T10">DI - Befehl (Display Indirekt) <text:s/>Version </text:span><text:span text:style-name="T13">5.x</text:span></text:p>
      <text:p text:style-name="P12"/>
      <text:p text:style-name="P12">Dieser Befehl ist speziell zum Anschauen von Ein- und Ausgangsgrößen von MICAS - Tasks vorgesehen. Das Datensegment der MICAS - Tasks beträgt 3700 beim 29ZP10. Mit Y = 3700 wird es angewählt. Der MICAS - Task hat z.B. das Segment 3294. So werden nun mit DI 3294:0 L 10 die Größen ab dem ersten Baustein angezeigt. Die erste Zeile enthält die Größen, die ab 3294:0 zu finden sind (analog zum Befehl DW 3294:0 L ... ). Die Zeile darunter enthält die Größen, die im Datensegment unter den Adressen zu finden sind, die in den Bausteinen stehen. Wird nun im obigen Befehl beispielsweise folgendes ausgegeben:</text:p>
      <text:p text:style-name="P12"/>
      <text:p text:style-name="P12">3294:0000 F000 2137 1020 1024 1026 1022 F001 2153</text:p>
      <text:p text:style-name="P12">ASEG=3700 xxxx xxxx 0001 0000 0F01 00FF xxxx xxxx</text:p>
      <text:p text:style-name="P12"/>
      <text:p text:style-name="P12">3294:0000 1032 0204 010E 1022 102A 0022 0042 F002</text:p>
      <text:p text:style-name="P12">ASEG=3700 0228 0FFF 0100 00FF 040D 0030 0800 xxxx</text:p>
      <text:p text:style-name="P12"/>
      <text:p text:style-name="P12">so bedeutet daß, das am Baustein mit Nr F000 <text:s/>unter der Eingangsgrösse 3700:1020 der Wert 0001,</text:p>
      <text:p text:style-name="P12">unter der Eingangsgrösse 3700:1024 der Wert 0000, </text:p>
      <text:p text:style-name="P12">... <text:s/></text:p>
      <text:p text:style-name="P12"/>
      <text:p text:style-name="P12">und unter der Ausgangsgrösse 3700:1022 der Wert 00FF <text:s/>anliegen. Die Werte für die Baustein - Nummer und Typ sind unwichtig (oben mit xxxx gekennzeichnet).</text:p>
      <text:p text:style-name="P12"/>
      <text:p text:style-name="P12">Es kann sogar für die Adressen eine Schwelle eingegeben werden, ab der die Werte angezeigt werden. Wird im obigen Beispiel DI 3294:0 L 10 /1000 eingegeben, so erhielte man folgenden Ausdruck (ohne Konstanten):</text:p>
      <text:p text:style-name="P12"/>
      <text:p text:style-name="P12">3294:0000 F000 2137 1020 1024 1026 1022 F001 2153</text:p>
      <text:p text:style-name="P12">ASEG=3700 xxxx xxxx 0001 0000 0F01 00FF xxxx xxxx</text:p>
      <text:p text:style-name="P12"/>
      <text:p text:style-name="P12">3294:0000 1032 0204 010E 1022 102A 0022 0042 F002</text:p>
      <text:p text:style-name="P12">ASEG=3700 0228 <text:s text:c="10"/>00FF 040D <text:s text:c="10"/>xxxx</text:p>
      <text:p text:style-name="P5"/>
      <text:p text:style-name="Standard"><text:span text:style-name="T10">DI - Befehl (Display Indirekt) für das Gleitkomma - MICAS V</text:span><text:span text:style-name="T13">7.x</text:span></text:p>
      <text:p text:style-name="P12"/>
      <text:p text:style-name="P12">Beim Gleitkomma - MICAS werden die Analogwerte als normierte Gleitkommazahlen dargestellt. Innerhalb des Datensegments des Kunden gibt es für MICAS Angaben, wo jeweils Gleitkommawerte und Binärwerte abgelegt werden. Diese Schwellen werden im DI - Befehl <text:soft-page-break/>verwendet, um eine korrekte Anzeige der Werte durchzuführen. Liegt ein Wert nicht im Bereich wird für ihn 'xxxx' ausgegeben.</text:p>
      <text:p text:style-name="P12"/>
      <text:p text:style-name="P15">Achtung: </text:p>
      <text:p text:style-name="P12"/>
      <text:p text:style-name="P12">Dazu müssen MICAS - Tasks geladen werden ! Nach dem Laden muss das Gerät nochmals angewählt werden, damit diese Schwellwerte in den Arbeitsbereich des Monitors kopiert werden !</text:p>
      <text:p text:style-name="P12"/>
      <text:p text:style-name="P15">Beispiel:</text:p>
      <text:p text:style-name="P12">Wird DI 3894:0 L 8 eingegeben, so erhielte man folgenden Ausdruck :</text:p>
      <text:p text:style-name="P12"/>
      <text:p text:style-name="P12">3894:0000 <text:s text:c="4"/>F000 <text:s text:c="5"/>3037 <text:s text:c="5"/>0060 <text:s text:c="5"/>024C</text:p>
      <text:p text:style-name="P12">ASEG=3700 <text:s text:c="4"/>xxxx <text:s text:c="5"/>xxxx <text:s text:c="5"/>0001 <text:s text:c="5"/>1.7 </text:p>
      <text:p text:style-name="P12"/>
      <text:p text:style-name="P12">3294:0000 <text:s text:c="4"/>1032 <text:s text:c="5"/>0204 <text:s text:c="5"/>010E <text:s text:c="5"/>0022</text:p>
      <text:p text:style-name="P12">ASEG=3700 <text:s text:c="4"/>xxxx <text:s text:c="5"/>50.45 <text:s text:c="4"/>0004 <text:s text:c="5"/>xxxx</text:p>
      <text:p text:style-name="P12"/>
      <text:p text:style-name="P5">S und SD (durchsteppen einer Task mit Anzeige der Werte)</text:p>
      <text:p text:style-name="P12"/>
      <text:p text:style-name="P12">Der Step bzw. Step - Display - Befehl bewirkt, daß ein Task (nur Zwischencodetask) in den Step - Zustand gebracht wird und Baustein für Baustein durchsteppt werden kann. Als Parameter werden die Tasknummer und die Anzahl der zu übersteppenden Bausteine benötigt. Diese werden aber intern im Monitor gespeichert, so daß sie nur zum erstenmal übergeben werden müssen. Anschließend kann mit diesen Daten weitergearbeitet werden. Es können mehrere Tasks nebeneinander durchsteppt werden, um Interaktionen zwischen Tasks zu testen. </text:p>
      <text:p text:style-name="P12"/>
      <text:p text:style-name="P12">Wird S 4, 1 &lt;CR&gt; eingegeben, so wird der Task 4 durchsteppt. Es wird jeweils ein Baustein bei einem weiteren S - Befehl übersteppt (keine Parametereingabe) Mit S 3, 1 wird mit Task 3 begonnen und bei jedem weiteren S - Befehl wird in Task 3 gesteppt.</text:p>
      <text:p text:style-name="P12"/>
      <text:p text:style-name="Standard"><text:span text:style-name="T5">Der </text:span><text:span text:style-name="T8">SD</text:span><text:span text:style-name="T5"> - Befehl macht einen Step und zeigt die Ein - und Ausgangsgrößen anschließend an. In der ersten Zeile wird die Bausteinnummer und der Bausteintyp ausgegeben, die weiteren Größen werden wie im </text:span><text:span text:style-name="T18">DI - Befehl</text:span><text:span text:style-name="T5"> ausgegeben. Es kann hier nur ein Baustein durchgesteppt <text:s/>werden, beim nächsten Baustein würden sonst die Nummer und der Typ in der Reihe mit indirekten (unsinnigen) Werten versehen. Sinnvoll ist dieser Befehl deshalb, wenn jeweils ein Schritt gemacht wird. Selbst wenn eine andere Schrittweite eingegeben wird, wird die Anzahl immer auf eins gesetzt.</text:span></text:p>
      <text:p text:style-name="P12"/>
      <text:p text:style-name="Standard"><text:span text:style-name="T10">G-Befehl (Go to Baustein mit Nr Fxxx ) <text:s text:c="2"/>ab V</text:span><text:span text:style-name="T13">5.6</text:span></text:p>
      <text:p text:style-name="P12"/>
      <text:p text:style-name="P12">Dieser Befehl kann verwendet werden, um in einer MICAS - Task zu einem bistimmten Baustein zu gelangen. Er steht ab der Version 6.x zur Verfügung. Als Parameter werden die Tasknummer und die Bausteinnummer eingegeben, bis zu der der go erfolgen soll. Die Task steht dann im step mode, es kann dann mit den Befehlen S , SD oder G weitergemacht werden. Dieser Befehl funktioniert nur, wenn die Bausteinnummer im Bereich F000h ... FFFFh liegt (also Fxxxh). Die Eingabe der Parameter ist zwingend.</text:p>
      <text:p text:style-name="P12"/>
      <text:p text:style-name="P12">Mit G 3,F308 wird der Task 3 bis zum Baustein mit der Nummer F308 durchgearbeitet. Er kann dann mit SD 3,1 weiterbearbeitet werden.</text:p>
      <text:p text:style-name="P12"/>
      <text:p text:style-name="Standard"><text:span text:style-name="T10">A - Befehl (Auslastungsanzeige) <text:s/>(ab V</text:span><text:span text:style-name="T13">5.6</text:span><text:span text:style-name="T10">)</text:span></text:p>
      <text:p text:style-name="P12"/>
      <text:p text:style-name="P12">Mit diesem Befehl wird zyklisch die momentane Auslastung eines Gerätes angezeigt d. h. die in jeder Sekunde verbrauchte Rechenzeit und wird den einzelnen Tasks zugeordnet. Jede Sekunde wird diese zeit neu in eine tabelle eingetragen und der A - Befehl frägt einfach diese Tabelle ab und gibt sie aus. Zuerst erfolgt eine Aufteilung von 0 % bis 100 % und die von den einzelnen Tasks verbrauchte Zeit wird als Balken (mit Asterix) ausgegeben. Hinten steht dann Tasknummer (OS für Betriebs- oder Operatingsystem) und die benötigte Rechenzeit in Millisekunden. Unten steht die aufsummierte Zeit für die Sekunde (muss 1000 sein, <text:s/>da 1 Sekunde = 1000 Millisekunden, für 29ZP10 aber Schwankungen).</text:p>
      <text:p text:style-name="P12"/>
      <text:p text:style-name="P12"><text:soft-page-break/>Dieser Befehl kann auch mit einer Displayzeit als Parameter eingegeben werden, dann wird in der angegebenen Zeit der Displayzyklus wiederholt. Wird bei einem REMOTE angewählten Feldbusgerät keine Display-zeit eingegeben, so wird immer dann displayed, wenn das Gerät am Bus geantwortet hat (analog AW -, AB - Befehl).</text:p>
      <text:p text:style-name="P12"/>
      <text:p text:style-name="P12">Auf dem Buskoppler wurde dies auf Wunsch von H. Oestrich nicht integriert (kann durch Definition der Makros in AUSLAST.INC nachgerüstet werden).</text:p>
      <text:p text:style-name="P12"/>
      <text:p text:style-name="P15">Achtung:</text:p>
      <text:p text:style-name="P12"/>
      <text:p text:style-name="P12">Bei Eingabe einer Displayzeit muß diese größer als die Antwortzeit des Gerätes sein. Sind viele Tasks integriert, so kann es sein, daß die Ausgabe noch nicht fertig ist, bevor die Zykluszeit abgelaufen ist. Die Ausgabe hört auf, mit CR abbrechen und eine grössere Zykluszeit eingeben z. Bsp. A 2.</text:p>
      <text:p text:style-name="P12"/>
      <text:p text:style-name="P5">Darstellung der Gleitkommawerte</text:p>
      <text:p text:style-name="P12"/>
      <text:p text:style-name="P12">Das Format ist das im IEEE genormte 32 Bit Format (single precision). Der numerische Prozessor 8087, dessen Einsatz auf der 29ZP10 und 29CP03 möglich ist, verarbeitet dieses</text:p>
      <text:p text:style-name="P12">Format.</text:p>
      <text:p text:style-name="P12">Für die Berechnung der Werte wird sonst eine eigene, reentrantfähige Library verwendet (FLPLIB)</text:p>
      <text:p text:style-name="P12"/>
      <text:p text:style-name="P12">Da Analogwerte sowieso nur 12 Bit genau sind, reicht die Genauigkeit der Darstellung (23 Bit Mantisse, 8 Bit Exponent) aus.</text:p>
      <text:p text:style-name="P12"/>
      <text:p text:style-name="P12">Die Befehle DF, SF und AF zur Anzeige uns Änderung von Gleitkommawerten sind in der Funktionsgruppe der Memoryverwaltung enthalten.</text:p>
      <text:p text:style-name="P12"/>
      <text:p text:style-name="Standard"><text:span text:style-name="T10">AR - Befehl <text:s/>(ab V</text:span><text:span text:style-name="T13">7.x</text:span><text:span text:style-name="T10">)</text:span></text:p>
      <text:p text:style-name="P12"/>
      <text:p text:style-name="P12">Der AR - Befehl erlaubt die Umrechnung eines Rohwertes und die zyklische Darstellung als Gleitkommawert mittels einer Umrechnungsfunktion. Unter einem Rohwert ist der von einem Sensor gelieferte digitale Wert oder der von einem Aktor akzeptierte Wert zu verstehen. Der Wertebereich wird im einzelnen durch die Umrechnungsfunktion vorgegeben. (Rohwerte gewöhnlich im Bereich 0 ... 4095, 12 digits).</text:p>
      <text:p text:style-name="P12"/>
      <text:p text:style-name="P12">Eingabesyntax:<text:tab/>AR &lt;adr1&gt;/&lt;Nr Ufkt1&gt; (&lt;adr2&gt;/&lt;Nr Ufkt2&gt;)</text:p>
      <text:p text:style-name="P12"/>
      <text:p text:style-name="Standard"><text:span text:style-name="T8">Beispiel:</text:span><text:span text:style-name="T5"><text:tab/>AR 3700:1000/1, 3700:1004/3</text:span></text:p>
      <text:p text:style-name="P12"/>
      <text:p text:style-name="P12">... bewirkt eine zyklische Umrechnung des Rohwertes unter der Adresse 3700:1000 und Anzeige als Gleitkommazahl, wobei die Umrechnungsfunktion Nr 1 verwendet wird, dto. für den Wert unter der Adresse 3700:1004 mit der Nr 3.</text:p>
      <text:p text:style-name="P12"/>
      <text:p text:style-name="Standard"><text:span text:style-name="T10">DR - Befehl <text:s/>(ab V</text:span><text:span text:style-name="T13">7.x</text:span><text:span text:style-name="T10">)</text:span></text:p>
      <text:p text:style-name="P12"/>
      <text:p text:style-name="P12">Der DR - Befehl erlaubt die Umrechnung von mehreren sukzessiven Rohwerten und die Darstellung als Gleitkommawerte mittels einer Umrechnungsfunktion.</text:p>
      <text:p text:style-name="P12"/>
      <text:p text:style-name="P12">Eingabesyntax:<text:tab/>DR &lt;Bereich&gt;/&lt;Nr Ufkt&gt;</text:p>
      <text:p text:style-name="P12"/>
      <text:p text:style-name="P12">Beispiel:<text:tab/>DR 3700:1000 L 10/1<text:tab/>=&gt;</text:p>
      <text:p text:style-name="P12"/>
      <text:p text:style-name="P12">...bewirkt die Umrechnung von 10h (16) Rohwerten ab der Adresse 3700:1000 und Anzeige als Gleitkommazahlen.</text:p>
      <text:p text:style-name="P12"/>
      <text:p text:style-name="Standard"><text:span text:style-name="T10">SR - Befehl <text:s/>(ab </text:span><text:span text:style-name="T13">7.x</text:span><text:span text:style-name="T10">)</text:span></text:p>
      <text:p text:style-name="P12"/>
      <text:p text:style-name="P12">Der SR - Befehl erlaubt die Eingabe von Gleitkommawerten und deren Umrechnung zu einem Rohwert. Die Darstellung als Gleitkommawert und die Eingabe erfolgt mittels einer Umrechnungsfunktion.</text:p>
      <text:p text:style-name="P12"><text:soft-page-break/></text:p>
      <text:p text:style-name="P12">Eingabesyntax:<text:tab/>SR &lt;adr&gt;/&lt;Nr Ufkt&gt;</text:p>
      <text:p text:style-name="P12"/>
      <text:p text:style-name="Standard"><text:span text:style-name="T8">Beispiel:</text:span><text:span text:style-name="T5"><text:tab/>SR 3700:1000/1<text:tab/>=&gt;</text:span></text:p>
      <text:p text:style-name="P12"/>
      <text:p text:style-name="P12">bewirkt die Umrechnung des Rohwertes unter der Adresse 3700:1000 und Anzeige als Gleitkommazahl. Es ist möglich den Wert innerhalb des Bereichs der Umrechnungsfunktion zu ändern.</text:p>
      <text:p text:style-name="P12"/>
      <text:p text:style-name="P15">Achtung:</text:p>
      <text:p text:style-name="P12"/>
      <text:p text:style-name="P12">Gibt es die Umrechnungsfunktion in der Datenbank nicht, erscheint die Fehlermeldung 'keyvalue not found'</text:p>
      <text:p text:style-name="P12"/>
      <text:p text:style-name="Standard"><text:span text:style-name="T10">Der MERR - Befehl <text:s/>(ab V</text:span><text:span text:style-name="T13">7.x</text:span><text:span text:style-name="T10">)</text:span></text:p>
      <text:p text:style-name="P12"/>
      <text:p text:style-name="Standard"><text:span text:style-name="T5">Der MERR - Befehl ermöglicht eine Geräte bezogene MICAS - Fehlerabfrage. Aufruf erfolgt durch </text:span><text:span text:style-name="T8">Merr &lt; * &gt;</text:span><text:span text:style-name="T5">, Abfrage aller in der Life-List existierenden Geräte, oder durch Angabe aller gewünschten Geräte. </text:span><text:span text:style-name="T8">Merr &lt; GeräteNr1,GeräteNr2,...&gt;</text:span></text:p>
      <text:p text:style-name="P12"/>
      <text:p text:style-name="P12">Geräte die sich nicht in der Life-List befinden, werden <text:s/>als solche bekannt gegeben. </text:p>
      <text:p text:style-name="P12"/>
      <text:p text:style-name="Standard"><text:span text:style-name="T10">Der KAL - Befehl <text:s/>(ab V</text:span><text:span text:style-name="T13">7.x</text:span><text:span text:style-name="T10">)</text:span></text:p>
      <text:p text:style-name="P12"/>
      <text:p text:style-name="Standard"><text:span text:style-name="T5">Der KAL - Befehl ermöglicht das Kalibrieren des ER10. Aufruf erfolgt durch </text:span><text:span text:style-name="T8">KAL &lt; GeräteNR &gt;</text:span><text:span text:style-name="T5">. Falsche Gerätenumer- Eingaben werden durch entsprechende Fehlermeldungen mitgeteilt. Die Kalibrierung des ER10 erfordert eine Wartezeit von etwa 6 Sekunden. Danach erscheint eine Meldung, die Erfolg oder Nichterfolg anzeigt. Vorzeitiges Abrechen des Befehls verhindert nur die Ausgabe der Meldung nicht aber die Kalibrierung des ER10. </text:span></text:p>
      <text:p text:style-name="P12"/>
      <text:p text:style-name="Standard"><text:span text:style-name="T10">Der CA, JA - Befehl <text:s/>(ab V</text:span><text:span text:style-name="T13">7.x</text:span><text:span text:style-name="T10">)</text:span></text:p>
      <text:p text:style-name="P12"/>
      <text:p text:style-name="P12">Diese Befehle sind in erster Linie für die Entwicklung und zur Testunterstützung gedacht.</text:p>
      <text:p text:style-name="Standard"><text:span text:style-name="T5">Es sind die Abkürzungen für </text:span><text:span text:style-name="T8">C</text:span><text:span text:style-name="T5">all </text:span><text:span text:style-name="T8">A</text:span><text:span text:style-name="T5">ddress bzw. </text:span><text:span text:style-name="T8">J</text:span><text:span text:style-name="T5">ump </text:span><text:span text:style-name="T8">A</text:span><text:span text:style-name="T5">ddress. Der Jump Address ist nur sinnvoll, wenn anschliessend ein SW-Restart ausgeführt wird (z. Bsp. nach EEPROM schiessen).</text:span></text:p>
      <text:p text:style-name="P12">Es können Parameter auf dem Stack übergeben werden.</text:p>
      <text:p text:style-name="P12"/>
      <text:p text:style-name="P12">Eingabesyntax:<text:tab/>CA Segment:Offset, AnzParams, Param1,...,ParamAnz</text:p>
      <text:p text:style-name="P12"/>
      <text:p text:style-name="Standard"><text:span text:style-name="T8">Beispiel</text:span><text:span text:style-name="T5">:<text:tab/>CA E1DA:0DBF, 4, 0, 0, 3500, 20</text:span></text:p>
      <text:p text:style-name="P12"/>
      <text:p text:style-name="P12">Dies ist nach dem jetzigen Stand der Aufruf qgete (PEZDRU,&amp;Puffer,btMMKn)</text:p>
      <text:p text:style-name="P12">E1DA:0DBF<text:tab/><text:tab/>4<text:tab/><text:tab/><text:tab/>0<text:tab/><text:tab/>0<text:tab/>3500<text:tab/><text:tab/>20</text:p>
      <text:p text:style-name="P12">Adr qgete<text:tab/><text:tab/>4 Parameter<text:tab/><text:tab/>PufferNr.<text:tab/>Offset<text:tab/>Segment<text:tab/>Taskkonstante</text:p>
      <text:p text:style-name="P12"/>
      <text:p text:style-name="P12">Der Aufruf hat zur Folge, daß ein Pufferelement aus dem PEZDRU ausgelesen wird (wenn eins existiert), in den Bereich 3500:0 abgelegt wird und daß die MMKTSK den Aufruf "ausführte". Diese Funktionalität gibt es auch für REMOTE.</text:p>
      <text:p text:style-name="P12"/>
      <text:p text:style-name="P12">Eine abgewandelte Form ist der CA #n. Es wird eine vordefinierte Funktion aufgerufen, die auch vom Monitor, wenn notwendig, parametriert wird. Für diese Funktionen braucht man die Adresse nicht zu wissen. Bisher gibt es CA #0 und CA #1 (s. Änderungen Gleitkomma-MICAS).</text:p>
      <text:p text:style-name="P12"/>
      <text:p text:style-name="P12">Für Aufrufe auf dem eigenen device besteht die Möglichkeit, ausser Parameter auf dem Stack, noch die Register für den Aufruf zu belegen. Dies ist für Assemblerfunktionen sinnvoll, die ihre Parameter in Registern erhalten. Nach dem Aufruf werden die Register wieder in den Arbeitsbereich des Monitors gerettet. Liefert eine C - Funktion einen short, so ist dieser im AX, ein Longinteger, Pointer oder Float - Wert im DX:AX Register enthalten. Beim iC86 im fixed Parameterformat ist ein Pointer in ES:[BX] enthalten.</text:p>
      <text:p text:style-name="P12"/>
      <text:p text:style-name="P12">Die Register können mit dem Befehl RG &lt;CR&gt; angeschaut und mit dem Befehl RG &lt;Regname&gt; = xxxx gesetzt werden.</text:p>
      <text:p text:style-name="P12"><text:soft-page-break/></text:p>
      <text:p text:style-name="P12">Beispiel:<text:tab/>RG AX=5 &lt;CR&gt;</text:p>
      <text:p text:style-name="P12"/>
      <text:p text:style-name="P12">... setzt das Register vor Aufruf einer Funktion auf den Wert 5. Die Werte von CS und IP sind ohne Bedeutung !</text:p>
      <text:p text:style-name="P12"/>
      <text:p text:style-name="P12">Wird keine Segmentadresse angegeben, so wird ein NEAR - Call innerhalb des Monitors ausgeführt (zur Testunterstützung von monitorinternen Routinen).</text:p>
      <text:p text:style-name="P12"/>
      <text:p text:style-name="Standard"><text:span text:style-name="T10">Änderungen für das Gleitkomma - MICAS V</text:span><text:span text:style-name="T13">7.x</text:span></text:p>
      <text:p text:style-name="P12"/>
      <text:p text:style-name="P12"><text:tab/>Der K - Befehl und der C - Befehl haben eine andere Wirkung, </text:p>
      <text:p text:style-name="P12"><text:tab/>der K - Befehl beschränkt sich auf die Kundentasks.</text:p>
      <text:p text:style-name="P12"/>
      <text:p text:style-name="Standard"><text:span text:style-name="T5"><text:tab/>es wurde der </text:span><text:span text:style-name="T9">TN - Befehl</text:span><text:span text:style-name="T5"> zum Setzen der Taskzahl eingeführt.</text:span></text:p>
      <text:p text:style-name="P12"/>
      <text:p text:style-name="P12"><text:tab/>der PA Befehl wurde erweitert und an das Gleitkomma - MICAS angepasst.</text:p>
      <text:p text:style-name="P12"/>
      <text:p text:style-name="Standard"><text:span text:style-name="T5"><text:tab/>der </text:span><text:span text:style-name="T9">HIS - Befehl</text:span><text:span text:style-name="T5"> gibt mehr Informationen aus.</text:span></text:p>
      <text:p text:style-name="P12"/>
      <text:p text:style-name="Standard"><text:span text:style-name="T5"><text:tab/>es gibt den </text:span><text:span text:style-name="T9">EDB - Befehl</text:span><text:span text:style-name="T5">, um die Grösse von Arrays</text:span></text:p>
      <text:p text:style-name="P12"><text:tab/>online zu ändern (nicht für REMOTE)</text:p>
      <text:p text:style-name="P12"/>
      <text:p text:style-name="P12"><text:tab/>die meisten Datenbankbefehle arbeiten auch für REMOTE Geräte</text:p>
      <text:p text:style-name="P12"/>
      <text:p text:style-name="Standard"><text:span text:style-name="T5"><text:tab/>der </text:span><text:span text:style-name="T9">INFO - Befehl</text:span><text:span text:style-name="T5"> gibt mehr Informationen aus</text:span></text:p>
      <text:p text:style-name="P12"/>
      <text:p text:style-name="P12"><text:tab/>der PingPong - Befehl erlaubt eine performance - Messung</text:p>
      <text:p text:style-name="P12"><text:tab/>des PROVI - Buses (response time)</text:p>
      <text:p text:style-name="P12"><text:tab/>(Eingabe PP n =&gt; zyklische Anforderung von n Bytes vom </text:p>
      <text:p text:style-name="P12"><text:tab/>angewählten REMOTE - Gerät, Ausgabe der response time)</text:p>
      <text:p text:style-name="P12"/>
      <text:p text:style-name="P12"><text:tab/>für das Rücksetzen aller Datenbanken auf den Peripherie-</text:p>
      <text:p text:style-name="Standard"><text:span text:style-name="T5"><text:tab/>komponenten kann der Befehl </text:span><text:span text:style-name="T8">IDB</text:span><text:span text:style-name="T5"> &lt;CR&gt; abgesetzt werden</text:span></text:p>
      <text:p text:style-name="P12"><text:tab/>(initialize data base)</text:p>
      <text:p text:style-name="P12"/>
      <text:p text:style-name="P12"><text:tab/>Auf einem Buskoppler wird ebenfalls die interne Datenbank gelöscht.</text:p>
      <text:p text:style-name="P12"><text:tab/>Diese kann mit dem Aufruf CA #1 &lt;CR&gt; vom Zentralprozessor</text:p>
      <text:p text:style-name="P12"><text:tab/>an den Buskoppler gesandt werden.</text:p>
      <text:p text:style-name="P12"/>
      <text:p text:style-name="Standard"><text:span text:style-name="T5"><text:tab/>der Befehl </text:span><text:span text:style-name="T8">TDS(Z)</text:span><text:span text:style-name="T5"> ... zeigt den Zustand von ZLT - Tasks</text:span></text:p>
      <text:p text:style-name="P12"><text:tab/>Nur auf Zentralkomponenten verfügbar, kein REMOTE!</text:p>
      <text:p text:style-name="P12"><text:tab/>Ab V8.0 für Zentralkomponenten REMOTE verfügbar.</text:p>
      <text:p text:style-name="P12"/>
      <text:p text:style-name="Standard"><text:span text:style-name="T5"><text:tab/>die Befehle </text:span><text:span text:style-name="T9">TA</text:span><text:span text:style-name="T5">, </text:span><text:span text:style-name="T9">TC</text:span><text:span text:style-name="T5">, </text:span><text:span text:style-name="T9">TE</text:span><text:span text:style-name="T5">, </text:span><text:span text:style-name="T9">TR</text:span><text:span text:style-name="T5">, </text:span><text:span text:style-name="T9">TS</text:span><text:span text:style-name="T5"> mit nachfolgendem</text:span></text:p>
      <text:p text:style-name="P12"><text:tab/>Tasknamen erlauben das Neustarten, das Aktivieren, das</text:p>
      <text:p text:style-name="P12"><text:tab/>Beenden mit Blockieren, das Deblockieren und das Blockieren</text:p>
      <text:p text:style-name="P12"><text:tab/>von ZLT - Tasks. Nur auf Zentralkomponenten verfügbar, kein REMOTE!</text:p>
      <text:p text:style-name="Standard"><text:span text:style-name="T5"><text:tab/>Ab </text:span><text:span text:style-name="T15">V8.0</text:span><text:span text:style-name="T5"> für Zentralkomponenten REMOTE verfügbar.</text:span></text:p>
      <text:p text:style-name="P12"/>
      <text:p text:style-name="P12"><text:tab/>der PUZ - Befehl zeigt für Zentralkomponenten den Pufferstand</text:p>
      <text:p text:style-name="P12"><text:tab/>(nur auf Zentralkomponenten verfügbar, kein REMOTE!)</text:p>
      <text:p text:style-name="P12"/>
      <text:p text:style-name="P5">Umrüstung auf Gleitkomma - MICAS (V7.x)</text:p>
      <text:p text:style-name="P12"/>
      <text:p text:style-name="Standard"><text:span text:style-name="T8">a)</text:span><text:span text:style-name="T5"><text:tab/>Von der bisherigen Version wird einfach ein Datenbankdump gezogen.</text:span></text:p>
      <text:p text:style-name="P12"/>
      <text:p text:style-name="Standard"><text:span text:style-name="T8">b</text:span><text:span text:style-name="T5">)<text:tab/>Austausch der EPROMS auf allen Feldbusgeräten die an einem Bus hängen.</text:span></text:p>
      <text:p text:style-name="P12"/>
      <text:p text:style-name="Standard"><text:span text:style-name="T8">c)</text:span><text:span text:style-name="T5"><text:tab/>Dann wird die Leer - Datenbank für das Gleitkomma - MICAS geladen (INTEL - H86 - file, aktuell: Z255ZP.H86 d. h. mit Zeilenerweiterung auf 255 und Spitzenlastüberwachung)</text:span></text:p>
      <text:p text:style-name="P12"/>
      <text:p text:style-name="Standard"><text:soft-page-break/><text:span text:style-name="T8">d)</text:span><text:span text:style-name="T5"><text:tab/>Der Dump wird mit dem WTH86 in die neü Version geladen.</text:span></text:p>
      <text:p text:style-name="P12"/>
      <text:p text:style-name="Standard"><text:span text:style-name="T8">e)</text:span><text:span text:style-name="T5"><text:tab/>Im Monitor wird der Befehl CA #0 eingegeben. Dadurch wird die Datenbank konvertiert, es werden aus bestehenden Arrays neue abgeleitet, die die Peripheriekomponenten zum Arbeiten brauchen (Konvertieren von Prozesswerten). Diese werden auch an die entsprechenden Komponenten versandt.</text:span></text:p>
      <text:p text:style-name="P12"/>
      <text:p text:style-name="Standard"><text:span text:style-name="T8">f)</text:span><text:span text:style-name="T5"><text:tab/>Die MICAS - Tasks müssen gemäß Anweisung für den neuen FMICON überarbeitet, übersetzt und anschließend geladen werden. Die Peripheriekomponenten fordern dann Regelkreise, Sollwertkennlinien entweder vom Zentralprozessor oder Buskoppler an.</text:span></text:p>
      <text:p text:style-name="P12"/>
      <text:p text:style-name="Standard"><text:span text:style-name="T8">g)</text:span><text:span text:style-name="T5"><text:tab/>Es muß ein neür BUKL (mit FGTIN3) erstellt und geladen werden.</text:span></text:p>
      <text:p text:style-name="P12"/>
      <text:p text:style-name="Standard"><text:span text:style-name="T8">h)</text:span><text:span text:style-name="T5"><text:tab/>Abspeichern der neu erstellten Datenbank !</text:span></text:p>
      <text:p text:style-name="P12"/>
      <text:p text:style-name="P12">Ist zu einem späteren Zeitpunkt ein Neuaufsetzen aller Daten notwendig, so kann mit :</text:p>
      <text:p text:style-name="P12"/>
      <text:p text:style-name="P12">CHD 127<text:tab/><text:tab/>! broadcast (alle devices ausser eigenem)</text:p>
      <text:p text:style-name="P12">IDB<text:tab/><text:tab/><text:tab/>! database löschen auf allen devices (ausser eigenem)</text:p>
      <text:p text:style-name="P12">CHD 2<text:tab/><text:tab/>! eigenes device</text:p>
      <text:p text:style-name="P12">CA #0<text:tab/><text:tab/>! senden der notwendigen Daten an Peripheriegeräte,</text:p>
      <text:p text:style-name="P12">CA #1<text:tab/><text:tab/>! senden der notwendigen Daten an Buskoppler.</text:p>
      <text:p text:style-name="P12">ein Gleichstand aller Datenbanken hergestellt werden</text:p>
      <text:p text:style-name="P12"/>
      <text:p text:style-name="Standard"><text:span text:style-name="T10">Wichtige Hinweise für das Gleitkomma - MICAS <text:s/>V</text:span><text:span text:style-name="T13">7.x</text:span></text:p>
      <text:p text:style-name="P12"/>
      <text:p text:style-name="Standard"><text:span text:style-name="T8">a)</text:span><text:span text:style-name="T5"><text:tab/>Damit der update der Datenbanken korrekt funktioniert, muß der Buskoppler die Gerätenummer 11 und der Zentralprozessor die Gerätenummer 2 haben !</text:span></text:p>
      <text:p text:style-name="P12"/>
      <text:p text:style-name="Standard"><text:span text:style-name="T8">b)</text:span><text:span text:style-name="T5"><text:tab/>Die Regelkreisabfrage auf der Leitzentrale wird im Buskoppler beantwortet. Hat ein Buskoppler dieses Regelkreiselement nicht, so leitet er die Abfrage (wie bisher) an den Zentralprozessor weiter. Dieser beantwortet die Abfrage, nur stehen in diesem Element die Prozesswerte, die die Leitzentrale irgendwann geladen hat (der Regler trägt keine Prozesswerte mehr ein). Bei nochmaligem Abfragen hat der Buskoppler aber das Element und trägt die aktuellen Prozesswerte nun ein !</text:span></text:p>
      <text:p text:style-name="P12"/>
      <text:p text:style-name="Standard"><text:span text:style-name="T8">c)</text:span><text:span text:style-name="T5"><text:tab/>Ein Arbeiten des Gleitkomma - MICAS ist auch ohne Zentralprozessor möglich (update der Peripheriedatenbanken durch den Buskoppler) !</text:span></text:p>
      <text:p text:style-name="P12"/>
      <text:p text:style-name="Standard"><text:span text:style-name="T8">d)</text:span><text:span text:style-name="T5"><text:tab/>Wurden MICAS - Tasks geladen, so muß das Gerät (auch das eigene) nochmals angewählt werden, zur Initialisierung von Arbeitsdaten !</text:span></text:p>
      <text:p text:style-name="P12"/>
      <text:p text:style-name="Standard"><text:span text:style-name="T8">e)</text:span><text:span text:style-name="T5"><text:tab/>Ist die Datenbank auf einem Buskoppler unvollständig (neu initialisiert, z. Bsp. Liste KONPAR oder Umrechnungsfunktionen unvollständig), so wird beim Regelkreisladen das REGELM - Element zwar an den Zentralprozessor gesendet, aber es kann kein REGPAR - Element abgeleitet werden. Zuerst die am Regelkreis beteiligten FG-Adresse abspeichern dann Regelkreis nochmals laden !</text:span></text:p>
      <text:p text:style-name="P12"/>
      <text:p text:style-name="Standard"><text:span text:style-name="T8">f)</text:span><text:span text:style-name="T5"><text:tab/>Nach jedem Laden eines INTEL - HEX - files ist auf dem Zentralprozessor ein Reset notwendig, wegen bug in R-Command!</text:span></text:p>
      <text:p text:style-name="P12"/>
      <text:p text:style-name="Standard"><text:span text:style-name="T8">g)</text:span><text:span text:style-name="T5"><text:tab/>Der CA #0 Befehl hat die Aufgabe eine Datenbank der </text:span><text:span text:style-name="T15">V5.x</text:span><text:span text:style-name="T5"> in eine </text:span><text:span text:style-name="T15">V7.x</text:span><text:span text:style-name="T5"> zu konvertieren. (siehe Umrüstung auf Gleitkomma MICAS). Wird nun eine Dummydatenbank geladen und alle Datenpunkte von einer LZ über den Buskoppler, so darf auf dem Zentralprozessor kein </text:span><text:span text:style-name="T8">CA #0</text:span><text:span text:style-name="T5"> gemacht werden! Zuerst muß eine Umrechnungsfunktion für Analogwerte und eine für Zählwerte vereinbart werden. Der Grund dafür: innerhalb der Verwaltung der MEWUM und ZAWUM wird markiert, daß das Format der Gleitkommawerte dem IEEE für INTEL 8087 entspricht. Dies geschieht durch den </text:span><text:span text:style-name="T8">CA #0</text:span><text:span text:style-name="T5"> oder durch Vereinbaren von Umrechnungsfunktionen. Der Buskoppler sendet schon konvertierte Umrechnungsfunktionen. Aber in der Verwaltung ist dies nicht markiert. Beim </text:span><text:span text:style-name="T8">CA #0</text:span><text:span text:style-name="T5"> werden diese fälschlicherweise nochmals konvertiert.</text:span></text:p>
      <text:p text:style-name="P12"/>
      <text:p text:style-name="Standard"><text:soft-page-break/><text:span text:style-name="T8">h)</text:span><text:span text:style-name="T5"><text:tab/>Achtung bei folgender Inbetriebnahmeweise: <text:s/>Es werden Peripheriegeräte über einen Zentralprozessor konfiguriert, am Bus ist auch ein Buskoppler (und somit LZ) anggeschlossen. Werden nun die Datenpunkte von der LZ geladen, so kann es passieren, daß diese auf dem Zentralprozessor verloren gehen. Der Grund: Die konfigurierten Peripheriegeräte haben keine Umrechnungsfunktionen, sehen aber, dass Gerät 2, d. h. ein Zentralprozessor angeschlossen ist. Dieser wird mit Anfragen "bombardiert", diese verstopfen den Puffer, in den auch die Listentelegramme eingetragen werden. In diesem Fall werden die Telegramme weggeworfen, damit das System nicht zum Erliegen kommt.</text:span></text:p>
      <text:p text:style-name="P12"/>
      <text:p text:style-name="Standard"><text:span text:style-name="T8">Abhilfe</text:span><text:span text:style-name="T5">:</text:span></text:p>
      <text:p text:style-name="Standard"><text:span text:style-name="T5">Die Peripheriegeräte abhängen während dem Ladevorgang oder aber sie erst nach dem Laden konfigurieren. Damit fordern sie keine Daten an und der Puffer bleibt frei. Man beachte aber den Hinweis unter </text:span><text:span text:style-name="T8">g)</text:span><text:span text:style-name="T5">.</text:span></text:p>
      <text:p text:style-name="P12"/>
      <text:p text:style-name="Standard"><text:span text:style-name="T10">Ausgabe von Befehlen im Monitor <text:s/>(ab V</text:span><text:span text:style-name="T13">8.0</text:span><text:span text:style-name="T10">)</text:span></text:p>
      <text:p text:style-name="P12"/>
      <text:p text:style-name="P12">Mit dem BF - Befehl können direkt im Monitor Schaltbefehle, Analogwerte und 3-Pkt-Stellbefehle ausgegeben sowie fiktive Zählwerte gesetzt und inkrementiert und fiktive Meldungen gesetzt werden.</text:p>
      <text:p text:style-name="P12"/>
      <text:p text:style-name="Standard"><text:span text:style-name="T8">Syntax:</text:span><text:span text:style-name="T5"><text:tab/>BF yy Ze (,Sp) = XX</text:span></text:p>
      <text:p text:style-name="P12"/>
      <text:p text:style-name="P12">yy:<text:tab/>Art des Befehls</text:p>
      <text:p text:style-name="P12">SB:<text:tab/>Schaltbefehl ausgeben</text:p>
      <text:p text:style-name="P12">AW:<text:tab/>Analogwert setzen</text:p>
      <text:p text:style-name="P12">MD:<text:tab/>Fiktiver Meldung setzen/rücksetzen</text:p>
      <text:p text:style-name="P12">ZS:<text:tab/>Fiktiver Zählwert setzen</text:p>
      <text:p text:style-name="P12">ZC:<text:tab/>Fiktiver Zählwert hochzählen</text:p>
      <text:p text:style-name="P12">3P:<text:tab/>3-Pkt-Stellbefehl ausgeben</text:p>
      <text:p text:style-name="P12">Ze:<text:tab/>Zeile mit projektiertem Befehl</text:p>
      <text:p text:style-name="P12">Sp:<text:tab/>Spalte des R0 Kontaktes beim Schaltbefehl oder</text:p>
      <text:p text:style-name="P12"><text:tab/>Spalte der fiktiven Meldung, die gesetzt werden soll</text:p>
      <text:p text:style-name="P12">XX:<text:tab/>Ausgabewert</text:p>
      <text:p text:style-name="P12"><text:tab/>0,1,2,3 für die entsprechende Stufe beim Schaltbefehl</text:p>
      <text:p text:style-name="P12"><text:tab/>0,1 für die fiktive Meldung</text:p>
      <text:p text:style-name="P12"><text:tab/>sonst Gleitkommawert im Bereich der Umrechnungsfunktion.</text:p>
      <text:p text:style-name="P12"/>
      <text:p text:style-name="P15">Beispiele:</text:p>
      <text:p text:style-name="P12"/>
      <text:p text:style-name="P12">Schaltbefehl:<text:tab/>BF SB 10, 1 = 0 (off), 1 (on1), 2 (on2), 3 (on3)</text:p>
      <text:p text:style-name="P12">Analogwert: <text:s/><text:tab/>BF AW 10 <text:s text:c="3"/>= 7.534</text:p>
      <text:p text:style-name="P12">Fik. Meldung:<text:tab/>BF MD 10, 4 = 0, 5 = 1, 8 = 0 <text:s/>(Sp 4=0, Sp 5=1 ..)</text:p>
      <text:p text:style-name="P12">Fik. Zählwert:<text:tab/>BF ZS 21 <text:s text:c="3"/>= 400.0 (set to new value)</text:p>
      <text:p text:style-name="P12">Fik. Zählwert:<text:tab/>BF ZC 21 <text:s text:c="3"/>= 4.0 <text:s text:c="2"/>(count by value)</text:p>
      <text:p text:style-name="P12">3-Pkt-Stellbf.:<text:tab/>BF 3P 22 <text:s text:c="3"/>= 80.0 <text:s/>(, Zeit, BfZe, BfSp for MUS)</text:p>
      <text:p text:style-name="P12"/>
      <text:p text:style-name="P12">Ein Schaltbefehl kann nur mehrstufig geschaltet werden, wenn er auch so projektiert ist. R0-Kontakte für einstufige können die Spalten 1, 5, 9, 13 sein. R0-Kontakte für mehrstufige können die Spalten 1, 9 sein.</text:p>
      <text:p text:style-name="P12"/>
      <text:p text:style-name="P12">Nach der Befehlsausgabe wird eine gewisse Zeit gewartet und dann der MICAS - Fehlerspeicher ausgelesen. Sind bei der Befehlsausgabe Fehler aufgetreten (z. Bsp Zeilenbelegung nicht korrekt, Ufkt nicht vorhanden) so wird diese Fehlermeldung ausgegeben, die Bausteinnummer ist immer FFFFh!</text:p>
      <text:p text:style-name="P12"/>
      <text:p text:style-name="P12">Dieser Befehl ist auch recht nützlich zur Inbetriebnahme, solange noch keine Daten vereinbart wurden kann damit die Peripherie getestet werden! Sollte diese Software auf die MUS portiert werden, so sind beim 3-Pkt-Stellbefehl noch weitere Parameter einzugeben:</text:p>
      <text:p text:style-name="P12">BF 3P 22 <text:s text:c="3"/>= 80.0 <text:s/>, Zeit, BfZe, BfSp (Spalte RK)</text:p>
      <text:p text:style-name="P12">BF 3P 22 <text:s text:c="3"/>= 80.0, 60, 2, 3</text:p>
      <text:p text:style-name="P12"/>
      <text:p text:style-name="P23">Netzverbindung und Statistik</text:p>
      <text:p text:style-name="P16"/>
      <text:p text:style-name="P17">Der CHD (change device) - Befehl</text:p>
      <text:p text:style-name="P17">Der CHD /C - Befehl</text:p>
      <text:p text:style-name="P17">Der CHD /M - Befehl</text:p>
      <text:p text:style-name="P17">Der CHD /A - Befehl</text:p>
      <text:p text:style-name="P17">Der CHD &lt;broadcast&gt; - Befehl</text:p>
      <text:p text:style-name="P16"/>
      <text:p text:style-name="P18">Befehle für TCP/IP</text:p>
      <text:p text:style-name="P16"/>
      <text:p text:style-name="P17">Der NET(STAT) - Befehl</text:p>
      <text:p text:style-name="P17">Der DSS(Z) - Befehl</text:p>
      <text:p text:style-name="P17">Der DSSP - Befehl</text:p>
      <text:p text:style-name="P17">Der DSV(Z) - Befehl</text:p>
      <text:p text:style-name="P17">Der DCL - Befehl</text:p>
      <text:p text:style-name="P17">Der DSZ - Befehl</text:p>
      <text:p text:style-name="P17">Der LZ/US - Befehl</text:p>
      <text:p text:style-name="P17">Der SSV - Befehl</text:p>
      <text:p text:style-name="P17">Der SSS - Befehl</text:p>
      <text:p text:style-name="P19"/>
      <text:p text:style-name="Standard"><text:span text:style-name="T12">CHD - Befehl (Change Device) <text:s/>(ab V</text:span><text:span text:style-name="T16">7.x</text:span><text:span text:style-name="T12">)</text:span></text:p>
      <text:p text:style-name="P19"/>
      <text:p text:style-name="P19">Dieser dient zum Anwählen eines REMOTE - Gerätes. Wird nur CHD eingegeben, so zeigt er das angewählte Gerät an. Außerdem wird die Lifelist ausgegeben d. h. es werden die Geräte angezeigt, die am Bus hängen. Ansonsten kann mit CHD &lt;Gerätenummer (dezimal)&gt; ein Gerät angewählt werden. Der Befehl schaltet auf das angewählte Gerät und verlangt von diesem Konfigurationsdaten. Antwortet das angewählte Gerät nicht, so liegen keine gültigen Konfigurationsdaten vor. Der HIS - Befehl liefert dann keine gültigen Daten und der SEP (Schieße EEPROM) darf nicht ausgeführt werden, es sei denn, die Konfigurationsdaten für das angewählte Gerät werden händisch im Bereich nachgetragen ! (Dann müssen die Adressen für die Routinen InitDrittActCtr und eeProgeeF eingetragen werden, dies entfällt ab der nächsten Version, es muß aber immer noch das Segment für den work eingegeben werden, in dem die EEPROM - Daten zwischengespeichert werden). Antwortet ein Gerät nicht, so kann der Befehl mit Eingabe von CR abgebrochen werden, oder aber die Zeitüberwachung bricht ihn ab.</text:p>
      <text:p text:style-name="P19"/>
      <text:p text:style-name="P19">Diesen Befehl gibt es auch für die modulare US. Es gibt hier die REMOTE Befehle</text:p>
      <text:p text:style-name="P19"/>
      <text:p text:style-name="P19">DB(W)<text:tab/>display byte (word)</text:p>
      <text:p text:style-name="P19">SB(W)<text:tab/>substitute byte (word)</text:p>
      <text:p text:style-name="P19">AB(W)<text:tab/>anzeige byte, (word)</text:p>
      <text:p text:style-name="P19">IB<text:tab/><text:tab/>insert byte</text:p>
      <text:p text:style-name="P19"/>
      <text:p text:style-name="P19">Mit DB 80 L 10 wird die EPROM - Version des 29ZE02 angezeigt.</text:p>
      <text:p text:style-name="P19"/>
      <text:p text:style-name="P20">Achtung:</text:p>
      <text:p text:style-name="Standard"><text:span text:style-name="T19">Ab der Version </text:span><text:span text:style-name="T17">7.x</text:span><text:span text:style-name="T19"> sind in den Konfigurationsdaten die Schwellwerte für den indirekten display (s. DI - Befehl). Wurden MICAS Tasks geladen, muß das Gerät, auch das eigene nochmals angewählt werden, um korrekte Daten zu haben!</text:span></text:p>
      <text:p text:style-name="P19"/>
      <text:p text:style-name="Standard"><text:span text:style-name="T12">CHD /C - Befehl <text:s/>(ab V</text:span><text:span text:style-name="T16">8.0</text:span><text:span text:style-name="T12">)</text:span></text:p>
      <text:p text:style-name="P19"/>
      <text:p text:style-name="P19">Diese Befehlsoption gibt die Konfiguration der einzelnen Geräte mit aus. Zuerst wird die Zeile und dann die IP-Art mit ausgegeben:</text:p>
      <text:p text:style-name="P19"/>
      <text:p text:style-name="P19">Line:<text:tab/>xxx <text:s text:c="2"/>yy</text:p>
      <text:p text:style-name="P19"><text:soft-page-break/>xxx:<text:tab/>Zeilennummer dezimal</text:p>
      <text:p text:style-name="P19">yy:<text:tab/>AW:<text:tab/>Analogwert</text:p>
      <text:p text:style-name="P19"><text:tab/>MD:<text:tab/>Melde/Befehlszeile</text:p>
      <text:p text:style-name="P19"><text:tab/>MW:<text:tab/>Messwert</text:p>
      <text:p text:style-name="P19"><text:tab/>ZW:<text:tab/>Zählwert</text:p>
      <text:p text:style-name="P19"><text:tab/>3P:<text:tab/>3-Pkt-Stellbefehl</text:p>
      <text:p text:style-name="P19"/>
      <text:p text:style-name="P19">Wurde die Zeile von einem anderen Modul schon belegt, so wird der Zusatz <text:s/>" also used by device : xxx <text:s text:c="2"/>YY" mit ausgegeben.</text:p>
      <text:p text:style-name="P19"/>
      <text:p text:style-name="P20">Beispiel:</text:p>
      <text:p text:style-name="P19">CHD /C</text:p>
      <text:p text:style-name="P19"/>
      <text:p text:style-name="P19">004<text:tab/><text:tab/><text:tab/><text:tab/>=&gt; Zeilenbelegung (EEPROM) von Gerät 4:</text:p>
      <text:p text:style-name="P19">Line : 016 <text:s text:c="2"/>MW<text:tab/><text:tab/>=&gt; Zeile 16 ist mit Messwert belegt</text:p>
      <text:p text:style-name="P19">Line : 017 <text:s text:c="2"/>AW <text:s/>also used by device : 002 <text:s text:c="2"/>MD</text:p>
      <text:p text:style-name="P19"/>
      <text:p text:style-name="P19">=&gt; Zeile 17 ist mit Analogwert belegt aber Gerät 2 hat hier eine Meldung liegen! Mit diesem Befehl können somit Zeilenfehlbelegungen aufgespürt werden.</text:p>
      <text:p text:style-name="P19"/>
      <text:p text:style-name="Standard"><text:span text:style-name="T12">CHD /M - Befehl (ab V</text:span><text:span text:style-name="T16">8.0</text:span><text:span text:style-name="T12">)</text:span></text:p>
      <text:p text:style-name="P19"/>
      <text:p text:style-name="P19">Diese Befehlsoption gibt Moduldaten der einzelnen Geräte mit aus. Es wird die Art des Gerätes z. B. 29AR10 sowie die Version mit ausgegeben (analog zu CD - Befehl).</text:p>
      <text:p text:style-name="P19"/>
      <text:p text:style-name="P20">Beispiel:</text:p>
      <text:p text:style-name="P19"/>
      <text:p text:style-name="P19">CHD /M</text:p>
      <text:p text:style-name="P19">002 <text:s/>29ZP10 Version 7.8D ...</text:p>
      <text:p text:style-name="P19">003 <text:s/>29AR10 Version 2.3 ...</text:p>
      <text:p text:style-name="P19">......</text:p>
      <text:p text:style-name="P19"/>
      <text:p text:style-name="Standard"><text:span text:style-name="T12">CHD /A - Befehl <text:s/>(ab V</text:span><text:span text:style-name="T16">8.0</text:span><text:span text:style-name="T12">)</text:span></text:p>
      <text:p text:style-name="P19"/>
      <text:p text:style-name="P19">Dieser Befehl kombiniert alle Optionen (/C, /M) miteinander.</text:p>
      <text:p text:style-name="P19"/>
      <text:p text:style-name="Standard"><text:span text:style-name="T12">Der CHD &lt;broadcast&gt; - Befehl <text:s/>(ab V</text:span><text:span text:style-name="T16">8.0</text:span><text:span text:style-name="T12">)</text:span></text:p>
      <text:p text:style-name="P19"/>
      <text:p text:style-name="P19">Mit CHD 127 wird die broadcast Adresse angewählt. Dieses Gerät befindet sich zwar nicht in der Life_List, aber mit dieser Adresse können alle außer dem eigenen angesprochen werden. Zum Beispiel kann auf allen gleichzeitig ein Coldstart ausgeführt werden, die Datenbank initialisiert werden etc. </text:p>
      <text:p text:style-name="P19">Ab Version 8.0 können aber auch Befehle, die eine Antwort zurückliefern, per broadcast ausgeführt werden. Dazu werden alle Geräte, die in der Life_List vorhanden sind, nacheinander angewählt und der eingegebene Befehl ausgeführt. Wurde z.B. "HIS" eingegeben, so wird in Folge die History eines jeden Gerätes ausgegeben. Der Unterschied zum HIS - Befehl ist der, daß nicht mehr nachgefragt wird, ob seitenweise ausgegeben werden soll. Die Ausgabe ist deshalb nur in ein File sinnvoll (Protokoll im WTH86). Anschließend können die Daten aller Geräte analysiert werden.</text:p>
      <text:p text:style-name="P19"/>
      <text:p text:style-name="P19">Diese Anwahl funktioniert nur für folgende Befehle:</text:p>
      <text:p text:style-name="P19"/>
      <text:p text:style-name="P19">A - command:<text:tab/>Anzeige der Auslastung</text:p>
      <text:p text:style-name="P19">Dx - command:<text:tab/>Display Data z. Bsp. DW 3700:20L10, DB ..., DF ...</text:p>
      <text:p text:style-name="P19">HIS- command:<text:tab/>Device History</text:p>
      <text:p text:style-name="P19">P <text:s/>- command:<text:tab/>Pufferdisplay</text:p>
      <text:p text:style-name="P19">PA - command:<text:tab/>Anzeige Prozessabbild</text:p>
      <text:p text:style-name="P19">ERR- command:<text:tab/>Display System Errors</text:p>
      <text:p text:style-name="P19">TD - command:<text:tab/>Display MICAS-Tasks</text:p>
      <text:p text:style-name="P19"/>
      <text:p text:style-name="Standard"><text:soft-page-break/><text:span text:style-name="T12">Der NET(STAT) - Befehl <text:s/>(ab V</text:span><text:span text:style-name="T16">8.0</text:span><text:span text:style-name="T12">)</text:span></text:p>
      <text:p text:style-name="P19"/>
      <text:p text:style-name="P19">Mit diesem Befehl (und entsprechenden Optionen) können Internas des TCP/IP Netzes ausgegeben werden. Diese Befehle sind im wesentlichen identisch zu den netstat Befehlen unter UNIX.</text:p>
      <text:p text:style-name="P19"/>
      <text:p text:style-name="P20">mögliche Optionen:</text:p>
      <text:p text:style-name="P19"/>
      <text:p text:style-name="Standard"><text:span text:style-name="T20">net</text:span><text:span text:style-name="T19"><text:tab/><text:tab/><text:tab/>Anzeige der aktiven Verbindungen</text:span></text:p>
      <text:p text:style-name="Standard"><text:span text:style-name="T20">net -a<text:tab/></text:span><text:span text:style-name="T19"><text:tab/><text:tab/>Anzeige der aktiven Verbindungen mit protocol control</text:span></text:p>
      <text:p text:style-name="Standard"><text:span text:style-name="T20">net -b</text:span><text:span text:style-name="T19"><text:tab/><text:tab/><text:tab/>Anzeige der aktiven Verbindungen inkl. server</text:span></text:p>
      <text:p text:style-name="Standard"><text:span text:style-name="T20">net -n</text:span><text:span text:style-name="T19"><text:tab/><text:tab/><text:tab/>Anzeige der aktiven Verbindungen mit numerischen Adr.</text:span></text:p>
      <text:p text:style-name="P19"/>
      <text:p text:style-name="P19">(net -a =&gt; unter UNIX netstat -A und net -b =&gt; unter UNIX netstat -a)</text:p>
      <text:p text:style-name="P19"/>
      <text:p text:style-name="Standard"><text:span text:style-name="T20">net -e<text:tab/><text:tab/><text:tab/></text:span><text:span text:style-name="T19">Löschen (Erase) der Statistik. Anschließend sollte Restart erfolgen!</text:span></text:p>
      <text:p text:style-name="P19"><text:tab/><text:tab/><text:tab/>(damit die Statistik konsistent wird)</text:p>
      <text:p text:style-name="Standard"><text:span text:style-name="T20">net -m</text:span><text:span text:style-name="T19"><text:tab/><text:tab/>Anzeige der mbuf's (Pufferelemente, die TCP/IP nutzt)</text:span></text:p>
      <text:p text:style-name="P19"/>
      <text:p text:style-name="Standard"><text:span text:style-name="T20">net -r</text:span><text:span text:style-name="T19"><text:tab/><text:tab/><text:tab/>Anzeige der routing Information</text:span></text:p>
      <text:p text:style-name="Standard"><text:span text:style-name="T20">net -rs<text:tab/></text:span><text:span text:style-name="T19"><text:tab/>Anzeige der routing Statistik</text:span></text:p>
      <text:p text:style-name="P19"/>
      <text:p text:style-name="Standard"><text:span text:style-name="T20">net -s</text:span><text:span text:style-name="T19"><text:tab/><text:tab/><text:tab/>Anzeige der IP, ICMP, TCP, UDP Statistik</text:span></text:p>
      <text:p text:style-name="Standard"><text:span text:style-name="T20">net -p IP</text:span><text:span text:style-name="T19"><text:tab/><text:tab/>Anzeige der IP Statistik</text:span></text:p>
      <text:p text:style-name="Standard"><text:span text:style-name="T20">net -p ICMP</text:span><text:span text:style-name="T19"><text:tab/><text:tab/>Anzeige der ICMP Statistik</text:span></text:p>
      <text:p text:style-name="Standard"><text:span text:style-name="T20">net -p TCP</text:span><text:span text:style-name="T19"><text:tab/><text:tab/>Anzeige der TCP Statistik</text:span></text:p>
      <text:p text:style-name="Standard"><text:span text:style-name="T20">net -p UDP</text:span><text:span text:style-name="T19"><text:tab/><text:tab/>Anzeige der UDP Statistik</text:span></text:p>
      <text:p text:style-name="P19"/>
      <text:p text:style-name="Standard"><text:span text:style-name="T20">net -I</text:span><text:span text:style-name="T19"><text:tab/><text:tab/><text:tab/>Anzeige der Interfaces</text:span></text:p>
      <text:p text:style-name="Standard"><text:span text:style-name="T20">net -I sl0</text:span><text:span text:style-name="T19"><text:tab/><text:tab/>Anzeige des Interfaces slip 0</text:span></text:p>
      <text:p text:style-name="Standard"><text:span text:style-name="T20">net -dI</text:span><text:span text:style-name="T19"><text:tab/><text:tab/>Anzeige der Interfaces mit dropped IP-teles</text:span></text:p>
      <text:p text:style-name="Standard"><text:span text:style-name="T20">net -tI</text:span><text:span text:style-name="T19"><text:tab/><text:tab/><text:tab/>Anzeige der Interfaces mit timern</text:span></text:p>
      <text:p text:style-name="Standard"><text:span text:style-name="T20">net -nI</text:span><text:span text:style-name="T19"><text:tab/><text:tab/>Anzeige der Interfaces mit numerischen Adressen</text:span></text:p>
      <text:p text:style-name="Standard"><text:span text:style-name="T20">net -I sl0 5</text:span><text:span text:style-name="T19"><text:tab/><text:tab/>Zyklische Anzeige der slip Interface-Statistik (5 Sek)</text:span></text:p>
      <text:p text:style-name="P19"/>
      <text:p text:style-name="P19">Die meisten Befehle arbeiten zyklisch, wenn zum Abschluss des Befehls der Zyklus eingegeben wird ( &lt; 650), </text:p>
      <text:p text:style-name="P19"/>
      <text:p text:style-name="Standard"><text:span text:style-name="T20">Beispiel:</text:span><text:span text:style-name="T19"><text:tab/>net 5<text:tab/>=&gt;<text:tab/>alle 5 Sek Anzeige der aktiven Verbindungen</text:span></text:p>
      <text:p text:style-name="P19"/>
      <text:p text:style-name="Standard"><text:span text:style-name="T12">Der DSS(Z) - Befehl <text:s/>(ab V</text:span><text:span text:style-name="T16">8.0</text:span><text:span text:style-name="T12">)</text:span></text:p>
      <text:p text:style-name="P19"/>
      <text:p text:style-name="P19">Der DSS - bzw. DSSZ - Befehl dient zum Anzeigen bzw. zyklischen Anzeigen der Dial-Up Modem Statuszustände. Bei der zyklischen Anzeige sind folgende Komandos möglich:</text:p>
      <text:p text:style-name="P19"/>
      <text:p text:style-name="P19">Abbruch duch ´X´bzw. X &lt;Cr&gt; bei WTH86</text:p>
      <text:p text:style-name="P19">Löschen der Zähler durch ´Z´bzw. Z &lt;Cr&gt;</text:p>
      <text:p text:style-name="P19">Redisplay durch ´R´bzw. R &lt;Cr&gt;</text:p>
      <text:p text:style-name="P19"/>
      <text:p text:style-name="Standard"><text:span text:style-name="T12">Der DSSP - Befehl <text:s/>(ab V</text:span><text:span text:style-name="T16">8.0</text:span><text:span text:style-name="T12">)</text:span></text:p>
      <text:p text:style-name="P19"/>
      <text:p text:style-name="P19">Der DSSP - Befehl zeigt die Dial-Up Modemstatistik seit Systemstart permanet an.</text:p>
      <text:p text:style-name="P19">(Abbruch duch &lt;Cr&gt;</text:p>
      <text:p text:style-name="P19"/>
      <text:p text:style-name="Standard"><text:span text:style-name="T12">Der DSV(Z) - Befehl <text:s/>(ab V</text:span><text:span text:style-name="T16">8.0</text:span><text:span text:style-name="T12">)</text:span></text:p>
      <text:p text:style-name="P19"/>
      <text:p text:style-name="P19">Der DSV - bzw. DSVZ - Befehl dient zum Anzeigen bzw. zyklischen Anzeigen der Dial-Up Modem Werte. Bei der zyklischen Anzeige sind folgende Komandos möglich:</text:p>
      <text:p text:style-name="P19"><text:soft-page-break/></text:p>
      <text:p text:style-name="P19">Abbruch duch ´X´bzw. X &lt;Cr&gt; bei WTH86</text:p>
      <text:p text:style-name="P19">Löschen der Zähler durch ´Z´bzw. Z &lt;Cr&gt;</text:p>
      <text:p text:style-name="P19">Redisplay durch ´R´bzw. R &lt;Cr&gt;</text:p>
      <text:p text:style-name="P19"/>
      <text:p text:style-name="Standard"><text:span text:style-name="T12">Der DCL - Befehl <text:s/>(ab V</text:span><text:span text:style-name="T16">8.0</text:span><text:span text:style-name="T12">)</text:span></text:p>
      <text:p text:style-name="P19"/>
      <text:p text:style-name="P19">Der DCL - Befehl dient zum Anzeigen der Kontextliste des Dial-Up Modems.</text:p>
      <text:p text:style-name="P19"/>
      <text:p text:style-name="Standard"><text:span text:style-name="T12">Der DSZ - Befehl <text:s/>(ab V</text:span><text:span text:style-name="T16">8.0</text:span><text:span text:style-name="T12">)</text:span></text:p>
      <text:p text:style-name="P19"/>
      <text:p text:style-name="P42">Der DSZ - Befehl löscht alle Statuszustände und Zähler der geführten Statistik.</text:p>
      <text:p text:style-name="P39"/>
      <text:p text:style-name="P1"><text:span text:style-name="T12">Der LZ/US - Befehl <text:s/>(ab V</text:span><text:span text:style-name="T16">8.5</text:span><text:span text:style-name="T12">)</text:span></text:p>
      <text:p text:style-name="P19"/>
      <text:p text:style-name="P19">"LZ" : <text:s/>TCP/IP Adresse der Leitzentrale</text:p>
      <text:p text:style-name="P19">"US" : TCP/IP Adresse der Unterstation</text:p>
      <text:p text:style-name="P19"/>
      <text:p text:style-name="P19">MIt dem LZ-Befehl kann die aktuelle TCP/IP Adresse der PC-Leitzentrale angezeigt werden. An diese TCP/IP Adresse sendet ein Gerät seine ZLT-Meldungen ab. Diese TCP/IP Adresse wird durch den Modconf in dem Gerät konfiguriert.</text:p>
      <text:p text:style-name="P19"/>
      <text:p text:style-name="P19">Mit "LZ=nnn.nnn.nnn.nnn" kann die TCP/IP Ziel-Adresse für ZLT-Meldungen temporär (bis zum nächsten Start der Gerätes) geändert werden. Dies ist sinnvoll, wenn z.B. ein ZP12 von einer Servicezentrale (SZ) angerufen wird, und dieser ZP12 jetzt seine ZLT-Meldungen an die SZ senden soll:</text:p>
      <text:p text:style-name="P19"/>
      <text:p text:style-name="P19">Beispiel:<text:tab/>"LZ=128.1.128.255&lt;cr&gt;" (TCP/IP Adresse der SZ) mit nachfolgendem "E" (Warmstart des Gerätes).</text:p>
      <text:p text:style-name="P19"/>
      <text:p text:style-name="P19">Die Syntax gilt analog für "US.</text:p>
      <text:p text:style-name="P42">Vor Abbau der Wählverbindung zwischen SZ und ZP12 sollte die Adresse wieder zurückgesetzt werden oder "Q" (Neustart des Geräts) eingegeben werden. Mit "Q" wird auch die Modemverbindung beendet.</text:p>
      <text:p text:style-name="P39"/>
      <text:p text:style-name="P1"><text:span text:style-name="T12">Der SSV - Befehl (ab V</text:span><text:span text:style-name="T16">8.5</text:span><text:span text:style-name="T12">)</text:span><text:span text:style-name="T19"> </text:span></text:p>
      <text:p text:style-name="P19"/>
      <text:p text:style-name="P19">"ssv" bzw."ssvz" : spider statistic values</text:p>
      <text:p text:style-name="P19"/>
      <text:p text:style-name="P19">Der SSV- bzw. SSVZ-Befehl dient zum Anzeigen bzw. zyklischen Anzeigen der spider-Statistik. Er ist nur im ZM12 router verfügbar.</text:p>
      <text:p text:style-name="P19"/>
      <text:p text:style-name="P19">Die Darstellung umfaßt:</text:p>
      <text:p text:style-name="P19">- Anzeige der verfügbaren ZM14 spider und ihre host-Adresse.</text:p>
      <text:p text:style-name="P19">- Anzahl der ankommenden/abgehenden Modemverbindungen an den zentralen Wählmodems.</text:p>
      <text:p text:style-name="P19">- Aktuelle Modemverbindung an jedem zentralen Wählmodem.</text:p>
      <text:p text:style-name="P19"/>
      <text:p text:style-name="P19">Bei der zyklischen Anzeige sind folgende Kommandos moeglich:</text:p>
      <text:p text:style-name="P19">- Abbruch durch 'X' bzw. 'X&lt;CR&gt;' bei WTH86.</text:p>
      <text:list xml:id="list1413933723" text:style-name="L2">
        <text:list-item>
          <text:p text:style-name="P43">Löschen der Statistik duch 'Z" bzw. 'Z&lt;CR&gt;' bei WTH86.</text:p>
          <text:p text:style-name="P43"/>
        </text:list-item>
      </text:list>
      <text:p text:style-name="P1"><text:span text:style-name="T12">Der SSS - Befehl (ab V</text:span><text:span text:style-name="T16">8.5</text:span><text:span text:style-name="T12">)</text:span><text:span text:style-name="T19"> </text:span></text:p>
      <text:p text:style-name="P19"/>
      <text:p text:style-name="P19">"sss", "sssz" bzw. "sssp": spider statistic states</text:p>
      <text:p text:style-name="P19"/>
      <text:p text:style-name="P19">Der SSS- bzw. SSSZ-Befehl dient zum Anzeigen bzw. zyklischen Anzeigen der spider-Statistik. Er ist nur im ZM12 router verfügbar.</text:p>
      <text:p text:style-name="P19"/>
      <text:p text:style-name="P19">Die Darstellung umfaßt:</text:p>
      <text:p text:style-name="P19">- Anzeige aller ankommenden/abgehenden Modemverbindungen an jedem zentralen Modem.</text:p>
      <text:p text:style-name="P19"><text:soft-page-break/>- Anzeige von besonderen Ereignissen in der Kommunikation zwischen ZM12 und ZM14.</text:p>
      <text:p text:style-name="P19"/>
      <text:p text:style-name="P19">Bei der zyklischen Anzeige sind folgende Kommandos moeglich:</text:p>
      <text:p text:style-name="P19">- Abbruch durch 'X' bzw. 'X&lt;CR&gt;' bei WTH86.</text:p>
      <text:p text:style-name="P19">- Löschen der Statistik duch 'Z" bzw. 'Z&lt;CR&gt;' bei WTH86.</text:p>
      <text:p text:style-name="P19">- Wiederanzeige der Statistik durch 'R' nzw. 'R&lt;CR&gt;' bei WTH86.</text:p>
      <text:p text:style-name="P19"/>
      <text:p text:style-name="P19">Der SSSP-Befehl dient zum permanenten Anzeigen der spider-Statistik, seine Anzeige kann mit WTH86 als Langzeit-Statistik auf der Festplatte des PC gespeichert werden.</text:p>
      <text:p text:style-name="P19">Abbruch erfolgt durch '&lt;CR&gt;'.</text:p>
      <text:p text:style-name="P40"/>
      <text:p text:style-name="P4">Taskverwaltung</text:p>
      <text:p text:style-name="P9"/>
      <text:p text:style-name="P8">Allgemeines</text:p>
      <text:p text:style-name="P8">TA (Task activate) - Befehl für MICAS</text:p>
      <text:p text:style-name="P8">TA - Befehl für ZLT - System</text:p>
      <text:p text:style-name="P8">TC (Task continue) - Befehl für MICAS</text:p>
      <text:p text:style-name="P8">TC - Befehl für ZLT - System</text:p>
      <text:p text:style-name="P8">TD (Task display) - Befehl für MICAS</text:p>
      <text:p text:style-name="P8">TDS (Task display) - Befehl für ZLT - System</text:p>
      <text:p text:style-name="P8">TE (Task enden) - Befehl für MICAS</text:p>
      <text:p text:style-name="P8">TE - Befehl für ZLT - System</text:p>
      <text:p text:style-name="P8">TR (Task resume) - Befehl für MICAS</text:p>
      <text:p text:style-name="P8">TR (Task resume) - Befehl für ZLT - System</text:p>
      <text:p text:style-name="P8">TS (Task suspend) - Befehl für MICAS</text:p>
      <text:p text:style-name="P8">TS (Task suspend) - Befehl für ZLT - System</text:p>
      <text:p text:style-name="P8">TZ (Task Zyklus) - Befehl</text:p>
      <text:p text:style-name="P8">TN - Befehl</text:p>
      <text:p text:style-name="P8">TL - Befehl</text:p>
      <text:p text:style-name="P8">TU - Befehl</text:p>
      <text:p text:style-name="P8">K - Befehl</text:p>
      <text:p text:style-name="P8">KA - Befehl</text:p>
      <text:p text:style-name="P8">KP - Befehl</text:p>
      <text:p text:style-name="P8">KS - Befehl</text:p>
      <text:p text:style-name="P8">C <text:s/>- Befehl</text:p>
      <text:p text:style-name="P25">CS – Befehl</text:p>
      <text:p text:style-name="P33"/>
      <text:p text:style-name="P1"><text:span text:style-name="T10">Taskbefehle (Allgemeines) <text:s/>(ab V</text:span><text:span text:style-name="T13">7.x</text:span><text:span text:style-name="T10">)</text:span></text:p>
      <text:p text:style-name="P12"/>
      <text:p text:style-name="P12">Mit dem geänderten MICAS - Betriebssystem und der Ansprache von REMOTE - Geräten mußten einige Befehle angepaßt bzw. neu erstellt werden. Alle Befehle bis auf TD (Task Display) verlangen die Eingabe einer Tasknummer und evtl. einer Zusatzinformation. Diese können im Anschluß an den Befehl eingegeben werden oder sie werden abgefragt.</text:p>
      <text:p text:style-name="P12"/>
      <text:p text:style-name="P15">Beispiel:</text:p>
      <text:p text:style-name="P12"/>
      <text:p text:style-name="P12">TA &lt;CR&gt; fordert "Task activate: TID eingeben (1 ... 255):"</text:p>
      <text:p text:style-name="P12">TA 2 &lt;CR&gt; ist eine abgeschlossene Eingabe. </text:p>
      <text:p text:style-name="P12"/>
      <text:p text:style-name="Standard"><text:span text:style-name="T5">Ab der Version </text:span><text:span text:style-name="T15">7.1</text:span><text:span text:style-name="T5"> gibt es auch Tasksteuerbefehle für das ZLT - System (keine REMOTE - Befehle und nur auf den Zentralprozessoren !) <text:s/>Ab Version </text:span><text:span text:style-name="T15">8.0</text:span><text:span text:style-name="T5"> sind die ZLT-Taskbefehle REMOTE - Befehle.</text:span></text:p>
      <text:p text:style-name="P12"/>
      <text:p text:style-name="P12">Dies betrifft die Befehle TA, TC, TE, TR, TS. Dazu muß im Anschluß an den Befehl der Name eingegeben werden</text:p>
      <text:p text:style-name="P12"/>
      <text:p text:style-name="P15"><text:soft-page-break/>Beispiel:</text:p>
      <text:p text:style-name="P12"/>
      <text:p text:style-name="P12">TC TAWTSK.</text:p>
      <text:p text:style-name="P12"/>
      <text:p text:style-name="P12">Der Display Befehl wurde ebenfalls für ZLT - Tasks erweitert, es muß allerdings TDS(Z) eingegeben werden.</text:p>
      <text:p text:style-name="P12"/>
      <text:p text:style-name="P15">Hinweis:</text:p>
      <text:p text:style-name="P12"/>
      <text:p text:style-name="P12">Der Begriff Suspendieren bedeutet für eine MICAS - Task, daß sie nicht mehr aktiviert werden kann, sie muß zuerst freigegeben werden d. h. in MICAS - Terminologie sie muß resümiert werden (zu sagen, sie ist blockiert, trifft eher zu). Für eine ZLT - Task bedeutet der Suspend - Zustand einen Wartezustand, warten bis sie wieder aktiviert wird. In diesen Zustand kann sie sich nur selbst versetzen. Dies entspricht dem Wartezustand einer MICAS - Task.</text:p>
      <text:p text:style-name="P12"/>
      <text:p text:style-name="P13">Die TR, TS Taskbefehle für die ZLT - Task bedeuten nun ein Deblockieren bzw. Blockieren für eine ZLT - Task, analog zur Auswertung bzw. Bedeutung in MICAS.</text:p>
      <text:p text:style-name="P38"/>
      <text:p text:style-name="P38">TA - (Task Activate)</text:p>
      <text:p text:style-name="P12"/>
      <text:p text:style-name="P12">Eingabe: TA &lt;CR&gt; oder TA &lt;Tasknummer&gt; &lt;CR&gt; </text:p>
      <text:p text:style-name="P12"/>
      <text:p text:style-name="Standard"><text:span text:style-name="T8">Beispiel:</text:span><text:span text:style-name="T5"><text:tab/>TA 100 &lt;CR&gt;.</text:span></text:p>
      <text:p text:style-name="P12"/>
      <text:p text:style-name="P12">Jeder Task im System kann aktiviert werden. Er wird sofort in den Active - Zustand (laufbereit) gesetzt und nach Priorität ausgeführt. </text:p>
      <text:p text:style-name="P12"/>
      <text:p text:style-name="P15">Hinweis:</text:p>
      <text:p text:style-name="P12"/>
      <text:p text:style-name="P12">Die INIT-Task (gewöhnlich die MICAS - Task mit Nr. 1) hat keinen eigenen Stack, da sie ja gestartet wird, bevor andere Tasks abgearbeitet werden. Sie erhält den Stack des ersten Kundentask (d. h. Kundentask mit kürzester Zykluszeit bzw. höchster Priorität).</text:p>
      <text:p text:style-name="P12"/>
      <text:p text:style-name="P12">Deshalb sollte nachträglich kein TA 1 erfolgen! Wenn dies doch geschieht, so könnte es zum Absturz kommen, nämlich dann, wenn der INIT-Task vom Kundentask unterbrochen wird. Soll dies dennoch durchgeführt werden, so ist der erste Task zu blockieren (TS &lt;Nr&gt;), die INIT-Task zu aktivieren und später wieder freizugeben (TR &lt;Nr&gt;).</text:p>
      <text:p text:style-name="P12"/>
      <text:p text:style-name="Standard"><text:span text:style-name="T10">TA (Task Activate) für ZLT - System <text:s/>(ab V</text:span><text:span text:style-name="T13">7.x</text:span><text:span text:style-name="T10">)</text:span></text:p>
      <text:p text:style-name="P12"/>
      <text:p text:style-name="P12">Eingabe: TA &lt;Taskname&gt; </text:p>
      <text:p text:style-name="P12"/>
      <text:p text:style-name="Standard"><text:span text:style-name="T8">Beispiel:</text:span><text:span text:style-name="T5"><text:tab/>TA TAWTSK &lt;CR&gt;.</text:span></text:p>
      <text:p text:style-name="P12"/>
      <text:p text:style-name="P12">Dies hat zur Folge, daß der TAWTSK neu gestartet wird, aber nur, wenn er nicht blockiert ist ! (ist der Task im Wartezustand, so wird dieser ignoriert).</text:p>
      <text:p text:style-name="P12"/>
      <text:p text:style-name="P5">TC (Task Continue)</text:p>
      <text:p text:style-name="P12"/>
      <text:p text:style-name="P12">Eingabe: TC &lt;CR&gt; oder TC &lt;Tasknummer&gt; &lt;CR&gt; </text:p>
      <text:p text:style-name="P12"/>
      <text:p text:style-name="Standard"><text:span text:style-name="T8">Beispiel:</text:span><text:span text:style-name="T5"><text:tab/>TC 100 &lt;CR&gt;.</text:span></text:p>
      <text:p text:style-name="P12"/>
      <text:p text:style-name="P12">Dieser Befehl gibt blockierte Tasks frei und aktiviert sie sofort. Dieser ist eine Kombination von TR (Task Resume) und TA (Task Activate).</text:p>
      <text:p text:style-name="P12"/>
      <text:p text:style-name="Standard"><text:span text:style-name="T10">TC (Task Continue) für ZLT - System <text:s/>(ab V</text:span><text:span text:style-name="T13">7.x</text:span><text:span text:style-name="T10">)</text:span></text:p>
      <text:p text:style-name="P12"/>
      <text:p text:style-name="P12">Eingabe: TC &lt;Taskname&gt;</text:p>
      <text:p text:style-name="P12"/>
      <text:p text:style-name="P12">Beispiel:<text:tab/>TC TAWTSK &lt;CR&gt;.</text:p>
      <text:p text:style-name="P12"/>
      <text:p text:style-name="P12"><text:soft-page-break/>Dies hat zur Folge, daß der TAWTSK aktiviert wird. Er wird wieder aufgenommen, aber nur, wenn er nicht blockiert ist.</text:p>
      <text:p text:style-name="P12"/>
      <text:p text:style-name="Standard"><text:span text:style-name="T10">TD (Task Display) <text:s/>(ab V</text:span><text:span text:style-name="T13">7.x</text:span><text:span text:style-name="T10">)</text:span></text:p>
      <text:p text:style-name="P12"/>
      <text:p text:style-name="P12">Eingabe: TD &lt;CR&gt;</text:p>
      <text:p text:style-name="P12"/>
      <text:p text:style-name="P12">Es wird die Tasktabelle angezeigt. Bei zeitzyklischen Tasks wird die Zykluszeit mit ausgegeben, bei interruptgesteürten die Interruptnummer. Besondere Tasks werden mit Namen ausgewiesen. Die Tasks werden mit ihrer Nummer identifiziert. Kommt dieselbe Nummer zweimal vor, so wird der "hintere" d. h. niederpriore Task nicht gefunden (z. B. bei TA) er wird aber von MICAS behandelt. </text:p>
      <text:p text:style-name="P12"/>
      <text:p text:style-name="P15">mögliche Taskzustände:</text:p>
      <text:p text:style-name="P12"/>
      <text:p text:style-name="Standard"><text:span text:style-name="T8">*W*</text:span><text:span text:style-name="T5">:<text:tab/>der Task ist wartend <text:s text:c="2"/>(Aufruf $WAIT oder MSuspdF)</text:span></text:p>
      <text:p text:style-name="Standard"><text:span text:style-name="T8">*S*</text:span><text:span text:style-name="T5">:<text:tab/>der Task ist blockiert (Aufruf $SUSPEND, $ABORT oder MBlockF)</text:span></text:p>
      <text:p text:style-name="Standard"><text:span text:style-name="T8">*Q*</text:span><text:span text:style-name="T5">:<text:tab/>der Task wartet bis er in eine Qüü eintragen kann</text:span></text:p>
      <text:p text:style-name="P12"/>
      <text:p text:style-name="P12">Befindet sich der Task im Step - Zustand, so wird angezeigt, bei welchem Baustein der Step weitergeht.</text:p>
      <text:p text:style-name="P12"/>
      <text:p text:style-name="Standard"><text:span text:style-name="T5">Ab der Version </text:span><text:span text:style-name="T15">7.x</text:span><text:span text:style-name="T5"> ist ein zyklischer Display möglich, Eingabe </text:span><text:span text:style-name="T8">TDZ &lt;CR&gt;</text:span><text:span text:style-name="T5">.</text:span></text:p>
      <text:p text:style-name="P12">Ab dieser Version gibt es auch einen weiteren Zustand:</text:p>
      <text:p text:style-name="P12"/>
      <text:p text:style-name="Standard"><text:span text:style-name="T8">*A*</text:span><text:span text:style-name="T5">:<text:tab/>der Task wartet auf ein Datenbankarray.</text:span></text:p>
      <text:p text:style-name="P12"/>
      <text:p text:style-name="P12">Dazu wird noch die Arraynummer angegeben, auf die er wartet. Im INFO Befehl kann die Zuordnung Arrayname - Arraynummer erkannt werden und ein gesperrtes Array freigegeben werden.</text:p>
      <text:p text:style-name="P12"/>
      <text:p text:style-name="Standard"><text:span text:style-name="T10">TDS (Task Display) für ZLT - System <text:s/>(ab V</text:span><text:span text:style-name="T13">7.x</text:span><text:span text:style-name="T10">)</text:span></text:p>
      <text:p text:style-name="P12"/>
      <text:p text:style-name="P12">Eingabe:<text:tab/>TDS(Z) [&lt;Taskname&gt;] &lt;CR&gt;</text:p>
      <text:p text:style-name="P12"/>
      <text:p text:style-name="Standard"><text:span text:style-name="T8">Beispiel:</text:span><text:span text:style-name="T5"><text:tab/>TDS &lt;CR&gt;</text:span></text:p>
      <text:p text:style-name="P12"/>
      <text:p text:style-name="P12">Mit Eingabe eines Namens wird der Zustand der angewählten Task ausgeben, sonst der aller ZLT - Tasks.</text:p>
      <text:p text:style-name="P12"/>
      <text:p text:style-name="P12">Wird TDSZ ... eingegeben, so erfolgt die Ausgabe zyklisch, d. h. sobald die eine Ausgabe beendet ist, beginnt sie wieder, bis sie mit &lt;CR&gt; abgebrochen wird. Im Taskdisplay wird zuerst der Name der Task ausgegeben, dann der aktuelle Stackpointer gefolgt vom initialen Stackoffset. Weiter wird die Adresse ausgegeben, wo der Task fortgesetzt wird, die Startadresse des Task und anschliessend der Zustand. </text:p>
      <text:p text:style-name="P12"/>
      <text:p text:style-name="P15">mögliche Taskzustände:</text:p>
      <text:p text:style-name="Standard"><text:span text:style-name="T8">RUN</text:span><text:span text:style-name="T5">:<text:tab/><text:tab/>der Task hat die CPU zugeteilt bekommen</text:span></text:p>
      <text:p text:style-name="Standard"><text:span text:style-name="T8">RDY</text:span><text:span text:style-name="T5">:<text:tab/><text:tab/>der Task wurde aktiviert und ist laufbereit (ready)</text:span></text:p>
      <text:p text:style-name="Standard"><text:span text:style-name="T8">SPN</text:span><text:span text:style-name="T5">:<text:tab/><text:tab/>der Task ging in den Wartezustand ( btSuspdF() )</text:span></text:p>
      <text:p text:style-name="Standard"><text:span text:style-name="T8">BLK</text:span><text:span text:style-name="T5">:<text:tab/><text:tab/>der Task ist blockiert und wird nicht gestartet !</text:span></text:p>
      <text:p text:style-name="P12"/>
      <text:p text:style-name="P12">Ein Task kann mit dem Aufruf TS &lt;Name&gt; bzw. TE &lt;Name&gt; blockiert und mit TR &lt;Name&gt; deblockiert werden.</text:p>
      <text:p text:style-name="P12"/>
      <text:p text:style-name="P12">In einer weiteren Zeile folgen evt. von der Task aufgezogene Timer. Es wird jeweils der Status, der nach Ablauf der Task gesetzt wird, sowie die Zeit in Sekunden ausgegeben, nach der der Timer abläuft und der Task aktiviert wird.</text:p>
      <text:p text:style-name="P12"/>
      <text:p text:style-name="Standard"><text:span text:style-name="T8">Beispiel:</text:span><text:span text:style-name="T5"><text:tab/>TDS ERBTSK =&gt; display:</text:span></text:p>
      <text:p text:style-name="P12"/>
      <text:p text:style-name="P13">Task-<text:tab/><text:tab/>TID <text:tab/>Stack Act. Ini. <text:s/>Continueadr <text:s/>Startadr <text:s/>TSKSTA Status</text:p>
      <text:p text:style-name="P13"><text:soft-page-break/>Name<text:tab/><text:tab/><text:tab/>SS : SP <text:s text:c="3"/>SP</text:p>
      <text:p text:style-name="P12">ERBTSK<text:tab/>002<text:tab/>3E00:01C8 <text:s/>0200 <text:s text:c="2"/>EFC0:0017 <text:s text:c="2"/>EFC0:0450 <text:s/>0001 <text:s/>RDY SPN</text:p>
      <text:p text:style-name="P12">TIMER:<text:tab/>8000<text:tab/>000012205</text:p>
      <text:p text:style-name="P12"/>
      <text:p text:style-name="Standard"><text:span text:style-name="T5">Der Task hat den aktuellen Stackpointer 3E00:01C8, den initialen Stackpointer 3E00:0200, die Fortsetzungsadresse EFC0:17 und die Startadresse EFC0:450, er ist aktiviert und im Wartezustand, d. h. er wird an der Adresse EFC0:17 fortgesetzt. Außerdem hat er einen Timer aufgezogen, der nach 12205 Sek abläuft. Es wird dann das Taskstatuswort mit 8000h verodert, sobald er abgelaufen ist. Die TID sowie das Taskstatuswort (TSKSTA) werden erst ab</text:span><text:span text:style-name="T15"> V8.0</text:span><text:span text:style-name="T5"> mitausgegeben. Ab </text:span><text:span text:style-name="T15">V8.0</text:span><text:span text:style-name="T5"> werden keine Timer ausgegeben, wenn die Task keinen aufgezogen hat. Ab</text:span><text:span text:style-name="T15"> V8.0</text:span><text:span text:style-name="T5"> ist das Taskstatuswort bei 7f8h:0h, bis V7.x ist es bei fd8h:0h located.</text:span></text:p>
      <text:p text:style-name="P12"/>
      <text:p text:style-name="P5">TE (Task Ende) oder Abort</text:p>
      <text:p text:style-name="P12"/>
      <text:p text:style-name="P12">Eingabe: TE &lt;CR&gt; oder TE &lt;TID&gt; &lt;CR&gt; z. Bsp. TE 100 &lt;CR&gt;. Der Task wird abgebrochen und blockiert. Falls er laufend war, wird er in den Warte - Zustand gebracht. Die Aktivierung wird zurückgenommen und es findet ein Taskwechsel statt. Da der Monitor eine höhere Priorität als Kundentasks hat, kann eine endlos laufende Task, die den Interrupt nicht gesperrt hat, beendet werden.</text:p>
      <text:p text:style-name="P12"/>
      <text:p text:style-name="Standard"><text:span text:style-name="T10">TE (Task Ende) für ZLT - System <text:s/>(ab V</text:span><text:span text:style-name="T13">7.x</text:span><text:span text:style-name="T10">)</text:span></text:p>
      <text:p text:style-name="P12"/>
      <text:p text:style-name="P12">Eingabe: TE &lt;Taskname&gt; </text:p>
      <text:p text:style-name="P12"/>
      <text:p text:style-name="Standard"><text:span text:style-name="T8">Beispiel:</text:span><text:span text:style-name="T5"><text:tab/>TE TAWTSK &lt;CR&gt;.</text:span></text:p>
      <text:p text:style-name="P12"/>
      <text:p text:style-name="P12">Dies hat zur Folge, daß der TAWTSK deaktiviert wird und blockiert wird (Zustand BLK, wie bei TS – Befehl).</text:p>
      <text:p text:style-name="P12"/>
      <text:p text:style-name="P5">TR (Task Resume)</text:p>
      <text:p text:style-name="P12"/>
      <text:p text:style-name="P12">Eingabe: TR &lt;CR&gt; oder TR &lt;Tasknummer&gt; &lt;CR&gt;</text:p>
      <text:p text:style-name="P12"/>
      <text:p text:style-name="Standard"><text:span text:style-name="T8">Beispiel:</text:span><text:span text:style-name="T5"><text:tab/>TR 100 &lt;CR&gt;.</text:span></text:p>
      <text:p text:style-name="P12"/>
      <text:p text:style-name="P12">Ein blockierter Task wird freigegeben, aber nicht aktiviert. Da ein zeitgesteuerter Task nicht in die Taskkette eingeplant wird, wenn nur die Blockade aufgehoben wird, ist dieser Aufruf für diesen Typ nicht zulässig (stattdessen TC). Im Task Display wäre nicht ersichtlich, dass dieser Task nicht vom Clockhandler aktiviert wird.</text:p>
      <text:p text:style-name="P12"/>
      <text:p text:style-name="Standard"><text:span text:style-name="T10">TR (Task Resume) für ZLT - System <text:s/>(ab V</text:span><text:span text:style-name="T13">7.x</text:span><text:span text:style-name="T10">)</text:span></text:p>
      <text:p text:style-name="P12"/>
      <text:p text:style-name="P12">Eingabe: TR &lt;Taskname&gt; </text:p>
      <text:p text:style-name="P12"/>
      <text:p text:style-name="Standard"><text:span text:style-name="T8">Beispiel:</text:span><text:span text:style-name="T5"><text:tab/>TR TAWTSK &lt;CR&gt;.</text:span></text:p>
      <text:p text:style-name="P12"/>
      <text:p text:style-name="P12">Dies hat zur Folge, daß der blockierte TAWTSK freigegeben wird. Er wird aber nicht aktiviert!</text:p>
      <text:p text:style-name="P12"/>
      <text:p text:style-name="P5">TS (Task Suspend)</text:p>
      <text:p text:style-name="P12"/>
      <text:p text:style-name="P12">Eingabe: TS &lt;CR&gt; oder TS &lt;Tasknummer&gt; &lt;CR&gt;</text:p>
      <text:p text:style-name="P12"/>
      <text:p text:style-name="Standard"><text:span text:style-name="T8">Beispiel:</text:span><text:span text:style-name="T5"><text:tab/>TS 100 &lt;CR&gt;.</text:span></text:p>
      <text:p text:style-name="P12"/>
      <text:p text:style-name="P12">Der Task wird blockiert. Falls er aktiv ist, wird er zum <text:s/>Blockieren vermerkt. Nachdem er gelaufen ist, wird er dann blockiert.</text:p>
      <text:p text:style-name="P12"/>
      <text:p text:style-name="Standard"><text:span text:style-name="T10">TS (Task Suspend) für ZLT - System <text:s/>(ab V</text:span><text:span text:style-name="T13">7.x</text:span><text:span text:style-name="T10">)</text:span></text:p>
      <text:p text:style-name="P12"/>
      <text:p text:style-name="P12">Eingabe: TS &lt;Taskname&gt;</text:p>
      <text:p text:style-name="P12"/>
      <text:p text:style-name="Standard"><text:span text:style-name="T8">Beispiel:</text:span><text:span text:style-name="T5"><text:tab/>TS TAWTSK &lt;CR&gt;</text:span></text:p>
      <text:p text:style-name="P12"><text:soft-page-break/></text:p>
      <text:p text:style-name="P12">Dies hat zur Folge, daß der TAWTSK blockiert wird (Zustand SPN). Ist er am Laufen, so wird er fortgesetzt, bis er selbst terminiert bzw. in den Wartezustand geht. Ab dann wird er nicht mehr aktiviert.</text:p>
      <text:p text:style-name="P12"/>
      <text:p text:style-name="P5">TZ (Task Zyklus ändern)</text:p>
      <text:p text:style-name="P12"/>
      <text:p text:style-name="P12">Eingabe: TZ &lt;CR&gt; oder TZ &lt;Tasknummer&gt;,&lt;Zykluszeit&gt; &lt;CR&gt; </text:p>
      <text:p text:style-name="P12"/>
      <text:p text:style-name="Standard"><text:span text:style-name="T8">Beispiel</text:span><text:span text:style-name="T5">:<text:tab/>TZ 100,200 &lt;CR&gt; oder TZ 100 &lt;CR&gt;dann wird die Zykluszeit abgefragt.</text:span></text:p>
      <text:p text:style-name="P12"/>
      <text:p text:style-name="P12">Die Zykluszeit wird im Kopfbaustein eingetragen und einfach <text:s/>ein Warmstart durchgeführt. Für die Systemtasks wird die Zykluszeit hinter den Kundentasks eingetragen. Beim <text:s/>Warmstart werden diese Daten dort herausgelesen, im Kaltstart werden sie wieder dorthin kopiert, so daß diese Änderung nicht mehr gilt.</text:p>
      <text:p text:style-name="P12"/>
      <text:p text:style-name="Standard"><text:span text:style-name="T10">TN - Befehl <text:s/>(ab V</text:span><text:span text:style-name="T13">7.x</text:span><text:span text:style-name="T10">)</text:span></text:p>
      <text:p text:style-name="P12"/>
      <text:p text:style-name="P12">Mit diesem Befehl wird die Anzahl der Kundentasks auf den vorgegebenen Wert gesetzt und ein Restart ausgeführt. Ist diese Zahl grösser als die max. Anzahl der Systemtasks, so erfolgt eine Fehlermeldung. Ist dies nicht der Fall und sind die Kundentasks nicht installiert, so crashed das System!</text:p>
      <text:p text:style-name="P12"/>
      <text:p text:style-name="P12">Eingabe:<text:tab/>TN &lt;CR&gt; (entspricht n=0) oder TN = n &lt;CR&gt;</text:p>
      <text:p text:style-name="P12"/>
      <text:p text:style-name="Standard"><text:span text:style-name="T10">TL - Befehl <text:s/>(ab V</text:span><text:span text:style-name="T13">7.x</text:span><text:span text:style-name="T10">)</text:span></text:p>
      <text:p text:style-name="P12"/>
      <text:p text:style-name="P12">Dieser Befehl erlaubt das "locken" d. h. Sperren von Task n bis Task m, wobei gilt n =&lt; m =&lt; 199.</text:p>
      <text:p text:style-name="P12"/>
      <text:p text:style-name="P12">Eingabe:<text:tab/>TL n, m &lt;CR&gt;</text:p>
      <text:p text:style-name="P12"/>
      <text:p text:style-name="Standard"><text:span text:style-name="T8">Beispiel:</text:span><text:span text:style-name="T5"><text:tab/>TL 0, 20 &lt;CR&gt;</text:span></text:p>
      <text:p text:style-name="P12"/>
      <text:p text:style-name="Standard"><text:span text:style-name="T5">somit werden alle Tasks im Bereich von 0 bis 20 gesperrt. Dieser Befehl ist für das gruppenweise Sperren von Tasks gedacht. Er sollte der Entwicklung vorbehalten bleiben. Der Zustand einer Task ist wie beim Suspend - Zustand, nur mit dem Unterschied, es kann bereichsweise gearbeitet werden. Im TD - Befehl wird dieser Zustand mit </text:span><text:span text:style-name="T8">*L*</text:span><text:span text:style-name="T5"> angezeigt. Der Anwender erreicht mit seinem Befehl K wie KILL dasselbe.</text:span></text:p>
      <text:p text:style-name="P12"/>
      <text:p text:style-name="Standard"><text:span text:style-name="T10">TU - Befehl <text:s/>(ab V</text:span><text:span text:style-name="T13">7.x</text:span><text:span text:style-name="T10">)</text:span></text:p>
      <text:p text:style-name="P12"/>
      <text:p text:style-name="P12">Inverser Befehl zum Lock - Befehl. Es wird der Lock-Zustand im Bereich n ... m aufgehoben. Ist ein zeitgesteuerter Task nicht zusätzlich suspendiert, wird er noch aktiviert, damit er sich wieder in die Clockqueue einplant. Dieser Befehl ist für das gruppenweise Freigeben von Tasks gedacht. Er sollte der Entwicklung vorbehalten bleiben.</text:p>
      <text:p text:style-name="P12"/>
      <text:p text:style-name="Standard"><text:span text:style-name="T10">K - Befehl <text:s/>(ab V</text:span><text:span text:style-name="T13">7.x</text:span><text:span text:style-name="T10">)</text:span></text:p>
      <text:p text:style-name="P12"/>
      <text:p text:style-name="P12">Dieser Befehl sperrt nur noch die Kundentasks. Es wird intern der Aufruf $LOCK 0 .. 99 betätigt, d. h. die Kundentasks von 0 ... 99 werden gelocked (s. TL – Befehl).</text:p>
      <text:p text:style-name="P12"/>
      <text:p text:style-name="Standard"><text:span text:style-name="T10">KA - Befehl (wie Kill All) <text:s/>(ab V</text:span><text:span text:style-name="T13">7.x</text:span><text:span text:style-name="T10">)</text:span></text:p>
      <text:p text:style-name="P12"/>
      <text:p text:style-name="P12">Dieser Befehl sperrt die zeitgesteuerten Tasks. Es ist der bisherige K - Befehl. Im TD - Befehl wird wieder daraufhingewiesen, daß alle zeitzyklischen Tasks gesperrt sind. Der inverse Befehl ist der C - Befehl (Continue).</text:p>
      <text:p text:style-name="P12"/>
      <text:p text:style-name="P12">Wirkung:<text:tab/>Der Clockhandler wird nicht mehr aufgerufen.</text:p>
      <text:p text:style-name="P12"/>
      <text:p text:style-name="P12">Dieser Befehl sollte der Entwicklung vorbehalten bleiben.</text:p>
      <text:p text:style-name="P12"/>
      <text:p text:style-name="Standard"><text:soft-page-break/><text:span text:style-name="T10">KP - Befehl (wie Kill Peripherie) <text:s/>(ab V</text:span><text:span text:style-name="T13">7.x</text:span><text:span text:style-name="T10">)</text:span></text:p>
      <text:p text:style-name="P12"/>
      <text:p text:style-name="P12">Dieser Befehl sperrt die Peripherietasks d. h. die Tasks im Bereich 100 ... 199. Es wird intern der Aufruf $LOCK 100 .. 199 betätigt, d. h. die Systemtasks von 100 ... 199 werden gelocked (s. TL - Befehl). Dieser Befehl sollte der Entwicklung vorbehalten bleiben.</text:p>
      <text:p text:style-name="P12"/>
      <text:p text:style-name="P12"/>
      <text:p text:style-name="Standard"><text:span text:style-name="T10">KS - Befehl (wie Kill ZLT - System) <text:s/>(ab V</text:span><text:span text:style-name="T13">7.x</text:span><text:span text:style-name="T10">)</text:span></text:p>
      <text:p text:style-name="P12"/>
      <text:p text:style-name="P12">Dieser Befehl sperrt das komplette ZLT - System. Es wird derselbe Merker gesetzt, der gesetzt wird, wenn das ZLT - System auf unused opcode stieß. Wird nun der CS - Befehl eingegeben, so startet das ZLT - System wieder und stößt nochmals auf den unused opcode. In diesem Befehl wird das Flag zurückgesetzt, daß das Umschalten von der DLGTSK zum Monitor signalisiert. Das heißt ein Zurückschalten zum Monitor ist nur über einen warmstart möglich. Dieser Befehl sollte der Entwicklung vorbehalten bleiben.</text:p>
      <text:p text:style-name="P12"/>
      <text:p text:style-name="Standard"><text:span text:style-name="T10">C - Befehl <text:s/>(ab V</text:span><text:span text:style-name="T13">7.x</text:span><text:span text:style-name="T10">)</text:span></text:p>
      <text:p text:style-name="P12"/>
      <text:p text:style-name="P12">Dieser Befehl gibt den Clockhandler frei und alle Tasks, die gelocked sind, d. h. er macht zusätzlich einen Unlock auf die Tasks 0 ... 199. (Die Tasks 200 ... 255 können nicht gelocked werden).</text:p>
      <text:p text:style-name="P12"/>
      <text:p text:style-name="P12">Für den Anwender sind nach wie vor nur die Befehle K wie Kill und C wie Continue wichtig, mit dem Unterschied, daß nur Kundentasks im Bereich 0 ... 99 gesperrt bzw. wieder freigegeben werden und diese im Display aller Tasks mit dem Zustand *L* gekennzeichnet sind.</text:p>
      <text:p text:style-name="P12"/>
      <text:p text:style-name="Standard"><text:span text:style-name="T10">CS - Befehl <text:s/>(ab V</text:span><text:span text:style-name="T13">7.x</text:span><text:span text:style-name="T10">)</text:span></text:p>
      <text:p text:style-name="P12"/>
      <text:p text:style-name="P12">Dieser Befehl gibt das ZLT - System wieder frei. Ein Umschalten zur Dialogtask ist aber nicht möglich, es muß mindestens ein Warmstart durchgeführt werden ! Dieser Befehl sollte der Entwicklung vorbehalten bleibe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 svg:font-family="'Lohit Hindi'"/>
    <style:font-face style:name="OpenSymbol" svg:font-family="OpenSymbol"/>
    <style:font-face style:name="Times New Roman" svg:font-family="'Times New Roman'" style:font-family-generic="roman"/>
    <style:font-face style:name="Helv" svg:font-family="Helv" style:font-family-generic="swiss"/>
    <style:font-face style:name="Helvetica" svg:font-family="Helvetica" style:font-family-generic="swiss"/>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de" fo:country="DE"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3-19T21:47:05</dc:date>
    <meta:generator>OpenOffice.org/3.2$Unix OpenOffice.org_project/320m19$Build-9505</meta:generator>
    <meta:editing-duration>PT04H28M33S</meta:editing-duration>
    <meta:editing-cycles>2</meta:editing-cycles>
    <meta:document-statistic meta:table-count="0" meta:image-count="0" meta:object-count="0" meta:page-count="56" meta:paragraph-count="1731" meta:word-count="20653" meta:character-count="130490"/>
    <dc:creator>Michael Krauter</dc:creator>
  </office:meta>
</office:document-meta>
</file>